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1.35pt"/>
    </style:style>
    <style:style style:name="co3" style:family="table-column">
      <style:table-column-properties fo:break-before="auto" style:column-width="171.44pt"/>
    </style:style>
    <style:style style:name="co4" style:family="table-column">
      <style:table-column-properties fo:break-before="auto" style:column-width="124.61pt"/>
    </style:style>
    <style:style style:name="co5" style:family="table-column">
      <style:table-column-properties fo:break-before="auto" style:column-width="233.74pt"/>
    </style:style>
    <style:style style:name="co6" style:family="table-column">
      <style:table-column-properties fo:break-before="auto" style:column-width="123.51pt"/>
    </style:style>
    <style:style style:name="co7" style:family="table-column">
      <style:table-column-properties fo:break-before="auto" style:column-width="40.71pt"/>
    </style:style>
    <style:style style:name="co8" style:family="table-column">
      <style:table-column-properties fo:break-before="auto" style:column-width="58.2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43pt"/>
    </style:style>
    <style:style style:name="co11" style:family="table-column">
      <style:table-column-properties fo:break-before="auto" style:column-width="274pt"/>
    </style:style>
    <style:style style:name="co12" style:family="table-column">
      <style:table-column-properties fo:break-before="auto" style:column-width="243.16pt"/>
    </style:style>
    <style:style style:name="co13" style:family="table-column">
      <style:table-column-properties fo:break-before="auto" style:column-width="19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3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r</text:p>
          </table:table-cell>
          <table:table-cell table:style-name="ce1"/>
          <table:table-cell/>
          <table:table-cell table:style-name="ce1" table:number-columns-repeated="1018"/>
        </table:table-row>
        <table:table-row table:style-name="ro1">
          <table:table-cell table:formula="of:=[.B2]/[.$B$207]" office:value-type="percentage" office:value="0.034183706807587" calcext:value-type="percentage">
            <text:p>3.42%</text:p>
          </table:table-cell>
          <table:table-cell office:value-type="float" office:value="13840288" calcext:value-type="float">
            <text:p>13840288</text:p>
          </table:table-cell>
          <table:table-cell office:value-type="string" calcext:value-type="string">
            <text:p>Generi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monGovernment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formula="of:=[.B3]/[.$B$207]" office:value-type="percentage" office:value="0.034183706807587" calcext:value-type="percentage">
            <text:p>3.42%</text:p>
          </table:table-cell>
          <table:table-cell office:value-type="float" office:value="13840288" calcext:value-type="float">
            <text:p>13840288</text:p>
          </table:table-cell>
          <table:table-cell office:value-type="string" calcext:value-type="string">
            <text:p>Generic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nerico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formula="of:=[.B4]/[.$B$207]" office:value-type="percentage" office:value="0.034183706807587" calcext:value-type="percentage">
            <text:p>3.42%</text:p>
          </table:table-cell>
          <table:table-cell office:value-type="float" office:value="13840288" calcext:value-type="float">
            <text:p>13840288</text:p>
          </table:table-cell>
          <table:table-cell office:value-type="string" calcext:value-type="string">
            <text:p>Generic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tos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formula="of:=[.B5]/[.$B$207]" office:value-type="percentage" office:value="0.034183706807587" calcext:value-type="percentage">
            <text:p>3.42%</text:p>
          </table:table-cell>
          <table:table-cell office:value-type="float" office:value="13840288" calcext:value-type="float">
            <text:p>13840288</text:p>
          </table:table-cell>
          <table:table-cell office:value-type="string" calcext:value-type="string">
            <text:p>Generic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.B6]/[.$B$207]" office:value-type="percentage" office:value="0.0302308978357402" calcext:value-type="percentage">
            <text:p>3.02%</text:p>
          </table:table-cell>
          <table:table-cell office:value-type="float" office:value="12239876" calcext:value-type="float">
            <text:p>12239876</text:p>
          </table:table-cell>
          <table:table-cell office:value-type="string" calcext:value-type="string">
            <text:p>Generi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7]/[.$B$207]" office:value-type="percentage" office:value="0.0213884978646199" calcext:value-type="percentage">
            <text:p>2.14%</text:p>
          </table:table-cell>
          <table:table-cell office:value-type="float" office:value="8659768" calcext:value-type="float">
            <text:p>8659768</text:p>
          </table:table-cell>
          <table:table-cell office:value-type="string" calcext:value-type="string">
            <text:p>CommonGovernm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8]/[.$B$207]" office:value-type="percentage" office:value="0.0213884978646199" calcext:value-type="percentage">
            <text:p>2.14%</text:p>
          </table:table-cell>
          <table:table-cell office:value-type="float" office:value="8659768" calcext:value-type="float">
            <text:p>8659768</text:p>
          </table:table-cell>
          <table:table-cell office:value-type="string" calcext:value-type="string">
            <text:p>CommonGovernmen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9]/[.$B$207]" office:value-type="percentage" office:value="0.0213884978646199" calcext:value-type="percentage">
            <text:p>2.14%</text:p>
          </table:table-cell>
          <table:table-cell office:value-type="float" office:value="8659768" calcext:value-type="float">
            <text:p>8659768</text:p>
          </table:table-cell>
          <table:table-cell office:value-type="string" calcext:value-type="string">
            <text:p>CommonGovernmen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0]/[.$B$207]" office:value-type="percentage" office:value="0.0209411254413385" calcext:value-type="percentage">
            <text:p>2.09%</text:p>
          </table:table-cell>
          <table:table-cell office:value-type="float" office:value="8478636" calcext:value-type="float">
            <text:p>8478636</text:p>
          </table:table-cell>
          <table:table-cell office:value-type="string" calcext:value-type="string">
            <text:p>CommonGovernmen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11]/[.$B$207]" office:value-type="percentage" office:value="0.0209059446185285" calcext:value-type="percentage">
            <text:p>2.09%</text:p>
          </table:table-cell>
          <table:table-cell office:value-type="float" office:value="8464392" calcext:value-type="float">
            <text:p>8464392</text:p>
          </table:table-cell>
          <table:table-cell office:value-type="string" calcext:value-type="string">
            <text:p>Moto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12]/[.$B$207]" office:value-type="percentage" office:value="0.0206808209427714" calcext:value-type="percentage">
            <text:p>2.07%</text:p>
          </table:table-cell>
          <table:table-cell office:value-type="float" office:value="8373244" calcext:value-type="float">
            <text:p>8373244</text:p>
          </table:table-cell>
          <table:table-cell office:value-type="string" calcext:value-type="string">
            <text:p>Mot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3]/[.$B$207]" office:value-type="percentage" office:value="0.0202012216607407" calcext:value-type="percentage">
            <text:p>2.02%</text:p>
          </table:table-cell>
          <table:table-cell office:value-type="float" office:value="8179064" calcext:value-type="float">
            <text:p>8179064</text:p>
          </table:table-cell>
          <table:table-cell office:value-type="string" calcext:value-type="string">
            <text:p>CommonGovernmen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formula="of:=[.B14]/[.$B$207]" office:value-type="percentage" office:value="0.0201660013200169" calcext:value-type="percentage">
            <text:p>2.02%</text:p>
          </table:table-cell>
          <table:table-cell office:value-type="float" office:value="8164804" calcext:value-type="float">
            <text:p>8164804</text:p>
          </table:table-cell>
          <table:table-cell office:value-type="string" calcext:value-type="string">
            <text:p>CommonGovernme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formula="of:=[.B15]/[.$B$207]" office:value-type="percentage" office:value="0.0201652899975675" calcext:value-type="percentage">
            <text:p>2.02%</text:p>
          </table:table-cell>
          <table:table-cell office:value-type="float" office:value="8164516" calcext:value-type="float">
            <text:p>8164516</text:p>
          </table:table-cell>
          <table:table-cell office:value-type="string" calcext:value-type="string">
            <text:p>CommonGovernmen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formula="of:=[.B16]/[.$B$207]" office:value-type="percentage" office:value="0.0200938416093165" calcext:value-type="percentage">
            <text:p>2.01%</text:p>
          </table:table-cell>
          <table:table-cell office:value-type="float" office:value="8135588" calcext:value-type="float">
            <text:p>8135588</text:p>
          </table:table-cell>
          <table:table-cell office:value-type="string" calcext:value-type="string">
            <text:p>CommonGovernmen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formula="of:=[.B17]/[.$B$207]" office:value-type="percentage" office:value="0.020001300534545" calcext:value-type="percentage">
            <text:p>2.00%</text:p>
          </table:table-cell>
          <table:table-cell office:value-type="float" office:value="8098120" calcext:value-type="float">
            <text:p>8098120</text:p>
          </table:table-cell>
          <table:table-cell office:value-type="string" calcext:value-type="string">
            <text:p>CommonGovernment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formula="of:=[.B18]/[.$B$207]" office:value-type="percentage" office:value="0.0199885856457619" calcext:value-type="percentage">
            <text:p>2.00%</text:p>
          </table:table-cell>
          <table:table-cell office:value-type="float" office:value="8092972" calcext:value-type="float">
            <text:p>8092972</text:p>
          </table:table-cell>
          <table:table-cell office:value-type="string" calcext:value-type="string">
            <text:p>CommonGovernmen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.B19]/[.$B$207]" office:value-type="percentage" office:value="0.019944503412856" calcext:value-type="percentage">
            <text:p>1.99%</text:p>
          </table:table-cell>
          <table:table-cell office:value-type="float" office:value="8075124" calcext:value-type="float">
            <text:p>8075124</text:p>
          </table:table-cell>
          <table:table-cell office:value-type="string" calcext:value-type="string">
            <text:p>CommonGovernmen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formula="of:=[.B20]/[.$B$207]" office:value-type="percentage" office:value="0.0199339027324642" calcext:value-type="percentage">
            <text:p>1.99%</text:p>
          </table:table-cell>
          <table:table-cell office:value-type="float" office:value="8070832" calcext:value-type="float">
            <text:p>8070832</text:p>
          </table:table-cell>
          <table:table-cell office:value-type="string" calcext:value-type="string">
            <text:p>CommonGovernment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formula="of:=[.B21]/[.$B$207]" office:value-type="percentage" office:value="0.0199318478009437" calcext:value-type="percentage">
            <text:p>1.99%</text:p>
          </table:table-cell>
          <table:table-cell office:value-type="float" office:value="8070000" calcext:value-type="float">
            <text:p>8070000</text:p>
          </table:table-cell>
          <table:table-cell office:value-type="string" calcext:value-type="string">
            <text:p>CommonGovernmen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formula="of:=[.B22]/[.$B$207]" office:value-type="percentage" office:value="0.0167017127992536" calcext:value-type="percentage">
            <text:p>1.67%</text:p>
          </table:table-cell>
          <table:table-cell office:value-type="float" office:value="6762184" calcext:value-type="float">
            <text:p>6762184</text:p>
          </table:table-cell>
          <table:table-cell office:value-type="string" calcext:value-type="string">
            <text:p>MulheresMi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23]/[.$B$207]" office:value-type="percentage" office:value="0.0166949552359843" calcext:value-type="percentage">
            <text:p>1.67%</text:p>
          </table:table-cell>
          <table:table-cell office:value-type="float" office:value="6759448" calcext:value-type="float">
            <text:p>6759448</text:p>
          </table:table-cell>
          <table:table-cell office:value-type="string" calcext:value-type="string">
            <text:p>Uberlandi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24]/[.$B$207]" office:value-type="percentage" office:value="0.01645617812099" calcext:value-type="percentage">
            <text:p>1.65%</text:p>
          </table:table-cell>
          <table:table-cell office:value-type="float" office:value="6662772" calcext:value-type="float">
            <text:p>6662772</text:p>
          </table:table-cell>
          <table:table-cell office:value-type="string" calcext:value-type="string">
            <text:p>Eix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25]/[.$B$207]" office:value-type="percentage" office:value="0.01636652185393" calcext:value-type="percentage">
            <text:p>1.64%</text:p>
          </table:table-cell>
          <table:table-cell office:value-type="float" office:value="6626472" calcext:value-type="float">
            <text:p>6626472</text:p>
          </table:table-cell>
          <table:table-cell office:value-type="string" calcext:value-type="string">
            <text:p>NY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26]/[.$B$207]" office:value-type="percentage" office:value="0.0163576500822694" calcext:value-type="percentage">
            <text:p>1.64%</text:p>
          </table:table-cell>
          <table:table-cell office:value-type="float" office:value="6622880" calcext:value-type="float">
            <text:p>6622880</text:p>
          </table:table-cell>
          <table:table-cell office:value-type="string" calcext:value-type="string">
            <text:p>NY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27]/[.$B$207]" office:value-type="percentage" office:value="0.0157870608035861" calcext:value-type="percentage">
            <text:p>1.58%</text:p>
          </table:table-cell>
          <table:table-cell office:value-type="float" office:value="6391860" calcext:value-type="float">
            <text:p>6391860</text:p>
          </table:table-cell>
          <table:table-cell office:value-type="string" calcext:value-type="string">
            <text:p>TrainsUK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28]/[.$B$207]" office:value-type="percentage" office:value="0.0157870608035861" calcext:value-type="percentage">
            <text:p>1.58%</text:p>
          </table:table-cell>
          <table:table-cell office:value-type="float" office:value="6391860" calcext:value-type="float">
            <text:p>6391860</text:p>
          </table:table-cell>
          <table:table-cell office:value-type="string" calcext:value-type="string">
            <text:p>TrainsUK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29]/[.$B$207]" office:value-type="percentage" office:value="0.0137244232898904" calcext:value-type="percentage">
            <text:p>1.37%</text:p>
          </table:table-cell>
          <table:table-cell office:value-type="float" office:value="5556740" calcext:value-type="float">
            <text:p>5556740</text:p>
          </table:table-cell>
          <table:table-cell office:value-type="string" calcext:value-type="string">
            <text:p>RealEstate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30]/[.$B$207]" office:value-type="percentage" office:value="0.0137244232898904" calcext:value-type="percentage">
            <text:p>1.37%</text:p>
          </table:table-cell>
          <table:table-cell office:value-type="float" office:value="5556740" calcext:value-type="float">
            <text:p>5556740</text:p>
          </table:table-cell>
          <table:table-cell office:value-type="string" calcext:value-type="string">
            <text:p>RealEstate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31]/[.$B$207]" office:value-type="percentage" office:value="0.0117790848239968" calcext:value-type="percentage">
            <text:p>1.18%</text:p>
          </table:table-cell>
          <table:table-cell office:value-type="float" office:value="4769112" calcext:value-type="float">
            <text:p>4769112</text:p>
          </table:table-cell>
          <table:table-cell office:value-type="string" calcext:value-type="string">
            <text:p>USCensu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32]/[.$B$207]" office:value-type="percentage" office:value="0.0117790848239968" calcext:value-type="percentage">
            <text:p>1.18%</text:p>
          </table:table-cell>
          <table:table-cell office:value-type="float" office:value="4769112" calcext:value-type="float">
            <text:p>4769112</text:p>
          </table:table-cell>
          <table:table-cell office:value-type="string" calcext:value-type="string">
            <text:p>USCensu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33]/[.$B$207]" office:value-type="percentage" office:value="0.0117790848239968" calcext:value-type="percentage">
            <text:p>1.18%</text:p>
          </table:table-cell>
          <table:table-cell office:value-type="float" office:value="4769112" calcext:value-type="float">
            <text:p>4769112</text:p>
          </table:table-cell>
          <table:table-cell office:value-type="string" calcext:value-type="string">
            <text:p>USCensu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34]/[.$B$207]" office:value-type="percentage" office:value="0.00768334943721255" calcext:value-type="percentage">
            <text:p>0.77%</text:p>
          </table:table-cell>
          <table:table-cell office:value-type="float" office:value="3110832" calcext:value-type="float">
            <text:p>3110832</text:p>
          </table:table-cell>
          <table:table-cell office:value-type="string" calcext:value-type="string">
            <text:p>Bimb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35]/[.$B$207]" office:value-type="percentage" office:value="0.00631235445181847" calcext:value-type="percentage">
            <text:p>0.63%</text:p>
          </table:table-cell>
          <table:table-cell office:value-type="float" office:value="2555744" calcext:value-type="float">
            <text:p>2555744</text:p>
          </table:table-cell>
          <table:table-cell office:value-type="string" calcext:value-type="string">
            <text:p>RealEstate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36]/[.$B$207]" office:value-type="percentage" office:value="0.00631235445181847" calcext:value-type="percentage">
            <text:p>0.63%</text:p>
          </table:table-cell>
          <table:table-cell office:value-type="float" office:value="2555744" calcext:value-type="float">
            <text:p>2555744</text:p>
          </table:table-cell>
          <table:table-cell office:value-type="string" calcext:value-type="string">
            <text:p>RealEstate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37]/[.$B$207]" office:value-type="percentage" office:value="0.00631235445181847" calcext:value-type="percentage">
            <text:p>0.63%</text:p>
          </table:table-cell>
          <table:table-cell office:value-type="float" office:value="2555744" calcext:value-type="float">
            <text:p>2555744</text:p>
          </table:table-cell>
          <table:table-cell office:value-type="string" calcext:value-type="string">
            <text:p>RealEstate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38]/[.$B$207]" office:value-type="percentage" office:value="0.00631235445181847" calcext:value-type="percentage">
            <text:p>0.63%</text:p>
          </table:table-cell>
          <table:table-cell office:value-type="float" office:value="2555744" calcext:value-type="float">
            <text:p>2555744</text:p>
          </table:table-cell>
          <table:table-cell office:value-type="string" calcext:value-type="string">
            <text:p>RealEstate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formula="of:=[.B39]/[.$B$207]" office:value-type="percentage" office:value="0.00631235445181847" calcext:value-type="percentage">
            <text:p>0.63%</text:p>
          </table:table-cell>
          <table:table-cell office:value-type="float" office:value="2555744" calcext:value-type="float">
            <text:p>2555744</text:p>
          </table:table-cell>
          <table:table-cell office:value-type="string" calcext:value-type="string">
            <text:p>RealEstate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40]/[.$B$207]" office:value-type="percentage" office:value="0.00631235445181847" calcext:value-type="percentage">
            <text:p>0.63%</text:p>
          </table:table-cell>
          <table:table-cell office:value-type="float" office:value="2555744" calcext:value-type="float">
            <text:p>2555744</text:p>
          </table:table-cell>
          <table:table-cell office:value-type="string" calcext:value-type="string">
            <text:p>RealEstate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.B41]/[.$B$207]" office:value-type="percentage" office:value="0.00631235445181847" calcext:value-type="percentage">
            <text:p>0.63%</text:p>
          </table:table-cell>
          <table:table-cell office:value-type="float" office:value="2555744" calcext:value-type="float">
            <text:p>2555744</text:p>
          </table:table-cell>
          <table:table-cell office:value-type="string" calcext:value-type="string">
            <text:p>RealEstate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formula="of:=[.B42]/[.$B$207]" office:value-type="percentage" office:value="0.00588826795927655" calcext:value-type="percentage">
            <text:p>0.59%</text:p>
          </table:table-cell>
          <table:table-cell office:value-type="float" office:value="2384040" calcext:value-type="float">
            <text:p>2384040</text:p>
          </table:table-cell>
          <table:table-cell office:value-type="string" calcext:value-type="string">
            <text:p>Tel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43]/[.$B$207]" office:value-type="percentage" office:value="0.00543603483259095" calcext:value-type="percentage">
            <text:p>0.54%</text:p>
          </table:table-cell>
          <table:table-cell office:value-type="float" office:value="2200940" calcext:value-type="float">
            <text:p>2200940</text:p>
          </table:table-cell>
          <table:table-cell office:value-type="string" calcext:value-type="string">
            <text:p>Medicare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44]/[.$B$207]" office:value-type="percentage" office:value="0.00527823980256534" calcext:value-type="percentage">
            <text:p>0.53%</text:p>
          </table:table-cell>
          <table:table-cell office:value-type="float" office:value="2137052" calcext:value-type="float">
            <text:p>2137052</text:p>
          </table:table-cell>
          <table:table-cell office:value-type="string" calcext:value-type="string">
            <text:p>PanCreactomy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45]/[.$B$207]" office:value-type="percentage" office:value="0.00527823980256534" calcext:value-type="percentage">
            <text:p>0.53%</text:p>
          </table:table-cell>
          <table:table-cell office:value-type="float" office:value="2137052" calcext:value-type="float">
            <text:p>2137052</text:p>
          </table:table-cell>
          <table:table-cell office:value-type="string" calcext:value-type="string">
            <text:p>PanCreactomy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46]/[.$B$207]" office:value-type="percentage" office:value="0.00527823980256534" calcext:value-type="percentage">
            <text:p>0.53%</text:p>
          </table:table-cell>
          <table:table-cell office:value-type="float" office:value="2137052" calcext:value-type="float">
            <text:p>2137052</text:p>
          </table:table-cell>
          <table:table-cell office:value-type="string" calcext:value-type="string">
            <text:p>PanCreactomy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47]/[.$B$207]" office:value-type="percentage" office:value="0.00503341644675112" calcext:value-type="percentage">
            <text:p>0.50%</text:p>
          </table:table-cell>
          <table:table-cell office:value-type="float" office:value="2037928" calcext:value-type="float">
            <text:p>2037928</text:p>
          </table:table-cell>
          <table:table-cell office:value-type="string" calcext:value-type="string">
            <text:p>CMSprovid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48]/[.$B$207]" office:value-type="percentage" office:value="0.00503341644675112" calcext:value-type="percentage">
            <text:p>0.50%</text:p>
          </table:table-cell>
          <table:table-cell office:value-type="float" office:value="2037928" calcext:value-type="float">
            <text:p>2037928</text:p>
          </table:table-cell>
          <table:table-cell office:value-type="string" calcext:value-type="string">
            <text:p>CMSprovid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49]/[.$B$207]" office:value-type="percentage" office:value="0.00465528928802333" calcext:value-type="percentage">
            <text:p>0.47%</text:p>
          </table:table-cell>
          <table:table-cell office:value-type="float" office:value="1884832" calcext:value-type="float">
            <text:p>1884832</text:p>
          </table:table-cell>
          <table:table-cell office:value-type="string" calcext:value-type="string">
            <text:p>MedPayment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50]/[.$B$207]" office:value-type="percentage" office:value="0.00442009842371143" calcext:value-type="percentage">
            <text:p>0.44%</text:p>
          </table:table-cell>
          <table:table-cell office:value-type="float" office:value="1789608" calcext:value-type="float">
            <text:p>1789608</text:p>
          </table:table-cell>
          <table:table-cell office:value-type="string" calcext:value-type="string">
            <text:p>MedPayment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51]/[.$B$207]" office:value-type="percentage" office:value="0.00442009842371143" calcext:value-type="percentage">
            <text:p>0.44%</text:p>
          </table:table-cell>
          <table:table-cell office:value-type="float" office:value="1789608" calcext:value-type="float">
            <text:p>1789608</text:p>
          </table:table-cell>
          <table:table-cell office:value-type="string" calcext:value-type="string">
            <text:p>Physicia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52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Medicare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53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Medicare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54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Provid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55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Provid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56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Provid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57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Provid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formula="of:=[.B58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Provid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59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Provid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formula="of:=[.B60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Provid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.B61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Provid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formula="of:=[.B62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63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64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65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formula="of:=[.B66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formula="of:=[.B67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formula="of:=[.B68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69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formula="of:=[.B70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.B71]/[.$B$207]" office:value-type="percentage" office:value="0.00441674928051216" calcext:value-type="percentage">
            <text:p>0.44%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formula="of:=[.B72]/[.$B$207]" office:value-type="percentage" office:value="0.00421195757143372" calcext:value-type="percentage">
            <text:p>0.42%</text:p>
          </table:table-cell>
          <table:table-cell office:value-type="float" office:value="1705336" calcext:value-type="float">
            <text:p>1705336</text:p>
          </table:table-cell>
          <table:table-cell office:value-type="string" calcext:value-type="string">
            <text:p>Medicare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73]/[.$B$207]" office:value-type="percentage" office:value="0.00421195757143372" calcext:value-type="percentage">
            <text:p>0.42%</text:p>
          </table:table-cell>
          <table:table-cell office:value-type="float" office:value="1705336" calcext:value-type="float">
            <text:p>1705336</text:p>
          </table:table-cell>
          <table:table-cell office:value-type="string" calcext:value-type="string">
            <text:p>Medicare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74]/[.$B$207]" office:value-type="percentage" office:value="0.00396948553149391" calcext:value-type="percentage">
            <text:p>0.40%</text:p>
          </table:table-cell>
          <table:table-cell office:value-type="float" office:value="1607164" calcext:value-type="float">
            <text:p>1607164</text:p>
          </table:table-cell>
          <table:table-cell office:value-type="string" calcext:value-type="string">
            <text:p>Redfin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75]/[.$B$207]" office:value-type="percentage" office:value="0.00384694048062754" calcext:value-type="percentage">
            <text:p>0.38%</text:p>
          </table:table-cell>
          <table:table-cell office:value-type="float" office:value="1557548" calcext:value-type="float">
            <text:p>1557548</text:p>
          </table:table-cell>
          <table:table-cell office:value-type="string" calcext:value-type="string">
            <text:p>Redfin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76]/[.$B$207]" office:value-type="percentage" office:value="0.00384694048062754" calcext:value-type="percentage">
            <text:p>0.38%</text:p>
          </table:table-cell>
          <table:table-cell office:value-type="float" office:value="1557548" calcext:value-type="float">
            <text:p>1557548</text:p>
          </table:table-cell>
          <table:table-cell office:value-type="string" calcext:value-type="string">
            <text:p>Redfin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77]/[.$B$207]" office:value-type="percentage" office:value="0.00345818300307258" calcext:value-type="percentage">
            <text:p>0.35%</text:p>
          </table:table-cell>
          <table:table-cell office:value-type="float" office:value="1400148" calcext:value-type="float">
            <text:p>1400148</text:p>
          </table:table-cell>
          <table:table-cell office:value-type="string" calcext:value-type="string">
            <text:p>Redfin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78]/[.$B$207]" office:value-type="percentage" office:value="0.00345818300307258" calcext:value-type="percentage">
            <text:p>0.35%</text:p>
          </table:table-cell>
          <table:table-cell office:value-type="float" office:value="1400148" calcext:value-type="float">
            <text:p>1400148</text:p>
          </table:table-cell>
          <table:table-cell office:value-type="string" calcext:value-type="string">
            <text:p>Redfin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79]/[.$B$207]" office:value-type="percentage" office:value="0.00345818300307258" calcext:value-type="percentage">
            <text:p>0.35%</text:p>
          </table:table-cell>
          <table:table-cell office:value-type="float" office:value="1400148" calcext:value-type="float">
            <text:p>1400148</text:p>
          </table:table-cell>
          <table:table-cell office:value-type="string" calcext:value-type="string">
            <text:p>Redfin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80]/[.$B$207]" office:value-type="percentage" office:value="0.00345818300307258" calcext:value-type="percentage">
            <text:p>0.35%</text:p>
          </table:table-cell>
          <table:table-cell office:value-type="float" office:value="1400148" calcext:value-type="float">
            <text:p>1400148</text:p>
          </table:table-cell>
          <table:table-cell office:value-type="string" calcext:value-type="string">
            <text:p>Redfin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81]/[.$B$207]" office:value-type="percentage" office:value="0.00345818300307258" calcext:value-type="percentage">
            <text:p>0.35%</text:p>
          </table:table-cell>
          <table:table-cell office:value-type="float" office:value="1400148" calcext:value-type="float">
            <text:p>1400148</text:p>
          </table:table-cell>
          <table:table-cell office:value-type="string" calcext:value-type="string">
            <text:p>Redfin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82]/[.$B$207]" office:value-type="percentage" office:value="0.00345818300307258" calcext:value-type="percentage">
            <text:p>0.35%</text:p>
          </table:table-cell>
          <table:table-cell office:value-type="float" office:value="1400148" calcext:value-type="float">
            <text:p>1400148</text:p>
          </table:table-cell>
          <table:table-cell office:value-type="string" calcext:value-type="string">
            <text:p>Redfin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83]/[.$B$207]" office:value-type="percentage" office:value="0.00345818300307258" calcext:value-type="percentage">
            <text:p>0.35%</text:p>
          </table:table-cell>
          <table:table-cell office:value-type="float" office:value="1400148" calcext:value-type="float">
            <text:p>1400148</text:p>
          </table:table-cell>
          <table:table-cell office:value-type="string" calcext:value-type="string">
            <text:p>Redfin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84]/[.$B$207]" office:value-type="percentage" office:value="0.00334356129393426" calcext:value-type="percentage">
            <text:p>0.33%</text:p>
          </table:table-cell>
          <table:table-cell office:value-type="float" office:value="1353740" calcext:value-type="float">
            <text:p>1353740</text:p>
          </table:table-cell>
          <table:table-cell office:value-type="string" calcext:value-type="string">
            <text:p>TrainsUK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85]/[.$B$207]" office:value-type="percentage" office:value="0.00334356129393426" calcext:value-type="percentage">
            <text:p>0.33%</text:p>
          </table:table-cell>
          <table:table-cell office:value-type="float" office:value="1353740" calcext:value-type="float">
            <text:p>1353740</text:p>
          </table:table-cell>
          <table:table-cell office:value-type="string" calcext:value-type="string">
            <text:p>TrainsUK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86]/[.$B$207]" office:value-type="percentage" office:value="0.00334356129393426" calcext:value-type="percentage">
            <text:p>0.33%</text:p>
          </table:table-cell>
          <table:table-cell office:value-type="float" office:value="1353740" calcext:value-type="float">
            <text:p>1353740</text:p>
          </table:table-cell>
          <table:table-cell office:value-type="string" calcext:value-type="string">
            <text:p>TrainsUK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87]/[.$B$207]" office:value-type="percentage" office:value="0.00325078311167966" calcext:value-type="percentage">
            <text:p>0.33%</text:p>
          </table:table-cell>
          <table:table-cell office:value-type="float" office:value="1316176" calcext:value-type="float">
            <text:p>1316176</text:p>
          </table:table-cell>
          <table:table-cell office:value-type="string" calcext:value-type="string">
            <text:p>TableroSistemaPena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formula="of:=[.B88]/[.$B$207]" office:value-type="percentage" office:value="0.00293715906784275" calcext:value-type="percentage">
            <text:p>0.29%</text:p>
          </table:table-cell>
          <table:table-cell office:value-type="float" office:value="1189196" calcext:value-type="float">
            <text:p>1189196</text:p>
          </table:table-cell>
          <table:table-cell office:value-type="string" calcext:value-type="string">
            <text:p>Win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89]/[.$B$207]" office:value-type="percentage" office:value="0.00293715906784275" calcext:value-type="percentage">
            <text:p>0.29%</text:p>
          </table:table-cell>
          <table:table-cell office:value-type="float" office:value="1189196" calcext:value-type="float">
            <text:p>1189196</text:p>
          </table:table-cell>
          <table:table-cell office:value-type="string" calcext:value-type="string">
            <text:p>W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90]/[.$B$207]" office:value-type="percentage" office:value="0.00293715906784275" calcext:value-type="percentage">
            <text:p>0.29%</text:p>
          </table:table-cell>
          <table:table-cell office:value-type="float" office:value="1189196" calcext:value-type="float">
            <text:p>1189196</text:p>
          </table:table-cell>
          <table:table-cell office:value-type="string" calcext:value-type="string">
            <text:p>Wi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91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92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formula="of:=[.B93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94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95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formula="of:=[.B96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formula="of:=[.B97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formula="of:=[.B98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formula="of:=[.B99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formula="of:=[.B100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formula="of:=[.B101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.B102]/[.$B$207]" office:value-type="percentage" office:value="0.00270850841827396" calcext:value-type="percentage">
            <text:p>0.27%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formula="of:=[.B103]/[.$B$207]" office:value-type="percentage" office:value="0.00237777311773756" calcext:value-type="percentage">
            <text:p>0.24%</text:p>
          </table:table-cell>
          <table:table-cell office:value-type="float" office:value="962712" calcext:value-type="float">
            <text:p>962712</text:p>
          </table:table-cell>
          <table:table-cell office:value-type="string" calcext:value-type="string">
            <text:p>IGlocations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04]/[.$B$207]" office:value-type="percentage" office:value="0.00237777311773756" calcext:value-type="percentage">
            <text:p>0.24%</text:p>
          </table:table-cell>
          <table:table-cell office:value-type="float" office:value="962712" calcext:value-type="float">
            <text:p>962712</text:p>
          </table:table-cell>
          <table:table-cell office:value-type="string" calcext:value-type="string">
            <text:p>IGlocations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105]/[.$B$207]" office:value-type="percentage" office:value="0.00225550469226818" calcext:value-type="percentage">
            <text:p>0.23%</text:p>
          </table:table-cell>
          <table:table-cell office:value-type="float" office:value="913208" calcext:value-type="float">
            <text:p>913208</text:p>
          </table:table-cell>
          <table:table-cell office:value-type="string" calcext:value-type="string">
            <text:p>TableroSistemaPena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106]/[.$B$207]" office:value-type="percentage" office:value="0.00218411558088794" calcext:value-type="percentage">
            <text:p>0.22%</text:p>
          </table:table-cell>
          <table:table-cell office:value-type="float" office:value="884304" calcext:value-type="float">
            <text:p>884304</text:p>
          </table:table-cell>
          <table:table-cell office:value-type="string" calcext:value-type="string">
            <text:p>MLB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formula="of:=[.B107]/[.$B$207]" office:value-type="percentage" office:value="0.00214429140319991" calcext:value-type="percentage">
            <text:p>0.21%</text:p>
          </table:table-cell>
          <table:table-cell office:value-type="float" office:value="868180" calcext:value-type="float">
            <text:p>868180</text:p>
          </table:table-cell>
          <table:table-cell office:value-type="string" calcext:value-type="string">
            <text:p>MLB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formula="of:=[.B108]/[.$B$207]" office:value-type="percentage" office:value="0.00214429140319991" calcext:value-type="percentage">
            <text:p>0.21%</text:p>
          </table:table-cell>
          <table:table-cell office:value-type="float" office:value="868180" calcext:value-type="float">
            <text:p>868180</text:p>
          </table:table-cell>
          <table:table-cell office:value-type="string" calcext:value-type="string">
            <text:p>ML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.B109]/[.$B$207]" office:value-type="percentage" office:value="0.00214429140319991" calcext:value-type="percentage">
            <text:p>0.21%</text:p>
          </table:table-cell>
          <table:table-cell office:value-type="float" office:value="868180" calcext:value-type="float">
            <text:p>868180</text:p>
          </table:table-cell>
          <table:table-cell office:value-type="string" calcext:value-type="string">
            <text:p>ML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formula="of:=[.B110]/[.$B$207]" office:value-type="percentage" office:value="0.00205204671278236" calcext:value-type="percentage">
            <text:p>0.21%</text:p>
          </table:table-cell>
          <table:table-cell office:value-type="float" office:value="830832" calcext:value-type="float">
            <text:p>830832</text:p>
          </table:table-cell>
          <table:table-cell office:value-type="string" calcext:value-type="string">
            <text:p>Arad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11]/[.$B$207]" office:value-type="percentage" office:value="0.00180639348077717" calcext:value-type="percentage">
            <text:p>0.18%</text:p>
          </table:table-cell>
          <table:table-cell office:value-type="float" office:value="731372" calcext:value-type="float">
            <text:p>731372</text:p>
          </table:table-cell>
          <table:table-cell office:value-type="string" calcext:value-type="string">
            <text:p>ML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112]/[.$B$207]" office:value-type="percentage" office:value="0.00180639348077717" calcext:value-type="percentage">
            <text:p>0.18%</text:p>
          </table:table-cell>
          <table:table-cell office:value-type="float" office:value="731372" calcext:value-type="float">
            <text:p>731372</text:p>
          </table:table-cell>
          <table:table-cell office:value-type="string" calcext:value-type="string">
            <text:p>ML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113]/[.$B$207]" office:value-type="percentage" office:value="0.00180639348077717" calcext:value-type="percentage">
            <text:p>0.18%</text:p>
          </table:table-cell>
          <table:table-cell office:value-type="float" office:value="731372" calcext:value-type="float">
            <text:p>731372</text:p>
          </table:table-cell>
          <table:table-cell office:value-type="string" calcext:value-type="string">
            <text:p>MLB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formula="of:=[.B114]/[.$B$207]" office:value-type="percentage" office:value="0.00180639348077717" calcext:value-type="percentage">
            <text:p>0.18%</text:p>
          </table:table-cell>
          <table:table-cell office:value-type="float" office:value="731372" calcext:value-type="float">
            <text:p>731372</text:p>
          </table:table-cell>
          <table:table-cell office:value-type="string" calcext:value-type="string">
            <text:p>ML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115]/[.$B$207]" office:value-type="percentage" office:value="0.00161910820753678" calcext:value-type="percentage">
            <text:p>0.16%</text:p>
          </table:table-cell>
          <table:table-cell office:value-type="float" office:value="655544" calcext:value-type="float">
            <text:p>655544</text:p>
          </table:table-cell>
          <table:table-cell office:value-type="string" calcext:value-type="string">
            <text:p>HashTag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16]/[.$B$207]" office:value-type="percentage" office:value="0.00149838098070777" calcext:value-type="percentage">
            <text:p>0.15%</text:p>
          </table:table-cell>
          <table:table-cell office:value-type="float" office:value="606664" calcext:value-type="float">
            <text:p>606664</text:p>
          </table:table-cell>
          <table:table-cell office:value-type="string" calcext:value-type="string">
            <text:p>TableroSistemaPena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17]/[.$B$207]" office:value-type="percentage" office:value="0.00149838098070777" calcext:value-type="percentage">
            <text:p>0.15%</text:p>
          </table:table-cell>
          <table:table-cell office:value-type="float" office:value="606664" calcext:value-type="float">
            <text:p>606664</text:p>
          </table:table-cell>
          <table:table-cell office:value-type="string" calcext:value-type="string">
            <text:p>TableroSistemaPena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formula="of:=[.B118]/[.$B$207]" office:value-type="percentage" office:value="0.00136395091724931" calcext:value-type="percentage">
            <text:p>0.14%</text:p>
          </table:table-cell>
          <table:table-cell office:value-type="float" office:value="552236" calcext:value-type="float">
            <text:p>552236</text:p>
          </table:table-cell>
          <table:table-cell office:value-type="string" calcext:value-type="string">
            <text:p>TableroSistemaPena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119]/[.$B$207]" office:value-type="percentage" office:value="0.00136395091724931" calcext:value-type="percentage">
            <text:p>0.14%</text:p>
          </table:table-cell>
          <table:table-cell office:value-type="float" office:value="552236" calcext:value-type="float">
            <text:p>552236</text:p>
          </table:table-cell>
          <table:table-cell office:value-type="string" calcext:value-type="string">
            <text:p>TableroSistemaPena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120]/[.$B$207]" office:value-type="percentage" office:value="0.00136395091724931" calcext:value-type="percentage">
            <text:p>0.14%</text:p>
          </table:table-cell>
          <table:table-cell office:value-type="float" office:value="552236" calcext:value-type="float">
            <text:p>552236</text:p>
          </table:table-cell>
          <table:table-cell office:value-type="string" calcext:value-type="string">
            <text:p>TableroSistemaPena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.B121]/[.$B$207]" office:value-type="percentage" office:value="0.00134766953674078" calcext:value-type="percentage">
            <text:p>0.13%</text:p>
          </table:table-cell>
          <table:table-cell office:value-type="float" office:value="545644" calcext:value-type="float">
            <text:p>545644</text:p>
          </table:table-cell>
          <table:table-cell office:value-type="string" calcext:value-type="string">
            <text:p>Roman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22]/[.$B$207]" office:value-type="percentage" office:value="0.00134766953674078" calcext:value-type="percentage">
            <text:p>0.13%</text:p>
          </table:table-cell>
          <table:table-cell office:value-type="float" office:value="545644" calcext:value-type="float">
            <text:p>545644</text:p>
          </table:table-cell>
          <table:table-cell office:value-type="string" calcext:value-type="string">
            <text:p>Romanc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123]/[.$B$207]" office:value-type="percentage" office:value="0.00120417011205245" calcext:value-type="percentage">
            <text:p>0.12%</text:p>
          </table:table-cell>
          <table:table-cell office:value-type="float" office:value="487544" calcext:value-type="float">
            <text:p>487544</text:p>
          </table:table-cell>
          <table:table-cell office:value-type="string" calcext:value-type="string">
            <text:p>W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24]/[.$B$207]" office:value-type="percentage" office:value="0.00115949511043864" calcext:value-type="percentage">
            <text:p>0.12%</text:p>
          </table:table-cell>
          <table:table-cell office:value-type="float" office:value="469456" calcext:value-type="float">
            <text:p>469456</text:p>
          </table:table-cell>
          <table:table-cell office:value-type="string" calcext:value-type="string">
            <text:p>TableroSistemaPenal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formula="of:=[.B125]/[.$B$207]" office:value-type="percentage" office:value="0.000955790143991225" calcext:value-type="percentage">
            <text:p>0.10%</text:p>
          </table:table-cell>
          <table:table-cell office:value-type="float" office:value="386980" calcext:value-type="float">
            <text:p>386980</text:p>
          </table:table-cell>
          <table:table-cell office:value-type="string" calcext:value-type="string">
            <text:p>Rentabilida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126]/[.$B$207]" office:value-type="percentage" office:value="0.000955790143991225" calcext:value-type="percentage">
            <text:p>0.10%</text:p>
          </table:table-cell>
          <table:table-cell office:value-type="float" office:value="386980" calcext:value-type="float">
            <text:p>386980</text:p>
          </table:table-cell>
          <table:table-cell office:value-type="string" calcext:value-type="string">
            <text:p>Rentabilida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127]/[.$B$207]" office:value-type="percentage" office:value="0.000955790143991225" calcext:value-type="percentage">
            <text:p>0.10%</text:p>
          </table:table-cell>
          <table:table-cell office:value-type="float" office:value="386980" calcext:value-type="float">
            <text:p>386980</text:p>
          </table:table-cell>
          <table:table-cell office:value-type="string" calcext:value-type="string">
            <text:p>Rentabilida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28]/[.$B$207]" office:value-type="percentage" office:value="0.000955790143991225" calcext:value-type="percentage">
            <text:p>0.10%</text:p>
          </table:table-cell>
          <table:table-cell office:value-type="float" office:value="386980" calcext:value-type="float">
            <text:p>386980</text:p>
          </table:table-cell>
          <table:table-cell office:value-type="string" calcext:value-type="string">
            <text:p>Rentabilida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formula="of:=[.B129]/[.$B$207]" office:value-type="percentage" office:value="0.000955790143991225" calcext:value-type="percentage">
            <text:p>0.10%</text:p>
          </table:table-cell>
          <table:table-cell office:value-type="float" office:value="386980" calcext:value-type="float">
            <text:p>386980</text:p>
          </table:table-cell>
          <table:table-cell office:value-type="string" calcext:value-type="string">
            <text:p>Rentabilid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formula="of:=[.B130]/[.$B$207]" office:value-type="percentage" office:value="0.000955790143991225" calcext:value-type="percentage">
            <text:p>0.10%</text:p>
          </table:table-cell>
          <table:table-cell office:value-type="float" office:value="386980" calcext:value-type="float">
            <text:p>386980</text:p>
          </table:table-cell>
          <table:table-cell office:value-type="string" calcext:value-type="string">
            <text:p>Rentabilida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formula="of:=[.B131]/[.$B$207]" office:value-type="percentage" office:value="0.000955790143991225" calcext:value-type="percentage">
            <text:p>0.10%</text:p>
          </table:table-cell>
          <table:table-cell office:value-type="float" office:value="386980" calcext:value-type="float">
            <text:p>386980</text:p>
          </table:table-cell>
          <table:table-cell office:value-type="string" calcext:value-type="string">
            <text:p>Rentabilida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.B132]/[.$B$207]" office:value-type="percentage" office:value="0.000955790143991225" calcext:value-type="percentage">
            <text:p>0.10%</text:p>
          </table:table-cell>
          <table:table-cell office:value-type="float" office:value="386980" calcext:value-type="float">
            <text:p>386980</text:p>
          </table:table-cell>
          <table:table-cell office:value-type="string" calcext:value-type="string">
            <text:p>Rentabilida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formula="of:=[.B133]/[.$B$207]" office:value-type="percentage" office:value="0.000941455020740088" calcext:value-type="percentage">
            <text:p>0.09%</text:p>
          </table:table-cell>
          <table:table-cell office:value-type="float" office:value="381176" calcext:value-type="float">
            <text:p>381176</text:p>
          </table:table-cell>
          <table:table-cell office:value-type="string" calcext:value-type="string">
            <text:p>Rentabilida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134]/[.$B$207]" office:value-type="percentage" office:value="0.000929066154746342" calcext:value-type="percentage">
            <text:p>0.09%</text:p>
          </table:table-cell>
          <table:table-cell office:value-type="float" office:value="376160" calcext:value-type="float">
            <text:p>376160</text:p>
          </table:table-cell>
          <table:table-cell office:value-type="string" calcext:value-type="string">
            <text:p>YaleLanguag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.B135]/[.$B$207]" office:value-type="percentage" office:value="0.000842156382699302" calcext:value-type="percentage">
            <text:p>0.08%</text:p>
          </table:table-cell>
          <table:table-cell office:value-type="float" office:value="340972" calcext:value-type="float">
            <text:p>340972</text:p>
          </table:table-cell>
          <table:table-cell office:value-type="string" calcext:value-type="string">
            <text:p>CityMaxCapit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36]/[.$B$207]" office:value-type="percentage" office:value="0.000839834705260283" calcext:value-type="percentage">
            <text:p>0.08%</text:p>
          </table:table-cell>
          <table:table-cell office:value-type="float" office:value="340032" calcext:value-type="float">
            <text:p>340032</text:p>
          </table:table-cell>
          <table:table-cell office:value-type="string" calcext:value-type="string">
            <text:p>YaleLanguage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[.B137]/[.$B$207]" office:value-type="percentage" office:value="0.000839834705260283" calcext:value-type="percentage">
            <text:p>0.08%</text:p>
          </table:table-cell>
          <table:table-cell office:value-type="float" office:value="340032" calcext:value-type="float">
            <text:p>340032</text:p>
          </table:table-cell>
          <table:table-cell office:value-type="string" calcext:value-type="string">
            <text:p>YaleLanguag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.B138]/[.$B$207]" office:value-type="percentage" office:value="0.000782593007040373" calcext:value-type="percentage">
            <text:p>0.08%</text:p>
          </table:table-cell>
          <table:table-cell office:value-type="float" office:value="316856" calcext:value-type="float">
            <text:p>316856</text:p>
          </table:table-cell>
          <table:table-cell office:value-type="string" calcext:value-type="string">
            <text:p>Hatre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39]/[.$B$207]" office:value-type="percentage" office:value="0.000708289449513286" calcext:value-type="percentage">
            <text:p>0.07%</text:p>
          </table:table-cell>
          <table:table-cell office:value-type="float" office:value="286772" calcext:value-type="float">
            <text:p>286772</text:p>
          </table:table-cell>
          <table:table-cell office:value-type="string" calcext:value-type="string">
            <text:p>MLB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formula="of:=[.B140]/[.$B$207]" office:value-type="percentage" office:value="0.000708289449513286" calcext:value-type="percentage">
            <text:p>0.07%</text:p>
          </table:table-cell>
          <table:table-cell office:value-type="float" office:value="286772" calcext:value-type="float">
            <text:p>286772</text:p>
          </table:table-cell>
          <table:table-cell office:value-type="string" calcext:value-type="string">
            <text:p>MLB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formula="of:=[.B141]/[.$B$207]" office:value-type="percentage" office:value="0.000708289449513286" calcext:value-type="percentage">
            <text:p>0.07%</text:p>
          </table:table-cell>
          <table:table-cell office:value-type="float" office:value="286772" calcext:value-type="float">
            <text:p>286772</text:p>
          </table:table-cell>
          <table:table-cell office:value-type="string" calcext:value-type="string">
            <text:p>MLB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formula="of:=[.B142]/[.$B$207]" office:value-type="percentage" office:value="0.000602282645595504" calcext:value-type="percentage">
            <text:p>0.06%</text:p>
          </table:table-cell>
          <table:table-cell office:value-type="float" office:value="243852" calcext:value-type="float">
            <text:p>243852</text:p>
          </table:table-cell>
          <table:table-cell office:value-type="string" calcext:value-type="string">
            <text:p>YaleLanguag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43]/[.$B$207]" office:value-type="percentage" office:value="0.000602282645595504" calcext:value-type="percentage">
            <text:p>0.06%</text:p>
          </table:table-cell>
          <table:table-cell office:value-type="float" office:value="243852" calcext:value-type="float">
            <text:p>243852</text:p>
          </table:table-cell>
          <table:table-cell office:value-type="string" calcext:value-type="string">
            <text:p>YaleLanguage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144]/[.$B$207]" office:value-type="percentage" office:value="0.000520786827746689" calcext:value-type="percentage">
            <text:p>0.05%</text:p>
          </table:table-cell>
          <table:table-cell office:value-type="float" office:value="210856" calcext:value-type="float">
            <text:p>210856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45]/[.$B$207]" office:value-type="percentage" office:value="0.000511411202684436" calcext:value-type="percentage">
            <text:p>0.05%</text:p>
          </table:table-cell>
          <table:table-cell office:value-type="float" office:value="207060" calcext:value-type="float">
            <text:p>207060</text:p>
          </table:table-cell>
          <table:table-cell office:value-type="string" calcext:value-type="string">
            <text:p>Corporatio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46]/[.$B$207]" office:value-type="percentage" office:value="0.000126862382955102" calcext:value-type="percentage">
            <text:p>0.01%</text:p>
          </table:table-cell>
          <table:table-cell office:value-type="float" office:value="51364" calcext:value-type="float">
            <text:p>51364</text:p>
          </table:table-cell>
          <table:table-cell office:value-type="string" calcext:value-type="string">
            <text:p>MLB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formula="of:=[.B147]/[.$B$207]" office:value-type="percentage" office:value="0.000126862382955102" calcext:value-type="percentage">
            <text:p>0.01%</text:p>
          </table:table-cell>
          <table:table-cell office:value-type="float" office:value="51364" calcext:value-type="float">
            <text:p>51364</text:p>
          </table:table-cell>
          <table:table-cell office:value-type="string" calcext:value-type="string">
            <text:p>MLB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formula="of:=[.B148]/[.$B$207]" office:value-type="percentage" office:value="0.000126862382955102" calcext:value-type="percentage">
            <text:p>0.01%</text:p>
          </table:table-cell>
          <table:table-cell office:value-type="float" office:value="51364" calcext:value-type="float">
            <text:p>51364</text:p>
          </table:table-cell>
          <table:table-cell office:value-type="string" calcext:value-type="string">
            <text:p>MLB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formula="of:=[.B149]/[.$B$207]" office:value-type="percentage" office:value="0.000108081494395204" calcext:value-type="percentage">
            <text:p>0.01%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MLB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formula="of:=[.B150]/[.$B$207]" office:value-type="percentage" office:value="0.000108081494395204" calcext:value-type="percentage">
            <text:p>0.01%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MLB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formula="of:=[.B151]/[.$B$207]" office:value-type="percentage" office:value="0.000108081494395204" calcext:value-type="percentage">
            <text:p>0.01%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MLB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formula="of:=[.B152]/[.$B$207]" office:value-type="percentage" office:value="0.000108081494395204" calcext:value-type="percentage">
            <text:p>0.01%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MLB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formula="of:=[.B153]/[.$B$207]" office:value-type="percentage" office:value="0.0000962261202385088" calcext:value-type="percentage">
            <text:p>0.01%</text:p>
          </table:table-cell>
          <table:table-cell office:value-type="float" office:value="38960" calcext:value-type="float">
            <text:p>38960</text:p>
          </table:table-cell>
          <table:table-cell office:value-type="string" calcext:value-type="string">
            <text:p>SalariesFranc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[.B154]/[.$B$207]" office:value-type="percentage" office:value="0.0000898340976723573" calcext:value-type="percentage">
            <text:p>0.01%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formula="of:=[.B155]/[.$B$207]" office:value-type="percentage" office:value="0.0000898340976723573" calcext:value-type="percentage">
            <text:p>0.01%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formula="of:=[.B156]/[.$B$207]" office:value-type="percentage" office:value="0.0000898340976723573" calcext:value-type="percentage">
            <text:p>0.01%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formula="of:=[.B157]/[.$B$207]" office:value-type="percentage" office:value="0.0000898340976723573" calcext:value-type="percentage">
            <text:p>0.01%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formula="of:=[.B158]/[.$B$207]" office:value-type="percentage" office:value="0.0000898340976723573" calcext:value-type="percentage">
            <text:p>0.01%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formula="of:=[.B159]/[.$B$207]" office:value-type="percentage" office:value="0.0000898340976723573" calcext:value-type="percentage">
            <text:p>0.01%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formula="of:=[.B160]/[.$B$207]" office:value-type="percentage" office:value="0.0000869888078747505" calcext:value-type="percentage">
            <text:p>0.01%</text:p>
          </table:table-cell>
          <table:table-cell office:value-type="float" office:value="35220" calcext:value-type="float">
            <text:p>35220</text:p>
          </table:table-cell>
          <table:table-cell office:value-type="string" calcext:value-type="string">
            <text:p>MLB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formula="of:=[.B161]/[.$B$207]" office:value-type="percentage" office:value="0.0000869888078747505" calcext:value-type="percentage">
            <text:p>0.01%</text:p>
          </table:table-cell>
          <table:table-cell office:value-type="float" office:value="35220" calcext:value-type="float">
            <text:p>35220</text:p>
          </table:table-cell>
          <table:table-cell office:value-type="string" calcext:value-type="string">
            <text:p>MLB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formula="of:=[.B162]/[.$B$207]" office:value-type="percentage" office:value="0.0000869888078747505" calcext:value-type="percentage">
            <text:p>0.01%</text:p>
          </table:table-cell>
          <table:table-cell office:value-type="float" office:value="35220" calcext:value-type="float">
            <text:p>35220</text:p>
          </table:table-cell>
          <table:table-cell office:value-type="string" calcext:value-type="string">
            <text:p>MLB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formula="of:=[.B163]/[.$B$207]" office:value-type="percentage" office:value="0.0000710927270263151" calcext:value-type="percentage">
            <text:p>0.01%</text:p>
          </table:table-cell>
          <table:table-cell office:value-type="float" office:value="28784" calcext:value-type="float">
            <text:p>28784</text:p>
          </table:table-cell>
          <table:table-cell office:value-type="string" calcext:value-type="string">
            <text:p>ML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formula="of:=[.B164]/[.$B$207]" office:value-type="percentage" office:value="0.0000710927270263151" calcext:value-type="percentage">
            <text:p>0.01%</text:p>
          </table:table-cell>
          <table:table-cell office:value-type="float" office:value="28784" calcext:value-type="float">
            <text:p>28784</text:p>
          </table:table-cell>
          <table:table-cell office:value-type="string" calcext:value-type="string">
            <text:p>ML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formula="of:=[.B165]/[.$B$207]" office:value-type="percentage" office:value="0.0000710927270263151" calcext:value-type="percentage">
            <text:p>0.01%</text:p>
          </table:table-cell>
          <table:table-cell office:value-type="float" office:value="28784" calcext:value-type="float">
            <text:p>28784</text:p>
          </table:table-cell>
          <table:table-cell office:value-type="string" calcext:value-type="string">
            <text:p>ML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formula="of:=[.B166]/[.$B$207]" office:value-type="percentage" office:value="0.0000710927270263151" calcext:value-type="percentage">
            <text:p>0.01%</text:p>
          </table:table-cell>
          <table:table-cell office:value-type="float" office:value="28784" calcext:value-type="float">
            <text:p>28784</text:p>
          </table:table-cell>
          <table:table-cell office:value-type="string" calcext:value-type="string">
            <text:p>ML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formula="of:=[.B167]/[.$B$207]" office:value-type="percentage" office:value="0.0000710927270263151" calcext:value-type="percentage">
            <text:p>0.01%</text:p>
          </table:table-cell>
          <table:table-cell office:value-type="float" office:value="28784" calcext:value-type="float">
            <text:p>28784</text:p>
          </table:table-cell>
          <table:table-cell office:value-type="string" calcext:value-type="string">
            <text:p>ML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formula="of:=[.B168]/[.$B$207]" office:value-type="percentage" office:value="0.0000502667864243873" calcext:value-type="percentage">
            <text:p>0.01%</text:p>
          </table:table-cell>
          <table:table-cell office:value-type="float" office:value="20352" calcext:value-type="float">
            <text:p>20352</text:p>
          </table:table-cell>
          <table:table-cell office:value-type="string" calcext:value-type="string">
            <text:p>MLB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formula="of:=[.B169]/[.$B$207]" office:value-type="percentage" office:value="0.0000502667864243873" calcext:value-type="percentage">
            <text:p>0.01%</text:p>
          </table:table-cell>
          <table:table-cell office:value-type="float" office:value="20352" calcext:value-type="float">
            <text:p>20352</text:p>
          </table:table-cell>
          <table:table-cell office:value-type="string" calcext:value-type="string">
            <text:p>MLB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formula="of:=[.B170]/[.$B$207]" office:value-type="percentage" office:value="0.0000502667864243873" calcext:value-type="percentage">
            <text:p>0.01%</text:p>
          </table:table-cell>
          <table:table-cell office:value-type="float" office:value="20352" calcext:value-type="float">
            <text:p>20352</text:p>
          </table:table-cell>
          <table:table-cell office:value-type="string" calcext:value-type="string">
            <text:p>MLB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formula="of:=[.B171]/[.$B$207]" office:value-type="percentage" office:value="0.0000502667864243873" calcext:value-type="percentage">
            <text:p>0.01%</text:p>
          </table:table-cell>
          <table:table-cell office:value-type="float" office:value="20352" calcext:value-type="float">
            <text:p>20352</text:p>
          </table:table-cell>
          <table:table-cell office:value-type="string" calcext:value-type="string">
            <text:p>MLB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formula="of:=[.B172]/[.$B$207]" office:value-type="percentage" office:value="0.0000435685000258546" calcext:value-type="percentage">
            <text:p>0.00%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MLB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formula="of:=[.B173]/[.$B$207]" office:value-type="percentage" office:value="0.0000435685000258546" calcext:value-type="percentage">
            <text:p>0.00%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MLB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formula="of:=[.B174]/[.$B$207]" office:value-type="percentage" office:value="0.0000435685000258546" calcext:value-type="percentage">
            <text:p>0.00%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MLB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formula="of:=[.B175]/[.$B$207]" office:value-type="percentage" office:value="0.0000434795847196794" calcext:value-type="percentage">
            <text:p>0.00%</text:p>
          </table:table-cell>
          <table:table-cell office:value-type="float" office:value="17604" calcext:value-type="float">
            <text:p>17604</text:p>
          </table:table-cell>
          <table:table-cell office:value-type="string" calcext:value-type="string">
            <text:p>MLB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formula="of:=[.B176]/[.$B$207]" office:value-type="percentage" office:value="0.0000434795847196794" calcext:value-type="percentage">
            <text:p>0.00%</text:p>
          </table:table-cell>
          <table:table-cell office:value-type="float" office:value="17604" calcext:value-type="float">
            <text:p>17604</text:p>
          </table:table-cell>
          <table:table-cell office:value-type="string" calcext:value-type="string">
            <text:p>MLB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formula="of:=[.B177]/[.$B$207]" office:value-type="percentage" office:value="0.0000434795847196794" calcext:value-type="percentage">
            <text:p>0.00%</text:p>
          </table:table-cell>
          <table:table-cell office:value-type="float" office:value="17604" calcext:value-type="float">
            <text:p>17604</text:p>
          </table:table-cell>
          <table:table-cell office:value-type="string" calcext:value-type="string">
            <text:p>MLB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formula="of:=[.B178]/[.$B$207]" office:value-type="percentage" office:value="0.0000434795847196794" calcext:value-type="percentage">
            <text:p>0.00%</text:p>
          </table:table-cell>
          <table:table-cell office:value-type="float" office:value="17604" calcext:value-type="float">
            <text:p>17604</text:p>
          </table:table-cell>
          <table:table-cell office:value-type="string" calcext:value-type="string">
            <text:p>MLB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formula="of:=[.B179]/[.$B$207]" office:value-type="percentage" office:value="0.0000418593502515977" calcext:value-type="percentage">
            <text:p>0.00%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formula="of:=[.B180]/[.$B$207]" office:value-type="percentage" office:value="0.0000418593502515977" calcext:value-type="percentage">
            <text:p>0.00%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formula="of:=[.B181]/[.$B$207]" office:value-type="percentage" office:value="0.0000418593502515977" calcext:value-type="percentage">
            <text:p>0.00%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formula="of:=[.B182]/[.$B$207]" office:value-type="percentage" office:value="0.0000418593502515977" calcext:value-type="percentage">
            <text:p>0.00%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formula="of:=[.B183]/[.$B$207]" office:value-type="percentage" office:value="0.0000418593502515977" calcext:value-type="percentage">
            <text:p>0.00%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formula="of:=[.B184]/[.$B$207]" office:value-type="percentage" office:value="0.0000418593502515977" calcext:value-type="percentage">
            <text:p>0.00%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formula="of:=[.B185]/[.$B$207]" office:value-type="percentage" office:value="0.0000418593502515977" calcext:value-type="percentage">
            <text:p>0.00%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formula="of:=[.B186]/[.$B$207]" office:value-type="percentage" office:value="0.000034360826097488" calcext:value-type="percentage">
            <text:p>0.00%</text:p>
          </table:table-cell>
          <table:table-cell office:value-type="float" office:value="13912" calcext:value-type="float">
            <text:p>13912</text:p>
          </table:table-cell>
          <table:table-cell office:value-type="string" calcext:value-type="string">
            <text:p>ML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187]/[.$B$207]" office:value-type="percentage" office:value="0.000034360826097488" calcext:value-type="percentage">
            <text:p>0.00%</text:p>
          </table:table-cell>
          <table:table-cell office:value-type="float" office:value="13912" calcext:value-type="float">
            <text:p>13912</text:p>
          </table:table-cell>
          <table:table-cell office:value-type="string" calcext:value-type="string">
            <text:p>MLB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formula="of:=[.B188]/[.$B$207]" office:value-type="percentage" office:value="0.000034360826097488" calcext:value-type="percentage">
            <text:p>0.00%</text:p>
          </table:table-cell>
          <table:table-cell office:value-type="float" office:value="13912" calcext:value-type="float">
            <text:p>13912</text:p>
          </table:table-cell>
          <table:table-cell office:value-type="string" calcext:value-type="string">
            <text:p>MLB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formula="of:=[.B189]/[.$B$207]" office:value-type="percentage" office:value="0.000034360826097488" calcext:value-type="percentage">
            <text:p>0.00%</text:p>
          </table:table-cell>
          <table:table-cell office:value-type="float" office:value="13912" calcext:value-type="float">
            <text:p>13912</text:p>
          </table:table-cell>
          <table:table-cell office:value-type="string" calcext:value-type="string">
            <text:p>MLB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formula="of:=[.B190]/[.$B$207]" office:value-type="percentage" office:value="0.0000289962692915835" calcext:value-type="percentage">
            <text:p>0.00%</text:p>
          </table:table-cell>
          <table:table-cell office:value-type="float" office:value="11740" calcext:value-type="float">
            <text:p>11740</text:p>
          </table:table-cell>
          <table:table-cell office:value-type="string" calcext:value-type="string">
            <text:p>MLB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formula="of:=[.B191]/[.$B$207]" office:value-type="percentage" office:value="0.0000289962692915835" calcext:value-type="percentage">
            <text:p>0.00%</text:p>
          </table:table-cell>
          <table:table-cell office:value-type="float" office:value="11740" calcext:value-type="float">
            <text:p>11740</text:p>
          </table:table-cell>
          <table:table-cell office:value-type="string" calcext:value-type="string">
            <text:p>MLB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formula="of:=[.B192]/[.$B$207]" office:value-type="percentage" office:value="0.0000289962692915835" calcext:value-type="percentage">
            <text:p>0.00%</text:p>
          </table:table-cell>
          <table:table-cell office:value-type="float" office:value="11740" calcext:value-type="float">
            <text:p>11740</text:p>
          </table:table-cell>
          <table:table-cell office:value-type="string" calcext:value-type="string">
            <text:p>MLB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formula="of:=[.B193]/[.$B$207]" office:value-type="percentage" office:value="0.0000289962692915835" calcext:value-type="percentage">
            <text:p>0.00%</text:p>
          </table:table-cell>
          <table:table-cell office:value-type="float" office:value="11740" calcext:value-type="float">
            <text:p>11740</text:p>
          </table:table-cell>
          <table:table-cell office:value-type="string" calcext:value-type="string">
            <text:p>MLB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formula="of:=[.B194]/[.$B$207]" office:value-type="percentage" office:value="0.0000286900054592022" calcext:value-type="percentage">
            <text:p>0.00%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MLB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formula="of:=[.B195]/[.$B$207]" office:value-type="percentage" office:value="0.0000286900054592022" calcext:value-type="percentage">
            <text:p>0.00%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MLB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formula="of:=[.B196]/[.$B$207]" office:value-type="percentage" office:value="0.0000286900054592022" calcext:value-type="percentage">
            <text:p>0.00%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MLB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formula="of:=[.B197]/[.$B$207]" office:value-type="percentage" office:value="0.0000170618593071771" calcext:value-type="percentage">
            <text:p>0.00%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LB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formula="of:=[.B198]/[.$B$207]" office:value-type="percentage" office:value="0.0000170618593071771" calcext:value-type="percentage">
            <text:p>0.00%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LB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formula="of:=[.B199]/[.$B$207]" office:value-type="percentage" office:value="0.0000170618593071771" calcext:value-type="percentage">
            <text:p>0.00%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LB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formula="of:=[.B200]/[.$B$207]" office:value-type="percentage" office:value="0.0000170618593071771" calcext:value-type="percentage">
            <text:p>0.00%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LB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formula="of:=[.B201]/[.$B$207]" office:value-type="percentage" office:value="0.0000170618593071771" calcext:value-type="percentage">
            <text:p>0.00%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LB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formula="of:=[.B202]/[.$B$207]" office:value-type="percentage" office:value="0.0000166568006901567" calcext:value-type="percentage">
            <text:p>0.00%</text:p>
          </table:table-cell>
          <table:table-cell office:value-type="float" office:value="6744" calcext:value-type="float">
            <text:p>6744</text:p>
          </table:table-cell>
          <table:table-cell office:value-type="string" calcext:value-type="string">
            <text:p>IGlocations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203]/[.$B$207]" office:value-type="percentage" office:value="0.0000010966221094943" calcext:value-type="percentage">
            <text:p>0.00%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IUBLibrar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[.B204]/[.$B$207]" office:value-type="percentage" office:value="0.00000022722800466999" calcext:value-type="percentage">
            <text:p>0.00%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LB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formula="of:=[.B205]/[.$B$207]" office:value-type="percentage" office:value="0.0000000296384353917378" calcext:value-type="percentage">
            <text:p>0.00%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LB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formula="of:=[.B206]/[.$B$207]" office:value-type="percentage" office:value="0.00000000987947846391261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nsUK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/>
          <table:table-cell table:formula="of:=SUM([.B2:.B206])" office:value-type="float" office:value="404879672" calcext:value-type="float">
            <text:p>404879672</text:p>
          </table:table-cell>
          <table:table-cell table:number-columns-repeated="1022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r</text:p>
          </table:table-cell>
        </table:table-row>
        <table:table-row table:style-name="ro1">
          <table:table-cell table:formula="of:=[.B2]/[.$B$126]" office:value-type="float" office:value="0.102592521332796" calcext:value-type="float">
            <text:p>0.102592521332796</text:p>
          </table:table-cell>
          <table:table-cell office:value-type="float" office:value="13840288" calcext:value-type="float">
            <text:p>13840288</text:p>
          </table:table-cell>
          <table:table-cell office:value-type="string" calcext:value-type="string">
            <text:p>Generic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3]/[.$B$126]" office:value-type="float" office:value="0.0641913978435323" calcext:value-type="float">
            <text:p>0.064191397843532</text:p>
          </table:table-cell>
          <table:table-cell office:value-type="float" office:value="8659768" calcext:value-type="float">
            <text:p>8659768</text:p>
          </table:table-cell>
          <table:table-cell office:value-type="string" calcext:value-type="string">
            <text:p>CommonGovern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4]/[.$B$126]" office:value-type="float" office:value="0.0627431536705847" calcext:value-type="float">
            <text:p>0.062743153670585</text:p>
          </table:table-cell>
          <table:table-cell office:value-type="float" office:value="8464392" calcext:value-type="float">
            <text:p>8464392</text:p>
          </table:table-cell>
          <table:table-cell office:value-type="string" calcext:value-type="string">
            <text:p>Mot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5]/[.$B$126]" office:value-type="float" office:value="0.0501253663418198" calcext:value-type="float">
            <text:p>0.05012536634182</text:p>
          </table:table-cell>
          <table:table-cell office:value-type="float" office:value="6762184" calcext:value-type="float">
            <text:p>6762184</text:p>
          </table:table-cell>
          <table:table-cell office:value-type="string" calcext:value-type="string">
            <text:p>MulheresM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6]/[.$B$126]" office:value-type="float" office:value="0.0501050854677248" calcext:value-type="float">
            <text:p>0.050105085467725</text:p>
          </table:table-cell>
          <table:table-cell office:value-type="float" office:value="6759448" calcext:value-type="float">
            <text:p>6759448</text:p>
          </table:table-cell>
          <table:table-cell office:value-type="string" calcext:value-type="string">
            <text:p>Uberla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7]/[.$B$126]" office:value-type="float" office:value="0.0493884649326341" calcext:value-type="float">
            <text:p>0.049388464932634</text:p>
          </table:table-cell>
          <table:table-cell office:value-type="float" office:value="6662772" calcext:value-type="float">
            <text:p>6662772</text:p>
          </table:table-cell>
          <table:table-cell office:value-type="string" calcext:value-type="string">
            <text:p>Eix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8]/[.$B$126]" office:value-type="float" office:value="0.0491193875460667" calcext:value-type="float">
            <text:p>0.049119387546067</text:p>
          </table:table-cell>
          <table:table-cell office:value-type="float" office:value="6626472" calcext:value-type="float">
            <text:p>6626472</text:p>
          </table:table-cell>
          <table:table-cell office:value-type="string" calcext:value-type="string">
            <text:p>NY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9]/[.$B$126]" office:value-type="float" office:value="0.0473803025924205" calcext:value-type="float">
            <text:p>0.047380302592421</text:p>
          </table:table-cell>
          <table:table-cell office:value-type="float" office:value="6391860" calcext:value-type="float">
            <text:p>6391860</text:p>
          </table:table-cell>
          <table:table-cell office:value-type="string" calcext:value-type="string">
            <text:p>TrainsUK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0]/[.$B$126]" office:value-type="float" office:value="0.0473803025924205" calcext:value-type="float">
            <text:p>0.047380302592421</text:p>
          </table:table-cell>
          <table:table-cell office:value-type="float" office:value="6391860" calcext:value-type="float">
            <text:p>6391860</text:p>
          </table:table-cell>
          <table:table-cell office:value-type="string" calcext:value-type="string">
            <text:p>TrainsUK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11]/[.$B$126]" office:value-type="float" office:value="0.0411898919293299" calcext:value-type="float">
            <text:p>0.04118989192933</text:p>
          </table:table-cell>
          <table:table-cell office:value-type="float" office:value="5556740" calcext:value-type="float">
            <text:p>5556740</text:p>
          </table:table-cell>
          <table:table-cell office:value-type="string" calcext:value-type="string">
            <text:p>RealEstat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12]/[.$B$126]" office:value-type="float" office:value="0.0353515204740316" calcext:value-type="float">
            <text:p>0.035351520474032</text:p>
          </table:table-cell>
          <table:table-cell office:value-type="float" office:value="4769112" calcext:value-type="float">
            <text:p>4769112</text:p>
          </table:table-cell>
          <table:table-cell office:value-type="string" calcext:value-type="string">
            <text:p>USCens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13]/[.$B$126]" office:value-type="float" office:value="0.0230593538460143" calcext:value-type="float">
            <text:p>0.023059353846014</text:p>
          </table:table-cell>
          <table:table-cell office:value-type="float" office:value="3110832" calcext:value-type="float">
            <text:p>3110832</text:p>
          </table:table-cell>
          <table:table-cell office:value-type="string" calcext:value-type="string">
            <text:p>Bim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4]/[.$B$126]" office:value-type="float" office:value="0.0189447084367873" calcext:value-type="float">
            <text:p>0.018944708436787</text:p>
          </table:table-cell>
          <table:table-cell office:value-type="float" office:value="2555744" calcext:value-type="float">
            <text:p>2555744</text:p>
          </table:table-cell>
          <table:table-cell office:value-type="string" calcext:value-type="string">
            <text:p>RealEstate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B15]/[.$B$126]" office:value-type="float" office:value="0.0176719353353225" calcext:value-type="float">
            <text:p>0.017671935335323</text:p>
          </table:table-cell>
          <table:table-cell office:value-type="float" office:value="2384040" calcext:value-type="float">
            <text:p>2384040</text:p>
          </table:table-cell>
          <table:table-cell office:value-type="string" calcext:value-type="string">
            <text:p>Tel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6]/[.$B$126]" office:value-type="float" office:value="0.0163146882421959" calcext:value-type="float">
            <text:p>0.016314688242196</text:p>
          </table:table-cell>
          <table:table-cell office:value-type="float" office:value="2200940" calcext:value-type="float">
            <text:p>2200940</text:p>
          </table:table-cell>
          <table:table-cell office:value-type="string" calcext:value-type="string">
            <text:p>Medicar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7]/[.$B$126]" office:value-type="float" office:value="0.0158411120418372" calcext:value-type="float">
            <text:p>0.015841112041837</text:p>
          </table:table-cell>
          <table:table-cell office:value-type="float" office:value="2137052" calcext:value-type="float">
            <text:p>2137052</text:p>
          </table:table-cell>
          <table:table-cell office:value-type="string" calcext:value-type="string">
            <text:p>PanCreactomy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8]/[.$B$126]" office:value-type="float" office:value="0.0151063454615036" calcext:value-type="float">
            <text:p>0.015106345461504</text:p>
          </table:table-cell>
          <table:table-cell office:value-type="float" office:value="2037928" calcext:value-type="float">
            <text:p>2037928</text:p>
          </table:table-cell>
          <table:table-cell office:value-type="string" calcext:value-type="string">
            <text:p>CMSprovi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9]/[.$B$126]" office:value-type="float" office:value="0.0132656485845773" calcext:value-type="float">
            <text:p>0.013265648584577</text:p>
          </table:table-cell>
          <table:table-cell office:value-type="float" office:value="1789608" calcext:value-type="float">
            <text:p>1789608</text:p>
          </table:table-cell>
          <table:table-cell office:value-type="string" calcext:value-type="string">
            <text:p>MedPayment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20]/[.$B$126]" office:value-type="float" office:value="0.0132656485845773" calcext:value-type="float">
            <text:p>0.013265648584577</text:p>
          </table:table-cell>
          <table:table-cell office:value-type="float" office:value="1789608" calcext:value-type="float">
            <text:p>1789608</text:p>
          </table:table-cell>
          <table:table-cell office:value-type="string" calcext:value-type="string">
            <text:p>Physici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21]/[.$B$126]" office:value-type="float" office:value="0.013255597098732" calcext:value-type="float">
            <text:p>0.013255597098732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Medicar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22]/[.$B$126]" office:value-type="float" office:value="0.013255597098732" calcext:value-type="float">
            <text:p>0.013255597098732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Provi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23]/[.$B$126]" office:value-type="float" office:value="0.013255597098732" calcext:value-type="float">
            <text:p>0.013255597098732</text:p>
          </table:table-cell>
          <table:table-cell office:value-type="float" office:value="1788252" calcext:value-type="float">
            <text:p>1788252</text:p>
          </table:table-cell>
          <table:table-cell office:value-type="string" calcext:value-type="string">
            <text:p>Taxpay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24]/[.$B$126]" office:value-type="float" office:value="0.0119132641571694" calcext:value-type="float">
            <text:p>0.01191326415717</text:p>
          </table:table-cell>
          <table:table-cell office:value-type="float" office:value="1607164" calcext:value-type="float">
            <text:p>1607164</text:p>
          </table:table-cell>
          <table:table-cell office:value-type="string" calcext:value-type="string">
            <text:p>Redfin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25]/[.$B$126]" office:value-type="float" office:value="0.0115454805865929" calcext:value-type="float">
            <text:p>0.011545480586593</text:p>
          </table:table-cell>
          <table:table-cell office:value-type="float" office:value="1557548" calcext:value-type="float">
            <text:p>1557548</text:p>
          </table:table-cell>
          <table:table-cell office:value-type="string" calcext:value-type="string">
            <text:p>Redfin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26]/[.$B$126]" office:value-type="float" office:value="0.0103787373181159" calcext:value-type="float">
            <text:p>0.010378737318116</text:p>
          </table:table-cell>
          <table:table-cell office:value-type="float" office:value="1400148" calcext:value-type="float">
            <text:p>1400148</text:p>
          </table:table-cell>
          <table:table-cell office:value-type="string" calcext:value-type="string">
            <text:p>Redfin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27]/[.$B$126]" office:value-type="float" office:value="0.0103787373181159" calcext:value-type="float">
            <text:p>0.010378737318116</text:p>
          </table:table-cell>
          <table:table-cell office:value-type="float" office:value="1400148" calcext:value-type="float">
            <text:p>1400148</text:p>
          </table:table-cell>
          <table:table-cell office:value-type="string" calcext:value-type="string">
            <text:p>Redfin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28]/[.$B$126]" office:value-type="float" office:value="0.0100347333689197" calcext:value-type="float">
            <text:p>0.01003473336892</text:p>
          </table:table-cell>
          <table:table-cell office:value-type="float" office:value="1353740" calcext:value-type="float">
            <text:p>1353740</text:p>
          </table:table-cell>
          <table:table-cell office:value-type="string" calcext:value-type="string">
            <text:p>TrainsUK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29]/[.$B$126]" office:value-type="float" office:value="0.00975628645572364" calcext:value-type="float">
            <text:p>0.009756286455724</text:p>
          </table:table-cell>
          <table:table-cell office:value-type="float" office:value="1316176" calcext:value-type="float">
            <text:p>1316176</text:p>
          </table:table-cell>
          <table:table-cell office:value-type="string" calcext:value-type="string">
            <text:p>TableroSistemaPen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B30]/[.$B$126]" office:value-type="float" office:value="0.00881503448475031" calcext:value-type="float">
            <text:p>0.00881503448475</text:p>
          </table:table-cell>
          <table:table-cell office:value-type="float" office:value="1189196" calcext:value-type="float">
            <text:p>1189196</text:p>
          </table:table-cell>
          <table:table-cell office:value-type="string" calcext:value-type="string">
            <text:p>Wi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31]/[.$B$126]" office:value-type="float" office:value="0.00812880561040138" calcext:value-type="float">
            <text:p>0.008128805610401</text:p>
          </table:table-cell>
          <table:table-cell office:value-type="float" office:value="1096620" calcext:value-type="float">
            <text:p>1096620</text:p>
          </table:table-cell>
          <table:table-cell office:value-type="string" calcext:value-type="string">
            <text:p>SalariesFran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32]/[.$B$126]" office:value-type="float" office:value="0.00713619914537464" calcext:value-type="float">
            <text:p>0.007136199145375</text:p>
          </table:table-cell>
          <table:table-cell office:value-type="float" office:value="962712" calcext:value-type="float">
            <text:p>962712</text:p>
          </table:table-cell>
          <table:table-cell office:value-type="string" calcext:value-type="string">
            <text:p>IGlocations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33]/[.$B$126]" office:value-type="float" office:value="0.00676924578601834" calcext:value-type="float">
            <text:p>0.006769245786018</text:p>
          </table:table-cell>
          <table:table-cell office:value-type="float" office:value="913208" calcext:value-type="float">
            <text:p>913208</text:p>
          </table:table-cell>
          <table:table-cell office:value-type="string" calcext:value-type="string">
            <text:p>TableroSistemaPe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34]/[.$B$126]" office:value-type="float" office:value="0.006554991990389" calcext:value-type="float">
            <text:p>0.006554991990389</text:p>
          </table:table-cell>
          <table:table-cell office:value-type="float" office:value="884304" calcext:value-type="float">
            <text:p>884304</text:p>
          </table:table-cell>
          <table:table-cell office:value-type="string" calcext:value-type="string">
            <text:p>MLB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B35]/[.$B$126]" office:value-type="float" office:value="0.00643547122507183" calcext:value-type="float">
            <text:p>0.006435471225072</text:p>
          </table:table-cell>
          <table:table-cell office:value-type="float" office:value="868180" calcext:value-type="float">
            <text:p>868180</text:p>
          </table:table-cell>
          <table:table-cell office:value-type="string" calcext:value-type="string">
            <text:p>MLB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B36]/[.$B$126]" office:value-type="float" office:value="0.00643547122507183" calcext:value-type="float">
            <text:p>0.006435471225072</text:p>
          </table:table-cell>
          <table:table-cell office:value-type="float" office:value="868180" calcext:value-type="float">
            <text:p>868180</text:p>
          </table:table-cell>
          <table:table-cell office:value-type="string" calcext:value-type="string">
            <text:p>ML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B37]/[.$B$126]" office:value-type="float" office:value="0.00643547122507183" calcext:value-type="float">
            <text:p>0.006435471225072</text:p>
          </table:table-cell>
          <table:table-cell office:value-type="float" office:value="868180" calcext:value-type="float">
            <text:p>868180</text:p>
          </table:table-cell>
          <table:table-cell office:value-type="string" calcext:value-type="string">
            <text:p>ML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B38]/[.$B$126]" office:value-type="float" office:value="0.0061586254335148" calcext:value-type="float">
            <text:p>0.006158625433515</text:p>
          </table:table-cell>
          <table:table-cell office:value-type="float" office:value="830832" calcext:value-type="float">
            <text:p>830832</text:p>
          </table:table-cell>
          <table:table-cell office:value-type="string" calcext:value-type="string">
            <text:p>Ara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9]/[.$B$126]" office:value-type="float" office:value="0.00542136821952042" calcext:value-type="float">
            <text:p>0.00542136821952</text:p>
          </table:table-cell>
          <table:table-cell office:value-type="float" office:value="731372" calcext:value-type="float">
            <text:p>731372</text:p>
          </table:table-cell>
          <table:table-cell office:value-type="string" calcext:value-type="string">
            <text:p>ML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40]/[.$B$126]" office:value-type="float" office:value="0.00542136821952042" calcext:value-type="float">
            <text:p>0.00542136821952</text:p>
          </table:table-cell>
          <table:table-cell office:value-type="float" office:value="731372" calcext:value-type="float">
            <text:p>731372</text:p>
          </table:table-cell>
          <table:table-cell office:value-type="string" calcext:value-type="string">
            <text:p>ML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41]/[.$B$126]" office:value-type="float" office:value="0.00542136821952042" calcext:value-type="float">
            <text:p>0.00542136821952</text:p>
          </table:table-cell>
          <table:table-cell office:value-type="float" office:value="731372" calcext:value-type="float">
            <text:p>731372</text:p>
          </table:table-cell>
          <table:table-cell office:value-type="string" calcext:value-type="string">
            <text:p>MLB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B42]/[.$B$126]" office:value-type="float" office:value="0.00542136821952042" calcext:value-type="float">
            <text:p>0.00542136821952</text:p>
          </table:table-cell>
          <table:table-cell office:value-type="float" office:value="731372" calcext:value-type="float">
            <text:p>731372</text:p>
          </table:table-cell>
          <table:table-cell office:value-type="string" calcext:value-type="string">
            <text:p>M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43]/[.$B$126]" office:value-type="float" office:value="0.00485928557300155" calcext:value-type="float">
            <text:p>0.004859285573002</text:p>
          </table:table-cell>
          <table:table-cell office:value-type="float" office:value="655544" calcext:value-type="float">
            <text:p>655544</text:p>
          </table:table-cell>
          <table:table-cell office:value-type="string" calcext:value-type="string">
            <text:p>HashTa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44]/[.$B$126]" office:value-type="float" office:value="0.00449695767615815" calcext:value-type="float">
            <text:p>0.004496957676158</text:p>
          </table:table-cell>
          <table:table-cell office:value-type="float" office:value="606664" calcext:value-type="float">
            <text:p>606664</text:p>
          </table:table-cell>
          <table:table-cell office:value-type="string" calcext:value-type="string">
            <text:p>TableroSistemaPe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45]/[.$B$126]" office:value-type="float" office:value="0.00449695767615815" calcext:value-type="float">
            <text:p>0.004496957676158</text:p>
          </table:table-cell>
          <table:table-cell office:value-type="float" office:value="606664" calcext:value-type="float">
            <text:p>606664</text:p>
          </table:table-cell>
          <table:table-cell office:value-type="string" calcext:value-type="string">
            <text:p>TableroSistemaPen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B46]/[.$B$126]" office:value-type="float" office:value="0.00409350467351099" calcext:value-type="float">
            <text:p>0.004093504673511</text:p>
          </table:table-cell>
          <table:table-cell office:value-type="float" office:value="552236" calcext:value-type="float">
            <text:p>552236</text:p>
          </table:table-cell>
          <table:table-cell office:value-type="string" calcext:value-type="string">
            <text:p>TableroSistemaPen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47]/[.$B$126]" office:value-type="float" office:value="0.00409350467351099" calcext:value-type="float">
            <text:p>0.004093504673511</text:p>
          </table:table-cell>
          <table:table-cell office:value-type="float" office:value="552236" calcext:value-type="float">
            <text:p>552236</text:p>
          </table:table-cell>
          <table:table-cell office:value-type="string" calcext:value-type="string">
            <text:p>TableroSistemaPen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48]/[.$B$126]" office:value-type="float" office:value="0.00409350467351099" calcext:value-type="float">
            <text:p>0.004093504673511</text:p>
          </table:table-cell>
          <table:table-cell office:value-type="float" office:value="552236" calcext:value-type="float">
            <text:p>552236</text:p>
          </table:table-cell>
          <table:table-cell office:value-type="string" calcext:value-type="string">
            <text:p>TableroSistemaPen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B49]/[.$B$126]" office:value-type="float" office:value="0.00404464081311836" calcext:value-type="float">
            <text:p>0.004044640813118</text:p>
          </table:table-cell>
          <table:table-cell office:value-type="float" office:value="545644" calcext:value-type="float">
            <text:p>545644</text:p>
          </table:table-cell>
          <table:table-cell office:value-type="string" calcext:value-type="string">
            <text:p>Rom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50]/[.$B$126]" office:value-type="float" office:value="0.00361396874260686" calcext:value-type="float">
            <text:p>0.003613968742607</text:p>
          </table:table-cell>
          <table:table-cell office:value-type="float" office:value="487544" calcext:value-type="float">
            <text:p>487544</text:p>
          </table:table-cell>
          <table:table-cell office:value-type="string" calcext:value-type="string">
            <text:p>W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51]/[.$B$126]" office:value-type="float" office:value="0.00347988963053436" calcext:value-type="float">
            <text:p>0.003479889630534</text:p>
          </table:table-cell>
          <table:table-cell office:value-type="float" office:value="469456" calcext:value-type="float">
            <text:p>469456</text:p>
          </table:table-cell>
          <table:table-cell office:value-type="string" calcext:value-type="string">
            <text:p>TableroSistemaPen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B52]/[.$B$126]" office:value-type="float" office:value="0.00286852801801274" calcext:value-type="float">
            <text:p>0.002868528018013</text:p>
          </table:table-cell>
          <table:table-cell office:value-type="float" office:value="386980" calcext:value-type="float">
            <text:p>386980</text:p>
          </table:table-cell>
          <table:table-cell office:value-type="string" calcext:value-type="string">
            <text:p>Rentabilid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53]/[.$B$126]" office:value-type="float" office:value="0.00282550528656267" calcext:value-type="float">
            <text:p>0.002825505286563</text:p>
          </table:table-cell>
          <table:table-cell office:value-type="float" office:value="381176" calcext:value-type="float">
            <text:p>381176</text:p>
          </table:table-cell>
          <table:table-cell office:value-type="string" calcext:value-type="string">
            <text:p>Rentabilid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54]/[.$B$126]" office:value-type="float" office:value="0.00278832368405517" calcext:value-type="float">
            <text:p>0.002788323684055</text:p>
          </table:table-cell>
          <table:table-cell office:value-type="float" office:value="376160" calcext:value-type="float">
            <text:p>376160</text:p>
          </table:table-cell>
          <table:table-cell office:value-type="string" calcext:value-type="string">
            <text:p>YaleLanguag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55]/[.$B$126]" office:value-type="float" office:value="0.00252748910888893" calcext:value-type="float">
            <text:p>0.002527489108889</text:p>
          </table:table-cell>
          <table:table-cell office:value-type="float" office:value="340972" calcext:value-type="float">
            <text:p>340972</text:p>
          </table:table-cell>
          <table:table-cell office:value-type="string" calcext:value-type="string">
            <text:p>CityMaxCapi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56]/[.$B$126]" office:value-type="float" office:value="0.00252052126471887" calcext:value-type="float">
            <text:p>0.002520521264719</text:p>
          </table:table-cell>
          <table:table-cell office:value-type="float" office:value="340032" calcext:value-type="float">
            <text:p>340032</text:p>
          </table:table-cell>
          <table:table-cell office:value-type="string" calcext:value-type="string">
            <text:p>YaleLanguag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57]/[.$B$126]" office:value-type="float" office:value="0.00252052126471887" calcext:value-type="float">
            <text:p>0.002520521264719</text:p>
          </table:table-cell>
          <table:table-cell office:value-type="float" office:value="340032" calcext:value-type="float">
            <text:p>340032</text:p>
          </table:table-cell>
          <table:table-cell office:value-type="string" calcext:value-type="string">
            <text:p>YaleLanguag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B58]/[.$B$126]" office:value-type="float" office:value="0.00234872684292585" calcext:value-type="float">
            <text:p>0.002348726842926</text:p>
          </table:table-cell>
          <table:table-cell office:value-type="float" office:value="316856" calcext:value-type="float">
            <text:p>316856</text:p>
          </table:table-cell>
          <table:table-cell office:value-type="string" calcext:value-type="string">
            <text:p>Hat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59]/[.$B$126]" office:value-type="float" office:value="0.00212572617908302" calcext:value-type="float">
            <text:p>0.002125726179083</text:p>
          </table:table-cell>
          <table:table-cell office:value-type="float" office:value="286772" calcext:value-type="float">
            <text:p>286772</text:p>
          </table:table-cell>
          <table:table-cell office:value-type="string" calcext:value-type="string">
            <text:p>MLB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B60]/[.$B$126]" office:value-type="float" office:value="0.00212572617908302" calcext:value-type="float">
            <text:p>0.002125726179083</text:p>
          </table:table-cell>
          <table:table-cell office:value-type="float" office:value="286772" calcext:value-type="float">
            <text:p>286772</text:p>
          </table:table-cell>
          <table:table-cell office:value-type="string" calcext:value-type="string">
            <text:p>MLB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B61]/[.$B$126]" office:value-type="float" office:value="0.00212572617908302" calcext:value-type="float">
            <text:p>0.002125726179083</text:p>
          </table:table-cell>
          <table:table-cell office:value-type="float" office:value="286772" calcext:value-type="float">
            <text:p>286772</text:p>
          </table:table-cell>
          <table:table-cell office:value-type="string" calcext:value-type="string">
            <text:p>MLB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B62]/[.$B$126]" office:value-type="float" office:value="0.0018075773793179" calcext:value-type="float">
            <text:p>0.001807577379318</text:p>
          </table:table-cell>
          <table:table-cell office:value-type="float" office:value="243852" calcext:value-type="float">
            <text:p>243852</text:p>
          </table:table-cell>
          <table:table-cell office:value-type="string" calcext:value-type="string">
            <text:p>YaleLangua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63]/[.$B$126]" office:value-type="float" office:value="0.0018075773793179" calcext:value-type="float">
            <text:p>0.001807577379318</text:p>
          </table:table-cell>
          <table:table-cell office:value-type="float" office:value="243852" calcext:value-type="float">
            <text:p>243852</text:p>
          </table:table-cell>
          <table:table-cell office:value-type="string" calcext:value-type="string">
            <text:p>YaleLanguag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64]/[.$B$126]" office:value-type="float" office:value="0.00156299122374824" calcext:value-type="float">
            <text:p>0.001562991223748</text:p>
          </table:table-cell>
          <table:table-cell office:value-type="float" office:value="210856" calcext:value-type="float">
            <text:p>210856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65]/[.$B$126]" office:value-type="float" office:value="0.00153485299346146" calcext:value-type="float">
            <text:p>0.001534852993461</text:p>
          </table:table-cell>
          <table:table-cell office:value-type="float" office:value="207060" calcext:value-type="float">
            <text:p>207060</text:p>
          </table:table-cell>
          <table:table-cell office:value-type="string" calcext:value-type="string">
            <text:p>Corpor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66]/[.$B$126]" office:value-type="float" office:value="0.000380740795692817" calcext:value-type="float">
            <text:p>0.000380740795693</text:p>
          </table:table-cell>
          <table:table-cell office:value-type="float" office:value="51364" calcext:value-type="float">
            <text:p>51364</text:p>
          </table:table-cell>
          <table:table-cell office:value-type="string" calcext:value-type="string">
            <text:p>ML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B67]/[.$B$126]" office:value-type="float" office:value="0.000380740795692817" calcext:value-type="float">
            <text:p>0.000380740795693</text:p>
          </table:table-cell>
          <table:table-cell office:value-type="float" office:value="51364" calcext:value-type="float">
            <text:p>51364</text:p>
          </table:table-cell>
          <table:table-cell office:value-type="string" calcext:value-type="string">
            <text:p>ML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B68]/[.$B$126]" office:value-type="float" office:value="0.000380740795692817" calcext:value-type="float">
            <text:p>0.000380740795693</text:p>
          </table:table-cell>
          <table:table-cell office:value-type="float" office:value="51364" calcext:value-type="float">
            <text:p>51364</text:p>
          </table:table-cell>
          <table:table-cell office:value-type="string" calcext:value-type="string">
            <text:p>ML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B69]/[.$B$126]" office:value-type="float" office:value="0.000324375383917095" calcext:value-type="float">
            <text:p>0.000324375383917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ML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B70]/[.$B$126]" office:value-type="float" office:value="0.000324375383917095" calcext:value-type="float">
            <text:p>0.000324375383917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ML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B71]/[.$B$126]" office:value-type="float" office:value="0.000324375383917095" calcext:value-type="float">
            <text:p>0.000324375383917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ML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B72]/[.$B$126]" office:value-type="float" office:value="0.000324375383917095" calcext:value-type="float">
            <text:p>0.000324375383917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ML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B73]/[.$B$126]" office:value-type="float" office:value="0.000288794903048675" calcext:value-type="float">
            <text:p>0.000288794903049</text:p>
          </table:table-cell>
          <table:table-cell office:value-type="float" office:value="38960" calcext:value-type="float">
            <text:p>38960</text:p>
          </table:table-cell>
          <table:table-cell office:value-type="string" calcext:value-type="string">
            <text:p>SalariesFr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74]/[.$B$126]" office:value-type="float" office:value="0.000269611093780452" calcext:value-type="float">
            <text:p>0.00026961109378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B75]/[.$B$126]" office:value-type="float" office:value="0.000269611093780452" calcext:value-type="float">
            <text:p>0.00026961109378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B76]/[.$B$126]" office:value-type="float" office:value="0.000269611093780452" calcext:value-type="float">
            <text:p>0.00026961109378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B77]/[.$B$126]" office:value-type="float" office:value="0.000269611093780452" calcext:value-type="float">
            <text:p>0.00026961109378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B78]/[.$B$126]" office:value-type="float" office:value="0.000269611093780452" calcext:value-type="float">
            <text:p>0.00026961109378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B79]/[.$B$126]" office:value-type="float" office:value="0.000269611093780452" calcext:value-type="float">
            <text:p>0.00026961109378</text:p>
          </table:table-cell>
          <table:table-cell office:value-type="float" office:value="36372" calcext:value-type="float">
            <text:p>36372</text:p>
          </table:table-cell>
          <table:table-cell office:value-type="string" calcext:value-type="string">
            <text:p>ML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B80]/[.$B$126]" office:value-type="float" office:value="0.000261071778372031" calcext:value-type="float">
            <text:p>0.000261071778372</text:p>
          </table:table-cell>
          <table:table-cell office:value-type="float" office:value="35220" calcext:value-type="float">
            <text:p>35220</text:p>
          </table:table-cell>
          <table:table-cell office:value-type="string" calcext:value-type="string">
            <text:p>ML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B81]/[.$B$126]" office:value-type="float" office:value="0.000261071778372031" calcext:value-type="float">
            <text:p>0.000261071778372</text:p>
          </table:table-cell>
          <table:table-cell office:value-type="float" office:value="35220" calcext:value-type="float">
            <text:p>35220</text:p>
          </table:table-cell>
          <table:table-cell office:value-type="string" calcext:value-type="string">
            <text:p>ML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B82]/[.$B$126]" office:value-type="float" office:value="0.000261071778372031" calcext:value-type="float">
            <text:p>0.000261071778372</text:p>
          </table:table-cell>
          <table:table-cell office:value-type="float" office:value="35220" calcext:value-type="float">
            <text:p>35220</text:p>
          </table:table-cell>
          <table:table-cell office:value-type="string" calcext:value-type="string">
            <text:p>ML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B83]/[.$B$126]" office:value-type="float" office:value="0.000213364283607625" calcext:value-type="float">
            <text:p>0.000213364283608</text:p>
          </table:table-cell>
          <table:table-cell office:value-type="float" office:value="28784" calcext:value-type="float">
            <text:p>28784</text:p>
          </table:table-cell>
          <table:table-cell office:value-type="string" calcext:value-type="string">
            <text:p>ML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84]/[.$B$126]" office:value-type="float" office:value="0.000213364283607625" calcext:value-type="float">
            <text:p>0.000213364283608</text:p>
          </table:table-cell>
          <table:table-cell office:value-type="float" office:value="28784" calcext:value-type="float">
            <text:p>28784</text:p>
          </table:table-cell>
          <table:table-cell office:value-type="string" calcext:value-type="string">
            <text:p>ML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B85]/[.$B$126]" office:value-type="float" office:value="0.000213364283607625" calcext:value-type="float">
            <text:p>0.000213364283608</text:p>
          </table:table-cell>
          <table:table-cell office:value-type="float" office:value="28784" calcext:value-type="float">
            <text:p>28784</text:p>
          </table:table-cell>
          <table:table-cell office:value-type="string" calcext:value-type="string">
            <text:p>ML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B86]/[.$B$126]" office:value-type="float" office:value="0.000213364283607625" calcext:value-type="float">
            <text:p>0.000213364283608</text:p>
          </table:table-cell>
          <table:table-cell office:value-type="float" office:value="28784" calcext:value-type="float">
            <text:p>28784</text:p>
          </table:table-cell>
          <table:table-cell office:value-type="string" calcext:value-type="string">
            <text:p>ML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B87]/[.$B$126]" office:value-type="float" office:value="0.000213364283607625" calcext:value-type="float">
            <text:p>0.000213364283608</text:p>
          </table:table-cell>
          <table:table-cell office:value-type="float" office:value="28784" calcext:value-type="float">
            <text:p>28784</text:p>
          </table:table-cell>
          <table:table-cell office:value-type="string" calcext:value-type="string">
            <text:p>ML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B88]/[.$B$126]" office:value-type="float" office:value="0.0001508612388821" calcext:value-type="float">
            <text:p>0.000150861238882</text:p>
          </table:table-cell>
          <table:table-cell office:value-type="float" office:value="20352" calcext:value-type="float">
            <text:p>20352</text:p>
          </table:table-cell>
          <table:table-cell office:value-type="string" calcext:value-type="string">
            <text:p>MLB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B89]/[.$B$126]" office:value-type="float" office:value="0.0001508612388821" calcext:value-type="float">
            <text:p>0.000150861238882</text:p>
          </table:table-cell>
          <table:table-cell office:value-type="float" office:value="20352" calcext:value-type="float">
            <text:p>20352</text:p>
          </table:table-cell>
          <table:table-cell office:value-type="string" calcext:value-type="string">
            <text:p>MLB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B90]/[.$B$126]" office:value-type="float" office:value="0.0001508612388821" calcext:value-type="float">
            <text:p>0.000150861238882</text:p>
          </table:table-cell>
          <table:table-cell office:value-type="float" office:value="20352" calcext:value-type="float">
            <text:p>20352</text:p>
          </table:table-cell>
          <table:table-cell office:value-type="string" calcext:value-type="string">
            <text:p>MLB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B91]/[.$B$126]" office:value-type="float" office:value="0.0001508612388821" calcext:value-type="float">
            <text:p>0.000150861238882</text:p>
          </table:table-cell>
          <table:table-cell office:value-type="float" office:value="20352" calcext:value-type="float">
            <text:p>20352</text:p>
          </table:table-cell>
          <table:table-cell office:value-type="string" calcext:value-type="string">
            <text:p>MLB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B92]/[.$B$126]" office:value-type="float" office:value="0.000130758267191443" calcext:value-type="float">
            <text:p>0.000130758267191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ML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B93]/[.$B$126]" office:value-type="float" office:value="0.000130758267191443" calcext:value-type="float">
            <text:p>0.000130758267191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ML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B94]/[.$B$126]" office:value-type="float" office:value="0.000130758267191443" calcext:value-type="float">
            <text:p>0.000130758267191</text:p>
          </table:table-cell>
          <table:table-cell office:value-type="float" office:value="17640" calcext:value-type="float">
            <text:p>17640</text:p>
          </table:table-cell>
          <table:table-cell office:value-type="string" calcext:value-type="string">
            <text:p>ML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B95]/[.$B$126]" office:value-type="float" office:value="0.00013049141358493" calcext:value-type="float">
            <text:p>0.000130491413585</text:p>
          </table:table-cell>
          <table:table-cell office:value-type="float" office:value="17604" calcext:value-type="float">
            <text:p>17604</text:p>
          </table:table-cell>
          <table:table-cell office:value-type="string" calcext:value-type="string">
            <text:p>ML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B96]/[.$B$126]" office:value-type="float" office:value="0.00013049141358493" calcext:value-type="float">
            <text:p>0.000130491413585</text:p>
          </table:table-cell>
          <table:table-cell office:value-type="float" office:value="17604" calcext:value-type="float">
            <text:p>17604</text:p>
          </table:table-cell>
          <table:table-cell office:value-type="string" calcext:value-type="string">
            <text:p>MLB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B97]/[.$B$126]" office:value-type="float" office:value="0.00013049141358493" calcext:value-type="float">
            <text:p>0.000130491413585</text:p>
          </table:table-cell>
          <table:table-cell office:value-type="float" office:value="17604" calcext:value-type="float">
            <text:p>17604</text:p>
          </table:table-cell>
          <table:table-cell office:value-type="string" calcext:value-type="string">
            <text:p>MLB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B98]/[.$B$126]" office:value-type="float" office:value="0.00013049141358493" calcext:value-type="float">
            <text:p>0.000130491413585</text:p>
          </table:table-cell>
          <table:table-cell office:value-type="float" office:value="17604" calcext:value-type="float">
            <text:p>17604</text:p>
          </table:table-cell>
          <table:table-cell office:value-type="string" calcext:value-type="string">
            <text:p>MLB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B99]/[.$B$126]" office:value-type="float" office:value="0.000125628747866246" calcext:value-type="float">
            <text:p>0.000125628747866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B100]/[.$B$126]" office:value-type="float" office:value="0.000125628747866246" calcext:value-type="float">
            <text:p>0.000125628747866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B101]/[.$B$126]" office:value-type="float" office:value="0.000125628747866246" calcext:value-type="float">
            <text:p>0.000125628747866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B102]/[.$B$126]" office:value-type="float" office:value="0.000125628747866246" calcext:value-type="float">
            <text:p>0.000125628747866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B103]/[.$B$126]" office:value-type="float" office:value="0.000125628747866246" calcext:value-type="float">
            <text:p>0.000125628747866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B104]/[.$B$126]" office:value-type="float" office:value="0.000125628747866246" calcext:value-type="float">
            <text:p>0.000125628747866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B105]/[.$B$126]" office:value-type="float" office:value="0.000125628747866246" calcext:value-type="float">
            <text:p>0.000125628747866</text:p>
          </table:table-cell>
          <table:table-cell office:value-type="float" office:value="16948" calcext:value-type="float">
            <text:p>16948</text:p>
          </table:table-cell>
          <table:table-cell office:value-type="string" calcext:value-type="string">
            <text:p>ML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B106]/[.$B$126]" office:value-type="float" office:value="0.00010312409371697" calcext:value-type="float">
            <text:p>0.000103124093717</text:p>
          </table:table-cell>
          <table:table-cell office:value-type="float" office:value="13912" calcext:value-type="float">
            <text:p>13912</text:p>
          </table:table-cell>
          <table:table-cell office:value-type="string" calcext:value-type="string">
            <text:p>M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07]/[.$B$126]" office:value-type="float" office:value="0.00010312409371697" calcext:value-type="float">
            <text:p>0.000103124093717</text:p>
          </table:table-cell>
          <table:table-cell office:value-type="float" office:value="13912" calcext:value-type="float">
            <text:p>13912</text:p>
          </table:table-cell>
          <table:table-cell office:value-type="string" calcext:value-type="string">
            <text:p>ML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B108]/[.$B$126]" office:value-type="float" office:value="0.00010312409371697" calcext:value-type="float">
            <text:p>0.000103124093717</text:p>
          </table:table-cell>
          <table:table-cell office:value-type="float" office:value="13912" calcext:value-type="float">
            <text:p>13912</text:p>
          </table:table-cell>
          <table:table-cell office:value-type="string" calcext:value-type="string">
            <text:p>ML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B109]/[.$B$126]" office:value-type="float" office:value="0.00010312409371697" calcext:value-type="float">
            <text:p>0.000103124093717</text:p>
          </table:table-cell>
          <table:table-cell office:value-type="float" office:value="13912" calcext:value-type="float">
            <text:p>13912</text:p>
          </table:table-cell>
          <table:table-cell office:value-type="string" calcext:value-type="string">
            <text:p>ML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110]/[.$B$126]" office:value-type="float" office:value="0.0000870239261240104" calcext:value-type="float">
            <text:p>8.70239261240104E-05</text:p>
          </table:table-cell>
          <table:table-cell office:value-type="float" office:value="11740" calcext:value-type="float">
            <text:p>11740</text:p>
          </table:table-cell>
          <table:table-cell office:value-type="string" calcext:value-type="string">
            <text:p>MLB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B111]/[.$B$126]" office:value-type="float" office:value="0.0000870239261240104" calcext:value-type="float">
            <text:p>8.70239261240104E-05</text:p>
          </table:table-cell>
          <table:table-cell office:value-type="float" office:value="11740" calcext:value-type="float">
            <text:p>11740</text:p>
          </table:table-cell>
          <table:table-cell office:value-type="string" calcext:value-type="string">
            <text:p>MLB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B112]/[.$B$126]" office:value-type="float" office:value="0.0000870239261240104" calcext:value-type="float">
            <text:p>8.70239261240104E-05</text:p>
          </table:table-cell>
          <table:table-cell office:value-type="float" office:value="11740" calcext:value-type="float">
            <text:p>11740</text:p>
          </table:table-cell>
          <table:table-cell office:value-type="string" calcext:value-type="string">
            <text:p>MLB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B113]/[.$B$126]" office:value-type="float" office:value="0.0000870239261240104" calcext:value-type="float">
            <text:p>8.70239261240104E-05</text:p>
          </table:table-cell>
          <table:table-cell office:value-type="float" office:value="11740" calcext:value-type="float">
            <text:p>11740</text:p>
          </table:table-cell>
          <table:table-cell office:value-type="string" calcext:value-type="string">
            <text:p>MLB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B114]/[.$B$126]" office:value-type="float" office:value="0.0000861047637015762" calcext:value-type="float">
            <text:p>8.61047637015762E-05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MLB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B115]/[.$B$126]" office:value-type="float" office:value="0.0000861047637015762" calcext:value-type="float">
            <text:p>8.61047637015762E-05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ML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B116]/[.$B$126]" office:value-type="float" office:value="0.0000861047637015762" calcext:value-type="float">
            <text:p>8.61047637015762E-05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ML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B117]/[.$B$126]" office:value-type="float" office:value="0.000051206242049801" calcext:value-type="float">
            <text:p>5.1206242049801E-05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L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B118]/[.$B$126]" office:value-type="float" office:value="0.000051206242049801" calcext:value-type="float">
            <text:p>5.1206242049801E-05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LB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B119]/[.$B$126]" office:value-type="float" office:value="0.000051206242049801" calcext:value-type="float">
            <text:p>5.1206242049801E-05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LB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B120]/[.$B$126]" office:value-type="float" office:value="0.000051206242049801" calcext:value-type="float">
            <text:p>5.1206242049801E-05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L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B121]/[.$B$126]" office:value-type="float" office:value="0.000051206242049801" calcext:value-type="float">
            <text:p>5.1206242049801E-05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MLB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B122]/[.$B$126]" office:value-type="float" office:value="0.00000329119448032884" calcext:value-type="float">
            <text:p>3.29119448032884E-06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IUBLib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123]/[.$B$126]" office:value-type="float" office:value="0.000000681959216644715" calcext:value-type="float">
            <text:p>6.81959216644715E-0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L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B124]/[.$B$126]" office:value-type="float" office:value="0.0000000889512021710498" calcext:value-type="float">
            <text:p>8.89512021710498E-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L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B125]/[.$B$126]" office:value-type="float" office:value="0.0000000296504007236833" calcext:value-type="float">
            <text:p>2.96504007236833E-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nsUK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2:.B125])" office:value-type="float" office:value="134905428" calcext:value-type="float">
            <text:p>134905428</text:p>
          </table:table-cell>
          <table:table-cell table:number-columns-repeated="2"/>
        </table:table-row>
      </table:table>
      <table:table table:name="md5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d5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uplicate ?</text:p>
          </table:table-cell>
          <table:table-cell/>
        </table:table-row>
        <table:table-row table:style-name="ro1">
          <table:table-cell office:value-type="string" calcext:value-type="string">
            <text:p>739c9f63accade949ea042c79d78034b <text:s/></text:p>
          </table:table-cell>
          <table:table-cell office:value-type="string" calcext:value-type="string">
            <text:p>MLB_56</text:p>
          </table:table-cell>
          <table:table-cell table:formula="of:=IF(COUNTIF([.A2:.A207];[.A2])&gt;1;&quot;yes&quot;;&quot;no&quot;)" office:value-type="string" office:string-value="yes" calcext:value-type="string">
            <text:p>yes</text:p>
          </table:table-cell>
          <table:table-cell table:formula="of:=COUNTIF([.A2:.A207];[.A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39c9f63accade949ea042c79d78034b <text:s/></text:p>
          </table:table-cell>
          <table:table-cell office:value-type="string" calcext:value-type="string">
            <text:p>MLB_53</text:p>
          </table:table-cell>
          <table:table-cell table:formula="of:=IF(COUNTIF([.A3:.A208];[.A3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739c9f63accade949ea042c79d78034b <text:s/></text:p>
          </table:table-cell>
          <table:table-cell office:value-type="string" calcext:value-type="string">
            <text:p>MLB_54</text:p>
          </table:table-cell>
          <table:table-cell table:formula="of:=IF(COUNTIF([.A4:.A209];[.A4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8aadb8ee7e96cd6fd1559add8e6745da <text:s/></text:p>
          </table:table-cell>
          <table:table-cell office:value-type="string" calcext:value-type="string">
            <text:p>MLB_21</text:p>
          </table:table-cell>
          <table:table-cell table:formula="of:=IF(COUNTIF([.A5:.A210];[.A5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8aadb8ee7e96cd6fd1559add8e6745da <text:s/></text:p>
          </table:table-cell>
          <table:table-cell office:value-type="string" calcext:value-type="string">
            <text:p>MLB_19</text:p>
          </table:table-cell>
          <table:table-cell table:formula="of:=IF(COUNTIF([.A6:.A211];[.A6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9ec04eb37ceeec4ae28e9c0497d37d76 <text:s/></text:p>
          </table:table-cell>
          <table:table-cell office:value-type="string" calcext:value-type="string">
            <text:p>MLB_14</text:p>
          </table:table-cell>
          <table:table-cell table:formula="of:=IF(COUNTIF([.A7:.A212];[.A7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9ec04eb37ceeec4ae28e9c0497d37d76 <text:s/></text:p>
          </table:table-cell>
          <table:table-cell office:value-type="string" calcext:value-type="string">
            <text:p>MLB_1</text:p>
          </table:table-cell>
          <table:table-cell table:formula="of:=IF(COUNTIF([.A8:.A213];[.A8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9ec04eb37ceeec4ae28e9c0497d37d76 <text:s/></text:p>
          </table:table-cell>
          <table:table-cell office:value-type="string" calcext:value-type="string">
            <text:p>MLB_12</text:p>
          </table:table-cell>
          <table:table-cell table:formula="of:=IF(COUNTIF([.A9:.A214];[.A9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05f87e7424ccdcbbcbe35b5f279157c <text:s/></text:p>
          </table:table-cell>
          <table:table-cell office:value-type="string" calcext:value-type="string">
            <text:p>MLB_62</text:p>
          </table:table-cell>
          <table:table-cell table:formula="of:=IF(COUNTIF([.A10:.A215];[.A10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05f87e7424ccdcbbcbe35b5f279157c <text:s/></text:p>
          </table:table-cell>
          <table:table-cell office:value-type="string" calcext:value-type="string">
            <text:p>MLB_58</text:p>
          </table:table-cell>
          <table:table-cell table:formula="of:=IF(COUNTIF([.A11:.A216];[.A11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05f87e7424ccdcbbcbe35b5f279157c <text:s/></text:p>
          </table:table-cell>
          <table:table-cell office:value-type="string" calcext:value-type="string">
            <text:p>MLB_59</text:p>
          </table:table-cell>
          <table:table-cell table:formula="of:=IF(COUNTIF([.A12:.A217];[.A12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05f87e7424ccdcbbcbe35b5f279157c <text:s/></text:p>
          </table:table-cell>
          <table:table-cell office:value-type="string" calcext:value-type="string">
            <text:p>MLB_60</text:p>
          </table:table-cell>
          <table:table-cell table:formula="of:=IF(COUNTIF([.A13:.A218];[.A13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714c838523e52ec313ad136287e2bd3 <text:s/></text:p>
          </table:table-cell>
          <table:table-cell office:value-type="string" calcext:value-type="string">
            <text:p>MLB_44</text:p>
          </table:table-cell>
          <table:table-cell table:formula="of:=IF(COUNTIF([.A14:.A219];[.A14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714c838523e52ec313ad136287e2bd3 <text:s/></text:p>
          </table:table-cell>
          <table:table-cell office:value-type="string" calcext:value-type="string">
            <text:p>MLB_41</text:p>
          </table:table-cell>
          <table:table-cell table:formula="of:=IF(COUNTIF([.A15:.A220];[.A15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714c838523e52ec313ad136287e2bd3 <text:s/></text:p>
          </table:table-cell>
          <table:table-cell office:value-type="string" calcext:value-type="string">
            <text:p>MLB_42</text:p>
          </table:table-cell>
          <table:table-cell table:formula="of:=IF(COUNTIF([.A16:.A221];[.A16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186d9ba8a8c6968296978a8cf358b7 <text:s/></text:p>
          </table:table-cell>
          <table:table-cell office:value-type="string" calcext:value-type="string">
            <text:p>MLB_37</text:p>
          </table:table-cell>
          <table:table-cell table:formula="of:=IF(COUNTIF([.A17:.A222];[.A17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186d9ba8a8c6968296978a8cf358b7 <text:s/></text:p>
          </table:table-cell>
          <table:table-cell office:value-type="string" calcext:value-type="string">
            <text:p>MLB_31</text:p>
          </table:table-cell>
          <table:table-cell table:formula="of:=IF(COUNTIF([.A18:.A223];[.A18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186d9ba8a8c6968296978a8cf358b7 <text:s/></text:p>
          </table:table-cell>
          <table:table-cell office:value-type="string" calcext:value-type="string">
            <text:p>MLB_32</text:p>
          </table:table-cell>
          <table:table-cell table:formula="of:=IF(COUNTIF([.A19:.A224];[.A19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186d9ba8a8c6968296978a8cf358b7 <text:s/></text:p>
          </table:table-cell>
          <table:table-cell office:value-type="string" calcext:value-type="string">
            <text:p>MLB_33</text:p>
          </table:table-cell>
          <table:table-cell table:formula="of:=IF(COUNTIF([.A20:.A225];[.A20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186d9ba8a8c6968296978a8cf358b7 <text:s/></text:p>
          </table:table-cell>
          <table:table-cell office:value-type="string" calcext:value-type="string">
            <text:p>MLB_34</text:p>
          </table:table-cell>
          <table:table-cell table:formula="of:=IF(COUNTIF([.A21:.A226];[.A21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186d9ba8a8c6968296978a8cf358b7 <text:s/></text:p>
          </table:table-cell>
          <table:table-cell office:value-type="string" calcext:value-type="string">
            <text:p>MLB_35</text:p>
          </table:table-cell>
          <table:table-cell table:formula="of:=IF(COUNTIF([.A22:.A227];[.A22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809a875a5d323c427a6cc6248167823 <text:s/></text:p>
          </table:table-cell>
          <table:table-cell office:value-type="string" calcext:value-type="string">
            <text:p>MLB_51</text:p>
          </table:table-cell>
          <table:table-cell table:formula="of:=IF(COUNTIF([.A23:.A228];[.A23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809a875a5d323c427a6cc6248167823 <text:s/></text:p>
          </table:table-cell>
          <table:table-cell office:value-type="string" calcext:value-type="string">
            <text:p>MLB_49</text:p>
          </table:table-cell>
          <table:table-cell table:formula="of:=IF(COUNTIF([.A24:.A229];[.A24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6bdb6077f1ef11ee0f96a66357c2259 <text:s/></text:p>
          </table:table-cell>
          <table:table-cell office:value-type="string" calcext:value-type="string">
            <text:p>MLB_48</text:p>
          </table:table-cell>
          <table:table-cell table:formula="of:=IF(COUNTIF([.A25:.A230];[.A25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6bdb6077f1ef11ee0f96a66357c2259 <text:s/></text:p>
          </table:table-cell>
          <table:table-cell office:value-type="string" calcext:value-type="string">
            <text:p>MLB_45</text:p>
          </table:table-cell>
          <table:table-cell table:formula="of:=IF(COUNTIF([.A26:.A231];[.A26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6bdb6077f1ef11ee0f96a66357c2259 <text:s/></text:p>
          </table:table-cell>
          <table:table-cell office:value-type="string" calcext:value-type="string">
            <text:p>MLB_46</text:p>
          </table:table-cell>
          <table:table-cell table:formula="of:=IF(COUNTIF([.A27:.A232];[.A27])&gt;1;&quot;yes&quot;;&quot;no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6967d63277e87c47fcb350ef54da44ef <text:s/></text:p>
          </table:table-cell>
          <table:table-cell office:value-type="string" calcext:value-type="string">
            <text:p>Arade_1</text:p>
          </table:table-cell>
          <table:table-cell table:formula="of:=IF(COUNTIF([.A28:.A233];[.A2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6da6ed3b91b25d5f406066179ea33ed <text:s/></text:p>
          </table:table-cell>
          <table:table-cell office:value-type="string" calcext:value-type="string">
            <text:p>Bimbo_1</text:p>
          </table:table-cell>
          <table:table-cell table:formula="of:=IF(COUNTIF([.A29:.A234];[.A2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38dc17921d5bf58f1d585ce798579e4 <text:s/></text:p>
          </table:table-cell>
          <table:table-cell office:value-type="string" calcext:value-type="string">
            <text:p>CityMaxCapita_1</text:p>
          </table:table-cell>
          <table:table-cell table:formula="of:=IF(COUNTIF([.A30:.A235];[.A3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5521a8622650d68dee7400fa93da1035 <text:s/></text:p>
          </table:table-cell>
          <table:table-cell office:value-type="string" calcext:value-type="string">
            <text:p>CMSprovider_1</text:p>
          </table:table-cell>
          <table:table-cell table:formula="of:=IF(COUNTIF([.A31:.A236];[.A3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598806cd8c9ec090ec66b65a996d726 <text:s/></text:p>
          </table:table-cell>
          <table:table-cell office:value-type="string" calcext:value-type="string">
            <text:p>CMSprovider_2</text:p>
          </table:table-cell>
          <table:table-cell table:formula="of:=IF(COUNTIF([.A32:.A237];[.A3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4f13cc3ebeea34533b384521e07512b <text:s/></text:p>
          </table:table-cell>
          <table:table-cell office:value-type="string" calcext:value-type="string">
            <text:p>CommonGovernment_1</text:p>
          </table:table-cell>
          <table:table-cell table:formula="of:=IF(COUNTIF([.A33:.A238];[.A3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cd1a7439b8790073a4c9b73ebd2e317 <text:s/></text:p>
          </table:table-cell>
          <table:table-cell office:value-type="string" calcext:value-type="string">
            <text:p>CommonGovernment_10</text:p>
          </table:table-cell>
          <table:table-cell table:formula="of:=IF(COUNTIF([.A34:.A239];[.A3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cc713bc5fe34d851ca036c055347a89 <text:s/></text:p>
          </table:table-cell>
          <table:table-cell office:value-type="string" calcext:value-type="string">
            <text:p>CommonGovernment_11</text:p>
          </table:table-cell>
          <table:table-cell table:formula="of:=IF(COUNTIF([.A35:.A240];[.A3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5a37c9e555fc92b5bf0fceaea0630e7 <text:s/></text:p>
          </table:table-cell>
          <table:table-cell office:value-type="string" calcext:value-type="string">
            <text:p>CommonGovernment_12</text:p>
          </table:table-cell>
          <table:table-cell table:formula="of:=IF(COUNTIF([.A36:.A241];[.A3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887b08d7369bbd1d5f1919517f65344 <text:s/></text:p>
          </table:table-cell>
          <table:table-cell office:value-type="string" calcext:value-type="string">
            <text:p>CommonGovernment_13</text:p>
          </table:table-cell>
          <table:table-cell table:formula="of:=IF(COUNTIF([.A37:.A242];[.A3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9b796a8ff89ae0e3114a05ef2ad4b803 <text:s/></text:p>
          </table:table-cell>
          <table:table-cell office:value-type="string" calcext:value-type="string">
            <text:p>CommonGovernment_2</text:p>
          </table:table-cell>
          <table:table-cell table:formula="of:=IF(COUNTIF([.A38:.A243];[.A3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c81048ffe6fb6853a97b745d14a7266 <text:s/></text:p>
          </table:table-cell>
          <table:table-cell office:value-type="string" calcext:value-type="string">
            <text:p>CommonGovernment_3</text:p>
          </table:table-cell>
          <table:table-cell table:formula="of:=IF(COUNTIF([.A39:.A244];[.A3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852f92090b45378cf53a1281ae3c658 <text:s/></text:p>
          </table:table-cell>
          <table:table-cell office:value-type="string" calcext:value-type="string">
            <text:p>CommonGovernment_4</text:p>
          </table:table-cell>
          <table:table-cell table:formula="of:=IF(COUNTIF([.A40:.A245];[.A4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808f51ac6e9577470a9bc72949ad82e <text:s/></text:p>
          </table:table-cell>
          <table:table-cell office:value-type="string" calcext:value-type="string">
            <text:p>CommonGovernment_5</text:p>
          </table:table-cell>
          <table:table-cell table:formula="of:=IF(COUNTIF([.A41:.A246];[.A4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64d3921af486ddec89fee7e02d4aae <text:s/></text:p>
          </table:table-cell>
          <table:table-cell office:value-type="string" calcext:value-type="string">
            <text:p>CommonGovernment_6</text:p>
          </table:table-cell>
          <table:table-cell table:formula="of:=IF(COUNTIF([.A42:.A247];[.A4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de6327b9099e7991dab51843e361702 <text:s/></text:p>
          </table:table-cell>
          <table:table-cell office:value-type="string" calcext:value-type="string">
            <text:p>CommonGovernment_7</text:p>
          </table:table-cell>
          <table:table-cell table:formula="of:=IF(COUNTIF([.A43:.A248];[.A4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da1826a7c23c7b05305627289f5025a <text:s/></text:p>
          </table:table-cell>
          <table:table-cell office:value-type="string" calcext:value-type="string">
            <text:p>CommonGovernment_8</text:p>
          </table:table-cell>
          <table:table-cell table:formula="of:=IF(COUNTIF([.A44:.A249];[.A4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d7e0e8154a4db2b4f5102245bee5add <text:s/></text:p>
          </table:table-cell>
          <table:table-cell office:value-type="string" calcext:value-type="string">
            <text:p>CommonGovernment_9</text:p>
          </table:table-cell>
          <table:table-cell table:formula="of:=IF(COUNTIF([.A45:.A250];[.A4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87730dd0464ece76335d5b81b48a8c3 <text:s/></text:p>
          </table:table-cell>
          <table:table-cell office:value-type="string" calcext:value-type="string">
            <text:p>Corporations_1</text:p>
          </table:table-cell>
          <table:table-cell table:formula="of:=IF(COUNTIF([.A46:.A251];[.A4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932cc32e40945a06cab4e49a0a484bf <text:s/></text:p>
          </table:table-cell>
          <table:table-cell office:value-type="string" calcext:value-type="string">
            <text:p>Eixo_1</text:p>
          </table:table-cell>
          <table:table-cell table:formula="of:=IF(COUNTIF([.A47:.A252];[.A4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9bb458033ceb7ca8d2df365cff6148e <text:s/></text:p>
          </table:table-cell>
          <table:table-cell office:value-type="string" calcext:value-type="string">
            <text:p>Euro2016_1</text:p>
          </table:table-cell>
          <table:table-cell table:formula="of:=IF(COUNTIF([.A48:.A253];[.A4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dc18df8940c1c984f6027a327b873f0 <text:s/></text:p>
          </table:table-cell>
          <table:table-cell office:value-type="string" calcext:value-type="string">
            <text:p>Food_1</text:p>
          </table:table-cell>
          <table:table-cell table:formula="of:=IF(COUNTIF([.A49:.A254];[.A4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5d8024cc22e11efddc9f0852877a398 <text:s/></text:p>
          </table:table-cell>
          <table:table-cell office:value-type="string" calcext:value-type="string">
            <text:p>Generico_1</text:p>
          </table:table-cell>
          <table:table-cell table:formula="of:=IF(COUNTIF([.A50:.A255];[.A5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f7fb5ce146bb80349ce96a95096efe6 <text:s/></text:p>
          </table:table-cell>
          <table:table-cell office:value-type="string" calcext:value-type="string">
            <text:p>Generico_2</text:p>
          </table:table-cell>
          <table:table-cell table:formula="of:=IF(COUNTIF([.A51:.A256];[.A5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f4a5ce047a82e85c844a229ed1acb9c <text:s/></text:p>
          </table:table-cell>
          <table:table-cell office:value-type="string" calcext:value-type="string">
            <text:p>Generico_3</text:p>
          </table:table-cell>
          <table:table-cell table:formula="of:=IF(COUNTIF([.A52:.A257];[.A5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239d7e82df9c61204effcba1dec2ae2 <text:s/></text:p>
          </table:table-cell>
          <table:table-cell office:value-type="string" calcext:value-type="string">
            <text:p>Generico_4</text:p>
          </table:table-cell>
          <table:table-cell table:formula="of:=IF(COUNTIF([.A53:.A258];[.A5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140738d7e92b2c70214e0c3735ce940 <text:s/></text:p>
          </table:table-cell>
          <table:table-cell office:value-type="string" calcext:value-type="string">
            <text:p>Generico_5</text:p>
          </table:table-cell>
          <table:table-cell table:formula="of:=IF(COUNTIF([.A54:.A259];[.A5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57cec6c8f8368acd8fa13a47352b3035 <text:s/></text:p>
          </table:table-cell>
          <table:table-cell office:value-type="string" calcext:value-type="string">
            <text:p>HashTags_1</text:p>
          </table:table-cell>
          <table:table-cell table:formula="of:=IF(COUNTIF([.A55:.A260];[.A5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e6e4c3da3d000c834bd2eef1047c6f6 <text:s/></text:p>
          </table:table-cell>
          <table:table-cell office:value-type="string" calcext:value-type="string">
            <text:p>Hatred_1</text:p>
          </table:table-cell>
          <table:table-cell table:formula="of:=IF(COUNTIF([.A56:.A261];[.A5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4f644adb64e9d3d0205f6b0fd30235e <text:s/></text:p>
          </table:table-cell>
          <table:table-cell office:value-type="string" calcext:value-type="string">
            <text:p>IGlocations1_1</text:p>
          </table:table-cell>
          <table:table-cell table:formula="of:=IF(COUNTIF([.A57:.A262];[.A5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357eca4523949864c18a4844e310ed8 <text:s/></text:p>
          </table:table-cell>
          <table:table-cell office:value-type="string" calcext:value-type="string">
            <text:p>IGlocations2_1</text:p>
          </table:table-cell>
          <table:table-cell table:formula="of:=IF(COUNTIF([.A58:.A263];[.A5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5196a92ee98cb56fe84bb366e4bda348 <text:s/></text:p>
          </table:table-cell>
          <table:table-cell office:value-type="string" calcext:value-type="string">
            <text:p>IGlocations2_2</text:p>
          </table:table-cell>
          <table:table-cell table:formula="of:=IF(COUNTIF([.A59:.A264];[.A5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4c37c2074b5a07773a59e8a679c11d1 <text:s/></text:p>
          </table:table-cell>
          <table:table-cell office:value-type="string" calcext:value-type="string">
            <text:p>IUBLibrary_1</text:p>
          </table:table-cell>
          <table:table-cell table:formula="of:=IF(COUNTIF([.A60:.A265];[.A6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9664d04ea00f32b2a5dae4d2b28a83e <text:s/></text:p>
          </table:table-cell>
          <table:table-cell office:value-type="string" calcext:value-type="string">
            <text:p>Medicare1_1</text:p>
          </table:table-cell>
          <table:table-cell table:formula="of:=IF(COUNTIF([.A61:.A266];[.A6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c78e5942cc0dcaef78fbc6a1ad83790 <text:s/></text:p>
          </table:table-cell>
          <table:table-cell office:value-type="string" calcext:value-type="string">
            <text:p>Medicare1_2</text:p>
          </table:table-cell>
          <table:table-cell table:formula="of:=IF(COUNTIF([.A62:.A267];[.A6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6b5b6a82830ad9561bdb6b1f273802a0 <text:s/></text:p>
          </table:table-cell>
          <table:table-cell office:value-type="string" calcext:value-type="string">
            <text:p>Medicare2_1</text:p>
          </table:table-cell>
          <table:table-cell table:formula="of:=IF(COUNTIF([.A63:.A268];[.A6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fd5d6b5b9c56a8348fdf58b66d0b820 <text:s/></text:p>
          </table:table-cell>
          <table:table-cell office:value-type="string" calcext:value-type="string">
            <text:p>Medicare2_2</text:p>
          </table:table-cell>
          <table:table-cell table:formula="of:=IF(COUNTIF([.A64:.A269];[.A6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568bf619f1f9e2e4cef04bdf9fe0b49 <text:s/></text:p>
          </table:table-cell>
          <table:table-cell office:value-type="string" calcext:value-type="string">
            <text:p>Medicare3_1</text:p>
          </table:table-cell>
          <table:table-cell table:formula="of:=IF(COUNTIF([.A65:.A270];[.A6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aeac059aa8970a5117002650c8c08a7 <text:s/></text:p>
          </table:table-cell>
          <table:table-cell office:value-type="string" calcext:value-type="string">
            <text:p>MedPayment1_1</text:p>
          </table:table-cell>
          <table:table-cell table:formula="of:=IF(COUNTIF([.A66:.A271];[.A6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6de9641fa06e325f716e9c72fb92325 <text:s/></text:p>
          </table:table-cell>
          <table:table-cell office:value-type="string" calcext:value-type="string">
            <text:p>MedPayment2_1</text:p>
          </table:table-cell>
          <table:table-cell table:formula="of:=IF(COUNTIF([.A67:.A272];[.A6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28488161ed0537ba9994f3f5ce50125 <text:s/></text:p>
          </table:table-cell>
          <table:table-cell office:value-type="string" calcext:value-type="string">
            <text:p>MLB_10</text:p>
          </table:table-cell>
          <table:table-cell table:formula="of:=IF(COUNTIF([.A68:.A273];[.A6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211ee182e59c27a7356a32f870edf22 <text:s/></text:p>
          </table:table-cell>
          <table:table-cell office:value-type="string" calcext:value-type="string">
            <text:p>MLB_11</text:p>
          </table:table-cell>
          <table:table-cell table:formula="of:=IF(COUNTIF([.A69:.A274];[.A6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b89720047a0cb06576bacf7d2c69277 <text:s/></text:p>
          </table:table-cell>
          <table:table-cell office:value-type="string" calcext:value-type="string">
            <text:p>MLB_15</text:p>
          </table:table-cell>
          <table:table-cell table:formula="of:=IF(COUNTIF([.A70:.A275];[.A7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e29a3b32efe1cf9703a2fc52ae39535 <text:s/></text:p>
          </table:table-cell>
          <table:table-cell office:value-type="string" calcext:value-type="string">
            <text:p>MLB_16</text:p>
          </table:table-cell>
          <table:table-cell table:formula="of:=IF(COUNTIF([.A71:.A276];[.A7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a78898eb3b1ef7e884a69d6bac84625 <text:s/></text:p>
          </table:table-cell>
          <table:table-cell office:value-type="string" calcext:value-type="string">
            <text:p>MLB_17</text:p>
          </table:table-cell>
          <table:table-cell table:formula="of:=IF(COUNTIF([.A72:.A277];[.A7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7e04e2bc24f9f6a96b084cf85d201d4 <text:s/></text:p>
          </table:table-cell>
          <table:table-cell office:value-type="string" calcext:value-type="string">
            <text:p>MLB_18</text:p>
          </table:table-cell>
          <table:table-cell table:formula="of:=IF(COUNTIF([.A73:.A278];[.A7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9f249e633bd0e94f5153d25cd35d185 <text:s/></text:p>
          </table:table-cell>
          <table:table-cell office:value-type="string" calcext:value-type="string">
            <text:p>MLB_2</text:p>
          </table:table-cell>
          <table:table-cell table:formula="of:=IF(COUNTIF([.A74:.A279];[.A7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5a2d2c9c68b64a40324dc90ab7d75458 <text:s/></text:p>
          </table:table-cell>
          <table:table-cell office:value-type="string" calcext:value-type="string">
            <text:p>MLB_22</text:p>
          </table:table-cell>
          <table:table-cell table:formula="of:=IF(COUNTIF([.A75:.A280];[.A7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9247ff1c6e07e12a4f6d9a8eeeb72b2 <text:s/></text:p>
          </table:table-cell>
          <table:table-cell office:value-type="string" calcext:value-type="string">
            <text:p>MLB_23</text:p>
          </table:table-cell>
          <table:table-cell table:formula="of:=IF(COUNTIF([.A76:.A281];[.A7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c30a5bcd3589331496f6268196993e6 <text:s/></text:p>
          </table:table-cell>
          <table:table-cell office:value-type="string" calcext:value-type="string">
            <text:p>MLB_24</text:p>
          </table:table-cell>
          <table:table-cell table:formula="of:=IF(COUNTIF([.A77:.A282];[.A7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11c3b054abec41c20616f7470880b98 <text:s/></text:p>
          </table:table-cell>
          <table:table-cell office:value-type="string" calcext:value-type="string">
            <text:p>MLB_25</text:p>
          </table:table-cell>
          <table:table-cell table:formula="of:=IF(COUNTIF([.A78:.A283];[.A7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f13b79e6a579f1602f50fef2f9974a1 <text:s/></text:p>
          </table:table-cell>
          <table:table-cell office:value-type="string" calcext:value-type="string">
            <text:p>MLB_26</text:p>
          </table:table-cell>
          <table:table-cell table:formula="of:=IF(COUNTIF([.A79:.A284];[.A7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da9505f21d2b533d8e6e29c6322127 <text:s/></text:p>
          </table:table-cell>
          <table:table-cell office:value-type="string" calcext:value-type="string">
            <text:p>MLB_27</text:p>
          </table:table-cell>
          <table:table-cell table:formula="of:=IF(COUNTIF([.A80:.A285];[.A8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a2fe8fed19fd3332de78cee4b632adf <text:s/></text:p>
          </table:table-cell>
          <table:table-cell office:value-type="string" calcext:value-type="string">
            <text:p>MLB_28</text:p>
          </table:table-cell>
          <table:table-cell table:formula="of:=IF(COUNTIF([.A81:.A286];[.A8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91608548922152bded86781f9e75db2 <text:s/></text:p>
          </table:table-cell>
          <table:table-cell office:value-type="string" calcext:value-type="string">
            <text:p>MLB_29</text:p>
          </table:table-cell>
          <table:table-cell table:formula="of:=IF(COUNTIF([.A82:.A287];[.A8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c315008d225d058c975f257afdc54e <text:s/></text:p>
          </table:table-cell>
          <table:table-cell office:value-type="string" calcext:value-type="string">
            <text:p>MLB_3</text:p>
          </table:table-cell>
          <table:table-cell table:formula="of:=IF(COUNTIF([.A83:.A288];[.A8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1f9576ee1a4ab973b67c3f607c1180e <text:s/></text:p>
          </table:table-cell>
          <table:table-cell office:value-type="string" calcext:value-type="string">
            <text:p>MLB_30</text:p>
          </table:table-cell>
          <table:table-cell table:formula="of:=IF(COUNTIF([.A84:.A289];[.A8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668d3b3eb7d37e083f3d4a6f6cadc46 <text:s/></text:p>
          </table:table-cell>
          <table:table-cell office:value-type="string" calcext:value-type="string">
            <text:p>MLB_38</text:p>
          </table:table-cell>
          <table:table-cell table:formula="of:=IF(COUNTIF([.A85:.A290];[.A8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e59b5e43ca45daa8b4676316542d713 <text:s/></text:p>
          </table:table-cell>
          <table:table-cell office:value-type="string" calcext:value-type="string">
            <text:p>MLB_39</text:p>
          </table:table-cell>
          <table:table-cell table:formula="of:=IF(COUNTIF([.A86:.A291];[.A8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7f05c0628c62f34c2876473a011b443 <text:s/></text:p>
          </table:table-cell>
          <table:table-cell office:value-type="string" calcext:value-type="string">
            <text:p>MLB_4</text:p>
          </table:table-cell>
          <table:table-cell table:formula="of:=IF(COUNTIF([.A87:.A292];[.A8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c4f72c2b225b93dcdaaa700be5d533d <text:s/></text:p>
          </table:table-cell>
          <table:table-cell office:value-type="string" calcext:value-type="string">
            <text:p>MLB_40</text:p>
          </table:table-cell>
          <table:table-cell table:formula="of:=IF(COUNTIF([.A88:.A293];[.A8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feb7267033ee50abe350180bdb1459e <text:s/></text:p>
          </table:table-cell>
          <table:table-cell office:value-type="string" calcext:value-type="string">
            <text:p>MLB_5</text:p>
          </table:table-cell>
          <table:table-cell table:formula="of:=IF(COUNTIF([.A89:.A294];[.A8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a1c4956b34a13f318cd3b2a2a8c2ee <text:s/></text:p>
          </table:table-cell>
          <table:table-cell office:value-type="string" calcext:value-type="string">
            <text:p>MLB_52</text:p>
          </table:table-cell>
          <table:table-cell table:formula="of:=IF(COUNTIF([.A90:.A295];[.A9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e75e1bebe08a30d907b1f4ea6401dbd <text:s/></text:p>
          </table:table-cell>
          <table:table-cell office:value-type="string" calcext:value-type="string">
            <text:p>MLB_57</text:p>
          </table:table-cell>
          <table:table-cell table:formula="of:=IF(COUNTIF([.A91:.A296];[.A9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247a5f613dc33a42823b72ff0db0fca <text:s/></text:p>
          </table:table-cell>
          <table:table-cell office:value-type="string" calcext:value-type="string">
            <text:p>MLB_6</text:p>
          </table:table-cell>
          <table:table-cell table:formula="of:=IF(COUNTIF([.A92:.A297];[.A9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0b1a2a737bb89c9259774b7dc980eb6 <text:s/></text:p>
          </table:table-cell>
          <table:table-cell office:value-type="string" calcext:value-type="string">
            <text:p>MLB_63</text:p>
          </table:table-cell>
          <table:table-cell table:formula="of:=IF(COUNTIF([.A93:.A298];[.A9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5c550372dc7438f94fe8b6ebe23a967 <text:s/></text:p>
          </table:table-cell>
          <table:table-cell office:value-type="string" calcext:value-type="string">
            <text:p>MLB_64</text:p>
          </table:table-cell>
          <table:table-cell table:formula="of:=IF(COUNTIF([.A94:.A299];[.A9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20fab61c940b6e8ecf25ae37c6c2050 <text:s/></text:p>
          </table:table-cell>
          <table:table-cell office:value-type="string" calcext:value-type="string">
            <text:p>MLB_65</text:p>
          </table:table-cell>
          <table:table-cell table:formula="of:=IF(COUNTIF([.A95:.A300];[.A9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e2daca400c3592b86509d8da346397c <text:s/></text:p>
          </table:table-cell>
          <table:table-cell office:value-type="string" calcext:value-type="string">
            <text:p>MLB_66</text:p>
          </table:table-cell>
          <table:table-cell table:formula="of:=IF(COUNTIF([.A96:.A301];[.A9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90166eace25ea1126cc78640c550586 <text:s/></text:p>
          </table:table-cell>
          <table:table-cell office:value-type="string" calcext:value-type="string">
            <text:p>MLB_67</text:p>
          </table:table-cell>
          <table:table-cell table:formula="of:=IF(COUNTIF([.A97:.A302];[.A9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9ee6c1df6e9a20db62b6eaf509095ba <text:s/></text:p>
          </table:table-cell>
          <table:table-cell office:value-type="string" calcext:value-type="string">
            <text:p>MLB_68</text:p>
          </table:table-cell>
          <table:table-cell table:formula="of:=IF(COUNTIF([.A98:.A303];[.A9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c5d8526a2fb31997782582389e498b2 <text:s/></text:p>
          </table:table-cell>
          <table:table-cell office:value-type="string" calcext:value-type="string">
            <text:p>MLB_7</text:p>
          </table:table-cell>
          <table:table-cell table:formula="of:=IF(COUNTIF([.A99:.A304];[.A9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b2295e05d53f75af52df130a8b86bf4 <text:s/></text:p>
          </table:table-cell>
          <table:table-cell office:value-type="string" calcext:value-type="string">
            <text:p>MLB_8</text:p>
          </table:table-cell>
          <table:table-cell table:formula="of:=IF(COUNTIF([.A100:.A305];[.A10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88baaf1c7472c044f5017679e312b07 <text:s/></text:p>
          </table:table-cell>
          <table:table-cell office:value-type="string" calcext:value-type="string">
            <text:p>MLB_9</text:p>
          </table:table-cell>
          <table:table-cell table:formula="of:=IF(COUNTIF([.A101:.A306];[.A10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f5573239b58a2956b620f0a1f6396bb <text:s/></text:p>
          </table:table-cell>
          <table:table-cell office:value-type="string" calcext:value-type="string">
            <text:p>Motos_1</text:p>
          </table:table-cell>
          <table:table-cell table:formula="of:=IF(COUNTIF([.A102:.A307];[.A10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960d1bce7475317caa267f00b979f249 <text:s/></text:p>
          </table:table-cell>
          <table:table-cell office:value-type="string" calcext:value-type="string">
            <text:p>Motos_2</text:p>
          </table:table-cell>
          <table:table-cell table:formula="of:=IF(COUNTIF([.A103:.A308];[.A10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0d42b35d225b177a0f6581f7254a4fa <text:s/></text:p>
          </table:table-cell>
          <table:table-cell office:value-type="string" calcext:value-type="string">
            <text:p>MulheresMil_1</text:p>
          </table:table-cell>
          <table:table-cell table:formula="of:=IF(COUNTIF([.A104:.A309];[.A10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64424256f41084411497367084ca071 <text:s/></text:p>
          </table:table-cell>
          <table:table-cell office:value-type="string" calcext:value-type="string">
            <text:p>NYC_1</text:p>
          </table:table-cell>
          <table:table-cell table:formula="of:=IF(COUNTIF([.A105:.A310];[.A10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7961828be2f243e0e3033f44e44b3cf <text:s/></text:p>
          </table:table-cell>
          <table:table-cell office:value-type="string" calcext:value-type="string">
            <text:p>NYC_2</text:p>
          </table:table-cell>
          <table:table-cell table:formula="of:=IF(COUNTIF([.A106:.A311];[.A10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5dfb0b8fda593b8a53ab21071fb9707 <text:s/></text:p>
          </table:table-cell>
          <table:table-cell office:value-type="string" calcext:value-type="string">
            <text:p>PanCreactomy1_1</text:p>
          </table:table-cell>
          <table:table-cell table:formula="of:=IF(COUNTIF([.A107:.A312];[.A10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9a5998ea48b5641cdb908cb0baf807a <text:s/></text:p>
          </table:table-cell>
          <table:table-cell office:value-type="string" calcext:value-type="string">
            <text:p>PanCreactomy2_1</text:p>
          </table:table-cell>
          <table:table-cell table:formula="of:=IF(COUNTIF([.A108:.A313];[.A10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4b42427e0b61f5a60be6ebe086bdbfa <text:s/></text:p>
          </table:table-cell>
          <table:table-cell office:value-type="string" calcext:value-type="string">
            <text:p>PanCreactomy2_2</text:p>
          </table:table-cell>
          <table:table-cell table:formula="of:=IF(COUNTIF([.A109:.A314];[.A10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6eccbc961a7da99b3aaeb8fc50ec45f <text:s/></text:p>
          </table:table-cell>
          <table:table-cell office:value-type="string" calcext:value-type="string">
            <text:p>Physicians_1</text:p>
          </table:table-cell>
          <table:table-cell table:formula="of:=IF(COUNTIF([.A110:.A315];[.A11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3de69e36d80d8de046c312183865af7 <text:s/></text:p>
          </table:table-cell>
          <table:table-cell office:value-type="string" calcext:value-type="string">
            <text:p>Provider_1</text:p>
          </table:table-cell>
          <table:table-cell table:formula="of:=IF(COUNTIF([.A111:.A316];[.A11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92ae0518be0804af3ebc441cc1acdcc6 <text:s/></text:p>
          </table:table-cell>
          <table:table-cell office:value-type="string" calcext:value-type="string">
            <text:p>Provider_2</text:p>
          </table:table-cell>
          <table:table-cell table:formula="of:=IF(COUNTIF([.A112:.A317];[.A11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d09a04127501c969a663e7310eb4cc8 <text:s/></text:p>
          </table:table-cell>
          <table:table-cell office:value-type="string" calcext:value-type="string">
            <text:p>Provider_3</text:p>
          </table:table-cell>
          <table:table-cell table:formula="of:=IF(COUNTIF([.A113:.A318];[.A11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c381bc2cd5b8494a7a8ea0760eed6af <text:s/></text:p>
          </table:table-cell>
          <table:table-cell office:value-type="string" calcext:value-type="string">
            <text:p>Provider_4</text:p>
          </table:table-cell>
          <table:table-cell table:formula="of:=IF(COUNTIF([.A114:.A319];[.A11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5c3a71ff85a5a290ffb0168de8fef5f <text:s/></text:p>
          </table:table-cell>
          <table:table-cell office:value-type="string" calcext:value-type="string">
            <text:p>Provider_5</text:p>
          </table:table-cell>
          <table:table-cell table:formula="of:=IF(COUNTIF([.A115:.A320];[.A11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c8f9e904d2ab75efcd8884dad5ff5c5 <text:s/></text:p>
          </table:table-cell>
          <table:table-cell office:value-type="string" calcext:value-type="string">
            <text:p>Provider_6</text:p>
          </table:table-cell>
          <table:table-cell table:formula="of:=IF(COUNTIF([.A116:.A321];[.A11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70ade68af67bf9de073b8c72053c750 <text:s/></text:p>
          </table:table-cell>
          <table:table-cell office:value-type="string" calcext:value-type="string">
            <text:p>Provider_7</text:p>
          </table:table-cell>
          <table:table-cell table:formula="of:=IF(COUNTIF([.A117:.A322];[.A11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5a554fe40b09e5332a05d5c63cddd8b <text:s/></text:p>
          </table:table-cell>
          <table:table-cell office:value-type="string" calcext:value-type="string">
            <text:p>Provider_8</text:p>
          </table:table-cell>
          <table:table-cell table:formula="of:=IF(COUNTIF([.A118:.A323];[.A11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d3b92def0512ef0451d8405dedb4cb4 <text:s/></text:p>
          </table:table-cell>
          <table:table-cell office:value-type="string" calcext:value-type="string">
            <text:p>RealEstate1_1</text:p>
          </table:table-cell>
          <table:table-cell table:formula="of:=IF(COUNTIF([.A119:.A324];[.A11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b578f1c5bfd6ac5922415addf7567a4 <text:s/></text:p>
          </table:table-cell>
          <table:table-cell office:value-type="string" calcext:value-type="string">
            <text:p>RealEstate1_2</text:p>
          </table:table-cell>
          <table:table-cell table:formula="of:=IF(COUNTIF([.A120:.A325];[.A12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5b2aa9a78f77fae1fdf3afcc8b5588a6 <text:s/></text:p>
          </table:table-cell>
          <table:table-cell/>
          <table:table-cell table:formula="of:=IF(COUNTIF([.A121:.A326];[.A12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b0c976e8ced11bafdfacc547ef7d4ce <text:s/></text:p>
          </table:table-cell>
          <table:table-cell office:value-type="string" calcext:value-type="string">
            <text:p>RealEstate2_2</text:p>
          </table:table-cell>
          <table:table-cell table:formula="of:=IF(COUNTIF([.A122:.A327];[.A12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dbfcced6d09e38dbe24ca9a2f48c509 <text:s/></text:p>
          </table:table-cell>
          <table:table-cell office:value-type="string" calcext:value-type="string">
            <text:p>RealEstate2_3</text:p>
          </table:table-cell>
          <table:table-cell table:formula="of:=IF(COUNTIF([.A123:.A328];[.A12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9e464ca40464f2142a645a594918112 <text:s/></text:p>
          </table:table-cell>
          <table:table-cell office:value-type="string" calcext:value-type="string">
            <text:p>RealEstate2_4</text:p>
          </table:table-cell>
          <table:table-cell table:formula="of:=IF(COUNTIF([.A124:.A329];[.A12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ae24c202778e7b0fdad5e7445291221 <text:s/></text:p>
          </table:table-cell>
          <table:table-cell office:value-type="string" calcext:value-type="string">
            <text:p>RealEstate2_5</text:p>
          </table:table-cell>
          <table:table-cell table:formula="of:=IF(COUNTIF([.A125:.A330];[.A12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3a5547a444b9407d1fc40823b333729 <text:s/></text:p>
          </table:table-cell>
          <table:table-cell office:value-type="string" calcext:value-type="string">
            <text:p>RealEstate2_6</text:p>
          </table:table-cell>
          <table:table-cell table:formula="of:=IF(COUNTIF([.A126:.A331];[.A12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6a8b986ea6d977ccd681074e90a17a5 <text:s/></text:p>
          </table:table-cell>
          <table:table-cell office:value-type="string" calcext:value-type="string">
            <text:p>RealEstate2_7</text:p>
          </table:table-cell>
          <table:table-cell table:formula="of:=IF(COUNTIF([.A127:.A332];[.A12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56110c1402da1fa4c980ecb028c2cc0 <text:s/></text:p>
          </table:table-cell>
          <table:table-cell office:value-type="string" calcext:value-type="string">
            <text:p>Redfin1_1</text:p>
          </table:table-cell>
          <table:table-cell table:formula="of:=IF(COUNTIF([.A128:.A333];[.A12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d940e96394ee3fceb044a6795ab71dc <text:s/></text:p>
          </table:table-cell>
          <table:table-cell office:value-type="string" calcext:value-type="string">
            <text:p>Redfin1_2</text:p>
          </table:table-cell>
          <table:table-cell table:formula="of:=IF(COUNTIF([.A129:.A334];[.A12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76f3bb4316e9e687b5fad1c7ddb6407 <text:s/></text:p>
          </table:table-cell>
          <table:table-cell office:value-type="string" calcext:value-type="string">
            <text:p>Redfin1_3</text:p>
          </table:table-cell>
          <table:table-cell table:formula="of:=IF(COUNTIF([.A130:.A335];[.A13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957f977c98a5a5a6de1847615001a8e8 <text:s/></text:p>
          </table:table-cell>
          <table:table-cell office:value-type="string" calcext:value-type="string">
            <text:p>Redfin1_4</text:p>
          </table:table-cell>
          <table:table-cell table:formula="of:=IF(COUNTIF([.A131:.A336];[.A13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9d401700c2e47ae78a8d3048aff8dfb <text:s/></text:p>
          </table:table-cell>
          <table:table-cell office:value-type="string" calcext:value-type="string">
            <text:p>Redfin2_1</text:p>
          </table:table-cell>
          <table:table-cell table:formula="of:=IF(COUNTIF([.A132:.A337];[.A13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9920a1c2df1f0d272051c85b0596d96 <text:s/></text:p>
          </table:table-cell>
          <table:table-cell office:value-type="string" calcext:value-type="string">
            <text:p>Redfin2_2</text:p>
          </table:table-cell>
          <table:table-cell table:formula="of:=IF(COUNTIF([.A133:.A338];[.A13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60c79571f1de0bfb86f386f85e740c31 <text:s/></text:p>
          </table:table-cell>
          <table:table-cell office:value-type="string" calcext:value-type="string">
            <text:p>Redfin2_3</text:p>
          </table:table-cell>
          <table:table-cell table:formula="of:=IF(COUNTIF([.A134:.A339];[.A13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e5c2172baee1798fffc022f83ffab15 <text:s/></text:p>
          </table:table-cell>
          <table:table-cell office:value-type="string" calcext:value-type="string">
            <text:p>Redfin3_1</text:p>
          </table:table-cell>
          <table:table-cell table:formula="of:=IF(COUNTIF([.A135:.A340];[.A13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5c7e2b1f9cf2a38d93b54bef23d28e8 <text:s/></text:p>
          </table:table-cell>
          <table:table-cell office:value-type="string" calcext:value-type="string">
            <text:p>Redfin3_2</text:p>
          </table:table-cell>
          <table:table-cell table:formula="of:=IF(COUNTIF([.A136:.A341];[.A13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635c2e3a9464b3e514b531ecbc480f1 <text:s/></text:p>
          </table:table-cell>
          <table:table-cell office:value-type="string" calcext:value-type="string">
            <text:p>Redfin4_1</text:p>
          </table:table-cell>
          <table:table-cell table:formula="of:=IF(COUNTIF([.A137:.A342];[.A13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c3f7d1de44c49c4869711694a3dacbf <text:s/></text:p>
          </table:table-cell>
          <table:table-cell office:value-type="string" calcext:value-type="string">
            <text:p>Rentabilidad_1</text:p>
          </table:table-cell>
          <table:table-cell table:formula="of:=IF(COUNTIF([.A138:.A343];[.A13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39cf1a219fca9951bf067c54f612243 <text:s/></text:p>
          </table:table-cell>
          <table:table-cell office:value-type="string" calcext:value-type="string">
            <text:p>Rentabilidad_2</text:p>
          </table:table-cell>
          <table:table-cell table:formula="of:=IF(COUNTIF([.A139:.A344];[.A13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a727b59f3462d94e191fb6aa7cafe0e <text:s/></text:p>
          </table:table-cell>
          <table:table-cell office:value-type="string" calcext:value-type="string">
            <text:p>Rentabilidad_3</text:p>
          </table:table-cell>
          <table:table-cell table:formula="of:=IF(COUNTIF([.A140:.A345];[.A14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51a7183bdd45f11564b448c7ad035119 <text:s/></text:p>
          </table:table-cell>
          <table:table-cell office:value-type="string" calcext:value-type="string">
            <text:p>Rentabilidad_4</text:p>
          </table:table-cell>
          <table:table-cell table:formula="of:=IF(COUNTIF([.A141:.A346];[.A14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df64709c87383b361e53990de792351 <text:s/></text:p>
          </table:table-cell>
          <table:table-cell office:value-type="string" calcext:value-type="string">
            <text:p>Rentabilidad_5</text:p>
          </table:table-cell>
          <table:table-cell table:formula="of:=IF(COUNTIF([.A142:.A347];[.A14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47f10dd406f6a4f8f3c1c346843b012 <text:s/></text:p>
          </table:table-cell>
          <table:table-cell office:value-type="string" calcext:value-type="string">
            <text:p>Rentabilidad_6</text:p>
          </table:table-cell>
          <table:table-cell table:formula="of:=IF(COUNTIF([.A143:.A348];[.A14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0cd9a36c232f671ddc898974d40e9aa <text:s/></text:p>
          </table:table-cell>
          <table:table-cell office:value-type="string" calcext:value-type="string">
            <text:p>Rentabilidad_7</text:p>
          </table:table-cell>
          <table:table-cell table:formula="of:=IF(COUNTIF([.A144:.A349];[.A14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51404fcd096bb552b46590703d033f3 <text:s/></text:p>
          </table:table-cell>
          <table:table-cell office:value-type="string" calcext:value-type="string">
            <text:p>Rentabilidad_8</text:p>
          </table:table-cell>
          <table:table-cell table:formula="of:=IF(COUNTIF([.A145:.A350];[.A14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fcc1b53165eb7097bf8f5f8d039b8fc <text:s/></text:p>
          </table:table-cell>
          <table:table-cell office:value-type="string" calcext:value-type="string">
            <text:p>Rentabilidad_9</text:p>
          </table:table-cell>
          <table:table-cell table:formula="of:=IF(COUNTIF([.A146:.A351];[.A14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b190b2955801617f12590c0080dbc71 <text:s/></text:p>
          </table:table-cell>
          <table:table-cell office:value-type="string" calcext:value-type="string">
            <text:p>Romance_1</text:p>
          </table:table-cell>
          <table:table-cell table:formula="of:=IF(COUNTIF([.A147:.A352];[.A14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5ab827b191e807d5d771cabaed4df4a <text:s/></text:p>
          </table:table-cell>
          <table:table-cell office:value-type="string" calcext:value-type="string">
            <text:p>Romance_2</text:p>
          </table:table-cell>
          <table:table-cell table:formula="of:=IF(COUNTIF([.A148:.A353];[.A14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3091d68eeb3dd5424a24e0cfdb2b4ed <text:s/></text:p>
          </table:table-cell>
          <table:table-cell office:value-type="string" calcext:value-type="string">
            <text:p>SalariesFrance_1</text:p>
          </table:table-cell>
          <table:table-cell table:formula="of:=IF(COUNTIF([.A149:.A354];[.A14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e65c117d6c6ec810cfdd26ab3419042 <text:s/></text:p>
          </table:table-cell>
          <table:table-cell office:value-type="string" calcext:value-type="string">
            <text:p>SalariesFrance_10</text:p>
          </table:table-cell>
          <table:table-cell table:formula="of:=IF(COUNTIF([.A150:.A355];[.A15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9378089d699b5b5b08e9d0ba31739c6c <text:s/></text:p>
          </table:table-cell>
          <table:table-cell office:value-type="string" calcext:value-type="string">
            <text:p>SalariesFrance_11</text:p>
          </table:table-cell>
          <table:table-cell table:formula="of:=IF(COUNTIF([.A151:.A356];[.A15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90bbf174922d291b9fe8f2a1b3b58f5 <text:s/></text:p>
          </table:table-cell>
          <table:table-cell office:value-type="string" calcext:value-type="string">
            <text:p>SalariesFrance_12</text:p>
          </table:table-cell>
          <table:table-cell table:formula="of:=IF(COUNTIF([.A152:.A357];[.A15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571997ba7457303a2236213668c3fa83 <text:s/></text:p>
          </table:table-cell>
          <table:table-cell office:value-type="string" calcext:value-type="string">
            <text:p>SalariesFrance_13</text:p>
          </table:table-cell>
          <table:table-cell table:formula="of:=IF(COUNTIF([.A153:.A358];[.A15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a7b0f41d2f7c706c5fe8f0abc5e5c8f <text:s/></text:p>
          </table:table-cell>
          <table:table-cell office:value-type="string" calcext:value-type="string">
            <text:p>SalariesFrance_2</text:p>
          </table:table-cell>
          <table:table-cell table:formula="of:=IF(COUNTIF([.A154:.A359];[.A15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c9665bcdf6021fd29cbfb9df83f60c4 <text:s/></text:p>
          </table:table-cell>
          <table:table-cell office:value-type="string" calcext:value-type="string">
            <text:p>SalariesFrance_3</text:p>
          </table:table-cell>
          <table:table-cell table:formula="of:=IF(COUNTIF([.A155:.A360];[.A15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d9091978a60851d1bf9614e25ee2d6 <text:s/></text:p>
          </table:table-cell>
          <table:table-cell office:value-type="string" calcext:value-type="string">
            <text:p>SalariesFrance_4</text:p>
          </table:table-cell>
          <table:table-cell table:formula="of:=IF(COUNTIF([.A156:.A361];[.A15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e49265592e99f2b088701897eca8f5f <text:s/></text:p>
          </table:table-cell>
          <table:table-cell office:value-type="string" calcext:value-type="string">
            <text:p>SalariesFrance_5</text:p>
          </table:table-cell>
          <table:table-cell table:formula="of:=IF(COUNTIF([.A157:.A362];[.A15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9beda6804d2facfbf1904e4db70c9056 <text:s/></text:p>
          </table:table-cell>
          <table:table-cell office:value-type="string" calcext:value-type="string">
            <text:p>SalariesFrance_6</text:p>
          </table:table-cell>
          <table:table-cell table:formula="of:=IF(COUNTIF([.A158:.A363];[.A15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a71ab0345d9dcaf0e78e3ea75437e05 <text:s/></text:p>
          </table:table-cell>
          <table:table-cell office:value-type="string" calcext:value-type="string">
            <text:p>SalariesFrance_7</text:p>
          </table:table-cell>
          <table:table-cell table:formula="of:=IF(COUNTIF([.A159:.A364];[.A15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b2113bba30864633d021c705d6ec572 <text:s/></text:p>
          </table:table-cell>
          <table:table-cell office:value-type="string" calcext:value-type="string">
            <text:p>SalariesFrance_8</text:p>
          </table:table-cell>
          <table:table-cell table:formula="of:=IF(COUNTIF([.A160:.A365];[.A16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53459e99e3233faacd4968a049b3093 <text:s/></text:p>
          </table:table-cell>
          <table:table-cell office:value-type="string" calcext:value-type="string">
            <text:p>SalariesFrance_9</text:p>
          </table:table-cell>
          <table:table-cell table:formula="of:=IF(COUNTIF([.A161:.A366];[.A16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6fdbc729ff3e6ee9f334f671d2a86446 <text:s/></text:p>
          </table:table-cell>
          <table:table-cell office:value-type="string" calcext:value-type="string">
            <text:p>TableroSistemaPenal_1</text:p>
          </table:table-cell>
          <table:table-cell table:formula="of:=IF(COUNTIF([.A162:.A367];[.A16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f29cae988a9aea909584e8b54965e52 <text:s/></text:p>
          </table:table-cell>
          <table:table-cell office:value-type="string" calcext:value-type="string">
            <text:p>TableroSistemaPenal_2</text:p>
          </table:table-cell>
          <table:table-cell table:formula="of:=IF(COUNTIF([.A163:.A368];[.A16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5064bc18380f8d0ebee86acb1a76438 <text:s/></text:p>
          </table:table-cell>
          <table:table-cell office:value-type="string" calcext:value-type="string">
            <text:p>TableroSistemaPenal_3</text:p>
          </table:table-cell>
          <table:table-cell table:formula="of:=IF(COUNTIF([.A164:.A369];[.A16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e68d161b6f2c3d5985c47a731c709e2 <text:s/></text:p>
          </table:table-cell>
          <table:table-cell office:value-type="string" calcext:value-type="string">
            <text:p>TableroSistemaPenal_4</text:p>
          </table:table-cell>
          <table:table-cell table:formula="of:=IF(COUNTIF([.A165:.A370];[.A16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2b3cdd9cd9e681e502efc5edc556c64 <text:s/></text:p>
          </table:table-cell>
          <table:table-cell office:value-type="string" calcext:value-type="string">
            <text:p>TableroSistemaPenal_5</text:p>
          </table:table-cell>
          <table:table-cell table:formula="of:=IF(COUNTIF([.A166:.A371];[.A16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9a3eb1ed00fdd38fe7d8cbbe872e85 <text:s/></text:p>
          </table:table-cell>
          <table:table-cell office:value-type="string" calcext:value-type="string">
            <text:p>TableroSistemaPenal_6</text:p>
          </table:table-cell>
          <table:table-cell table:formula="of:=IF(COUNTIF([.A167:.A372];[.A16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963ee9658ee09fba70f74bd2905a9193 <text:s/></text:p>
          </table:table-cell>
          <table:table-cell office:value-type="string" calcext:value-type="string">
            <text:p>TableroSistemaPenal_7</text:p>
          </table:table-cell>
          <table:table-cell table:formula="of:=IF(COUNTIF([.A168:.A373];[.A16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53d41e12081a4f89ad1111f62fee8dbb <text:s/></text:p>
          </table:table-cell>
          <table:table-cell office:value-type="string" calcext:value-type="string">
            <text:p>TableroSistemaPenal_8</text:p>
          </table:table-cell>
          <table:table-cell table:formula="of:=IF(COUNTIF([.A169:.A374];[.A16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a68c9402f168c8de8e5b5c23d12430a <text:s/></text:p>
          </table:table-cell>
          <table:table-cell office:value-type="string" calcext:value-type="string">
            <text:p>Taxpayer_1</text:p>
          </table:table-cell>
          <table:table-cell table:formula="of:=IF(COUNTIF([.A170:.A375];[.A17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6ff29e5f778de9daa3f01319e82cb4 <text:s/></text:p>
          </table:table-cell>
          <table:table-cell office:value-type="string" calcext:value-type="string">
            <text:p>Taxpayer_10</text:p>
          </table:table-cell>
          <table:table-cell table:formula="of:=IF(COUNTIF([.A171:.A376];[.A17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4aeee7534ae329be7044c1ef61bd640 <text:s/></text:p>
          </table:table-cell>
          <table:table-cell office:value-type="string" calcext:value-type="string">
            <text:p>Taxpayer_2</text:p>
          </table:table-cell>
          <table:table-cell table:formula="of:=IF(COUNTIF([.A172:.A377];[.A17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52777b468a29e76f5302026f89f4732f <text:s/></text:p>
          </table:table-cell>
          <table:table-cell office:value-type="string" calcext:value-type="string">
            <text:p>Taxpayer_3</text:p>
          </table:table-cell>
          <table:table-cell table:formula="of:=IF(COUNTIF([.A173:.A378];[.A17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1c2c0d71258c2a4e720238c10cf4ad0 <text:s/></text:p>
          </table:table-cell>
          <table:table-cell office:value-type="string" calcext:value-type="string">
            <text:p>Taxpayer_4</text:p>
          </table:table-cell>
          <table:table-cell table:formula="of:=IF(COUNTIF([.A174:.A379];[.A17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5481b8f77b0909ed377dac271b2735a <text:s/></text:p>
          </table:table-cell>
          <table:table-cell office:value-type="string" calcext:value-type="string">
            <text:p>Taxpayer_5</text:p>
          </table:table-cell>
          <table:table-cell table:formula="of:=IF(COUNTIF([.A175:.A380];[.A17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b69c87c83d005fa9c77d12598f0ebbe <text:s/></text:p>
          </table:table-cell>
          <table:table-cell office:value-type="string" calcext:value-type="string">
            <text:p>Taxpayer_6</text:p>
          </table:table-cell>
          <table:table-cell table:formula="of:=IF(COUNTIF([.A176:.A381];[.A17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c6c422b171ef6d6454d86905f472f40 <text:s/></text:p>
          </table:table-cell>
          <table:table-cell office:value-type="string" calcext:value-type="string">
            <text:p>Taxpayer_7</text:p>
          </table:table-cell>
          <table:table-cell table:formula="of:=IF(COUNTIF([.A177:.A382];[.A17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5cecde2d98f9f76c7868b852810a4943 <text:s/></text:p>
          </table:table-cell>
          <table:table-cell office:value-type="string" calcext:value-type="string">
            <text:p>Taxpayer_8</text:p>
          </table:table-cell>
          <table:table-cell table:formula="of:=IF(COUNTIF([.A178:.A383];[.A17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ae9b98a5ffd437d065299036e53d400 <text:s/></text:p>
          </table:table-cell>
          <table:table-cell office:value-type="string" calcext:value-type="string">
            <text:p>Taxpayer_9</text:p>
          </table:table-cell>
          <table:table-cell table:formula="of:=IF(COUNTIF([.A179:.A384];[.A17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532366d091c783a4947d69878067588 <text:s/></text:p>
          </table:table-cell>
          <table:table-cell office:value-type="string" calcext:value-type="string">
            <text:p>Telco_1</text:p>
          </table:table-cell>
          <table:table-cell table:formula="of:=IF(COUNTIF([.A180:.A385];[.A18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434c7baa9642ea935e5e320a7185d9e <text:s/></text:p>
          </table:table-cell>
          <table:table-cell office:value-type="string" calcext:value-type="string">
            <text:p>TrainsUK1_1</text:p>
          </table:table-cell>
          <table:table-cell table:formula="of:=IF(COUNTIF([.A181:.A386];[.A18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96645b96af8fc877577635898714738 <text:s/></text:p>
          </table:table-cell>
          <table:table-cell office:value-type="string" calcext:value-type="string">
            <text:p>TrainsUK1_2</text:p>
          </table:table-cell>
          <table:table-cell table:formula="of:=IF(COUNTIF([.A182:.A387];[.A18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edf95b42ca06da29237e45350acd12d <text:s/></text:p>
          </table:table-cell>
          <table:table-cell office:value-type="string" calcext:value-type="string">
            <text:p>TrainsUK1_3</text:p>
          </table:table-cell>
          <table:table-cell table:formula="of:=IF(COUNTIF([.A183:.A388];[.A18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552705940dbd506a120cebde050729e <text:s/></text:p>
          </table:table-cell>
          <table:table-cell office:value-type="string" calcext:value-type="string">
            <text:p>TrainsUK1_4</text:p>
          </table:table-cell>
          <table:table-cell table:formula="of:=IF(COUNTIF([.A184:.A389];[.A18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d19155ff21a33f04919018dcf66663a <text:s/></text:p>
          </table:table-cell>
          <table:table-cell office:value-type="string" calcext:value-type="string">
            <text:p>TrainsUK2_1</text:p>
          </table:table-cell>
          <table:table-cell table:formula="of:=IF(COUNTIF([.A185:.A390];[.A18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2ed0cb7041226d1d1197179d7603ab1 <text:s/></text:p>
          </table:table-cell>
          <table:table-cell office:value-type="string" calcext:value-type="string">
            <text:p>TrainsUK2_2</text:p>
          </table:table-cell>
          <table:table-cell table:formula="of:=IF(COUNTIF([.A186:.A391];[.A18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052bbcd3c1264a320d149042f99eb921 <text:s/></text:p>
          </table:table-cell>
          <table:table-cell office:value-type="string" calcext:value-type="string">
            <text:p>Uberlandia_1</text:p>
          </table:table-cell>
          <table:table-cell table:formula="of:=IF(COUNTIF([.A187:.A392];[.A18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f49731c4f91800308ff5d0c44dee7a <text:s/></text:p>
          </table:table-cell>
          <table:table-cell office:value-type="string" calcext:value-type="string">
            <text:p>USCensus_1</text:p>
          </table:table-cell>
          <table:table-cell table:formula="of:=IF(COUNTIF([.A188:.A393];[.A18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51845f7fe7583e32a7ddbdae0febf5a <text:s/></text:p>
          </table:table-cell>
          <table:table-cell office:value-type="string" calcext:value-type="string">
            <text:p>USCensus_2</text:p>
          </table:table-cell>
          <table:table-cell table:formula="of:=IF(COUNTIF([.A189:.A394];[.A18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401766d01bbc6328d23645ddb7d5669 <text:s/></text:p>
          </table:table-cell>
          <table:table-cell office:value-type="string" calcext:value-type="string">
            <text:p>USCensus_3</text:p>
          </table:table-cell>
          <table:table-cell table:formula="of:=IF(COUNTIF([.A190:.A395];[.A19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8d87a7e91ef90602495dd969e3f599b <text:s/></text:p>
          </table:table-cell>
          <table:table-cell office:value-type="string" calcext:value-type="string">
            <text:p>Wins_1</text:p>
          </table:table-cell>
          <table:table-cell table:formula="of:=IF(COUNTIF([.A191:.A396];[.A19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2f80bc74740ae0bb4647111a9105cea <text:s/></text:p>
          </table:table-cell>
          <table:table-cell office:value-type="string" calcext:value-type="string">
            <text:p>Wins_2</text:p>
          </table:table-cell>
          <table:table-cell table:formula="of:=IF(COUNTIF([.A192:.A397];[.A19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6ddfcdb90cd15a6a6ae2f0eefc53c0e <text:s/></text:p>
          </table:table-cell>
          <table:table-cell office:value-type="string" calcext:value-type="string">
            <text:p>Wins_3</text:p>
          </table:table-cell>
          <table:table-cell table:formula="of:=IF(COUNTIF([.A193:.A398];[.A19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7b64d78302e9a8cc335112c51f7a696 <text:s/></text:p>
          </table:table-cell>
          <table:table-cell office:value-type="string" calcext:value-type="string">
            <text:p>Wins_4</text:p>
          </table:table-cell>
          <table:table-cell table:formula="of:=IF(COUNTIF([.A194:.A399];[.A19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4fa9fdf67c9101268b1486311fc32b82 <text:s/></text:p>
          </table:table-cell>
          <table:table-cell office:value-type="string" calcext:value-type="string">
            <text:p>YaleLanguages_1</text:p>
          </table:table-cell>
          <table:table-cell table:formula="of:=IF(COUNTIF([.A195:.A400];[.A19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3ada87c87975e6dbc93ea1c7ecb17a2 <text:s/></text:p>
          </table:table-cell>
          <table:table-cell office:value-type="string" calcext:value-type="string">
            <text:p>YaleLanguages_2</text:p>
          </table:table-cell>
          <table:table-cell table:formula="of:=IF(COUNTIF([.A196:.A401];[.A19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9e333bb0a4eba6e59b3a166588b51e70 <text:s/></text:p>
          </table:table-cell>
          <table:table-cell office:value-type="string" calcext:value-type="string">
            <text:p>YaleLanguages_3</text:p>
          </table:table-cell>
          <table:table-cell table:formula="of:=IF(COUNTIF([.A197:.A402];[.A197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6e166acd3b6c7159ea9f51a533c979e2 <text:s/></text:p>
          </table:table-cell>
          <table:table-cell office:value-type="string" calcext:value-type="string">
            <text:p>YaleLanguages_4</text:p>
          </table:table-cell>
          <table:table-cell table:formula="of:=IF(COUNTIF([.A198:.A403];[.A198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2657b2813ee470d0e4c71a81fb2a219b <text:s/></text:p>
          </table:table-cell>
          <table:table-cell office:value-type="string" calcext:value-type="string">
            <text:p>YaleLanguages_5</text:p>
          </table:table-cell>
          <table:table-cell table:formula="of:=IF(COUNTIF([.A199:.A404];[.A199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9ec04eb37ceeec4ae28e9c0497d37d76 <text:s/></text:p>
          </table:table-cell>
          <table:table-cell office:value-type="string" calcext:value-type="string">
            <text:p>MLB_13</text:p>
          </table:table-cell>
          <table:table-cell table:formula="of:=IF(COUNTIF([.A200:.A405];[.A200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8aadb8ee7e96cd6fd1559add8e6745da <text:s/></text:p>
          </table:table-cell>
          <table:table-cell office:value-type="string" calcext:value-type="string">
            <text:p>MLB_20</text:p>
          </table:table-cell>
          <table:table-cell table:formula="of:=IF(COUNTIF([.A201:.A406];[.A201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3186d9ba8a8c6968296978a8cf358b7 <text:s/></text:p>
          </table:table-cell>
          <table:table-cell office:value-type="string" calcext:value-type="string">
            <text:p>MLB_36</text:p>
          </table:table-cell>
          <table:table-cell table:formula="of:=IF(COUNTIF([.A202:.A407];[.A202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714c838523e52ec313ad136287e2bd3 <text:s/></text:p>
          </table:table-cell>
          <table:table-cell office:value-type="string" calcext:value-type="string">
            <text:p>MLB_43</text:p>
          </table:table-cell>
          <table:table-cell table:formula="of:=IF(COUNTIF([.A203:.A408];[.A203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6bdb6077f1ef11ee0f96a66357c2259 <text:s/></text:p>
          </table:table-cell>
          <table:table-cell office:value-type="string" calcext:value-type="string">
            <text:p>MLB_47</text:p>
          </table:table-cell>
          <table:table-cell table:formula="of:=IF(COUNTIF([.A204:.A409];[.A204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809a875a5d323c427a6cc6248167823 <text:s/></text:p>
          </table:table-cell>
          <table:table-cell office:value-type="string" calcext:value-type="string">
            <text:p>MLB_50</text:p>
          </table:table-cell>
          <table:table-cell table:formula="of:=IF(COUNTIF([.A205:.A410];[.A205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739c9f63accade949ea042c79d78034b <text:s/></text:p>
          </table:table-cell>
          <table:table-cell office:value-type="string" calcext:value-type="string">
            <text:p>MLB_55</text:p>
          </table:table-cell>
          <table:table-cell table:formula="of:=IF(COUNTIF([.A206:.A411];[.A206])&gt;1;&quot;yes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05f87e7424ccdcbbcbe35b5f279157c <text:s/></text:p>
          </table:table-cell>
          <table:table-cell office:value-type="string" calcext:value-type="string">
            <text:p>MLB_61</text:p>
          </table:table-cell>
          <table:table-cell table:formula="of:=IF(COUNTIF([.A207:.A412];[.A207])&gt;1;&quot;yes&quot;;&quot;no&quot;)" office:value-type="string" office:string-value="no" calcext:value-type="string">
            <text:p>no</text:p>
          </table:table-cell>
          <table:table-cell/>
        </table:table-row>
      </table:table>
      <table:table table:name="Sheet4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_Anunciante</text:p>
          </table:table-cell>
          <table:table-cell office:value-type="float" office:value="6614198" calcext:value-type="float">
            <text:p>6614198</text:p>
          </table:table-cell>
          <table:table-cell office:value-type="float" office:value="617580" calcext:value-type="float">
            <text:p>617580</text:p>
          </table:table-cell>
          <table:table-cell/>
        </table:table-row>
        <table:table-row table:style-name="ro1">
          <table:table-cell office:value-type="string" calcext:value-type="string">
            <text:p>2_Aviso</text:p>
          </table:table-cell>
          <table:table-cell office:value-type="float" office:value="6666134" calcext:value-type="float">
            <text:p>6666134</text:p>
          </table:table-cell>
          <table:table-cell office:value-type="float" office:value="260917" calcext:value-type="float">
            <text:p>260917</text:p>
          </table:table-cell>
          <table:table-cell/>
        </table:table-row>
        <table:table-row table:style-name="ro1">
          <table:table-cell office:value-type="string" calcext:value-type="string">
            <text:p>3_A�o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4_Cadena</text:p>
          </table:table-cell>
          <table:table-cell office:value-type="float" office:value="4193913" calcext:value-type="float">
            <text:p>4193913</text:p>
          </table:table-cell>
          <table:table-cell office:value-type="float" office:value="260428" calcext:value-type="float">
            <text:p>260428</text:p>
          </table:table-cell>
          <table:table-cell/>
        </table:table-row>
        <table:table-row table:style-name="ro1">
          <table:table-cell office:value-type="string" calcext:value-type="string">
            <text:p>5_Categoria</text:p>
          </table:table-cell>
          <table:table-cell office:value-type="float" office:value="9982617" calcext:value-type="float">
            <text:p>9982617</text:p>
          </table:table-cell>
          <table:table-cell office:value-type="float" office:value="557100" calcext:value-type="float">
            <text:p>557100</text:p>
          </table:table-cell>
          <table:table-cell/>
        </table:table-row>
        <table:table-row table:style-name="ro1">
          <table:table-cell office:value-type="string" calcext:value-type="string">
            <text:p>6_Circulacion</text:p>
          </table:table-cell>
          <table:table-cell office:value-type="float" office:value="4193913" calcext:value-type="float">
            <text:p>4193913</text:p>
          </table:table-cell>
          <table:table-cell office:value-type="float" office:value="260428" calcext:value-type="float">
            <text:p>260428</text:p>
          </table:table-cell>
          <table:table-cell/>
        </table:table-row>
        <table:table-row table:style-name="ro1">
          <table:table-cell office:value-type="string" calcext:value-type="string">
            <text:p>7_Codigo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91252" calcext:value-type="float">
            <text:p>591252</text:p>
          </table:table-cell>
          <table:table-cell/>
        </table:table-row>
        <table:table-row table:style-name="ro1">
          <table:table-cell office:value-type="string" calcext:value-type="string">
            <text:p>8_Cols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</table:table-row>
        <table:table-row table:style-name="ro1">
          <table:table-cell office:value-type="string" calcext:value-type="string">
            <text:p>9_Concatenar</text:p>
          </table:table-cell>
          <table:table-cell office:value-type="float" office:value="17188810" calcext:value-type="float">
            <text:p>17188810</text:p>
          </table:table-cell>
          <table:table-cell office:value-type="float" office:value="1591390" calcext:value-type="float">
            <text:p>1591390</text:p>
          </table:table-cell>
          <table:table-cell/>
        </table:table-row>
        <table:table-row table:style-name="ro1">
          <table:table-cell office:value-type="string" calcext:value-type="string">
            <text:p>10_Concatenar</text:p>
          </table:table-cell>
          <table:table-cell office:value-type="float" office:value="21940068" calcext:value-type="float">
            <text:p>21940068</text:p>
          </table:table-cell>
          <table:table-cell office:value-type="float" office:value="1951215" calcext:value-type="float">
            <text:p>1951215</text:p>
          </table:table-cell>
          <table:table-cell/>
        </table:table-row>
        <table:table-row table:style-name="ro1">
          <table:table-cell office:value-type="string" calcext:value-type="string">
            <text:p>11_Corte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</table:table-row>
        <table:table-row table:style-name="ro1">
          <table:table-cell office:value-type="string" calcext:value-type="string">
            <text:p>12_De_Npags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</table:table-row>
        <table:table-row table:style-name="ro1">
          <table:table-cell office:value-type="string" calcext:value-type="string">
            <text:p>13_Dia_Semana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</table:table-row>
        <table:table-row table:style-name="ro1">
          <table:table-cell office:value-type="string" calcext:value-type="string">
            <text:p>14_Disco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</table:table-row>
        <table:table-row table:style-name="ro1">
          <table:table-cell office:value-type="string" calcext:value-type="string">
            <text:p>15_Duracion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</table:table-row>
        <table:table-row table:style-name="ro1">
          <table:table-cell office:value-type="string" calcext:value-type="string">
            <text:p>16_Est</text:p>
          </table:table-cell>
          <table:table-cell office:value-type="float" office:value="4166724" calcext:value-type="float">
            <text:p>4166724</text:p>
          </table:table-cell>
          <table:table-cell office:value-type="float" office:value="260287" calcext:value-type="float">
            <text:p>260287</text:p>
          </table:table-cell>
          <table:table-cell/>
        </table:table-row>
        <table:table-row table:style-name="ro1">
          <table:table-cell office:value-type="string" calcext:value-type="string">
            <text:p>18_Franja</text:p>
          </table:table-cell>
          <table:table-cell office:value-type="float" office:value="6493330" calcext:value-type="float">
            <text:p>6493330</text:p>
          </table:table-cell>
          <table:table-cell office:value-type="float" office:value="260600" calcext:value-type="float">
            <text:p>260600</text:p>
          </table:table-cell>
          <table:table-cell/>
        </table:table-row>
        <table:table-row table:style-name="ro1">
          <table:table-cell office:value-type="string" calcext:value-type="string">
            <text:p>19_Genero</text:p>
          </table:table-cell>
          <table:table-cell office:value-type="float" office:value="5647871" calcext:value-type="float">
            <text:p>5647871</text:p>
          </table:table-cell>
          <table:table-cell office:value-type="float" office:value="261100" calcext:value-type="float">
            <text:p>261100</text:p>
          </table:table-cell>
          <table:table-cell/>
        </table:table-row>
        <table:table-row table:style-name="ro1">
          <table:table-cell office:value-type="string" calcext:value-type="string">
            <text:p>20_Holding</text:p>
          </table:table-cell>
          <table:table-cell office:value-type="float" office:value="5980000" calcext:value-type="float">
            <text:p>598000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1_Hora_Pagina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44256" calcext:value-type="float">
            <text:p>544256</text:p>
          </table:table-cell>
          <table:table-cell/>
        </table:table-row>
        <table:table-row table:style-name="ro1">
          <table:table-cell office:value-type="string" calcext:value-type="string">
            <text:p>22_InversionQ</text:p>
          </table:table-cell>
          <table:table-cell table:number-columns-repeated="2" office:value-type="float" office:value="2080000" calcext:value-type="float">
            <text:p>2080000</text:p>
          </table:table-cell>
          <table:table-cell/>
        </table:table-row>
        <table:table-row table:style-name="ro1">
          <table:table-cell office:value-type="string" calcext:value-type="string">
            <text:p>23_InversionUS</text:p>
          </table:table-cell>
          <table:table-cell table:number-columns-repeated="2" office:value-type="float" office:value="2080000" calcext:value-type="float">
            <text:p>2080000</text:p>
          </table:table-cell>
          <table:table-cell/>
        </table:table-row>
        <table:table-row table:style-name="ro1">
          <table:table-cell office:value-type="string" calcext:value-type="string">
            <text:p>24_Marca</text:p>
          </table:table-cell>
          <table:table-cell office:value-type="float" office:value="6452154" calcext:value-type="float">
            <text:p>6452154</text:p>
          </table:table-cell>
          <table:table-cell office:value-type="float" office:value="624819" calcext:value-type="float">
            <text:p>624819</text:p>
          </table:table-cell>
          <table:table-cell/>
        </table:table-row>
        <table:table-row table:style-name="ro1">
          <table:table-cell office:value-type="string" calcext:value-type="string">
            <text:p>25_Medio</text:p>
          </table:table-cell>
          <table:table-cell office:value-type="float" office:value="7131719" calcext:value-type="float">
            <text:p>7131719</text:p>
          </table:table-cell>
          <table:table-cell office:value-type="float" office:value="260268" calcext:value-type="float">
            <text:p>260268</text:p>
          </table:table-cell>
          <table:table-cell/>
        </table:table-row>
        <table:table-row table:style-name="ro1">
          <table:table-cell office:value-type="string" calcext:value-type="string">
            <text:p>26_Mes</text:p>
          </table:table-cell>
          <table:table-cell office:value-type="float" office:value="5980000" calcext:value-type="float">
            <text:p>5980000</text:p>
          </table:table-cell>
          <table:table-cell office:value-type="float" office:value="65051" calcext:value-type="float">
            <text:p>65051</text:p>
          </table:table-cell>
          <table:table-cell/>
        </table:table-row>
        <table:table-row table:style-name="ro1">
          <table:table-cell office:value-type="string" calcext:value-type="string">
            <text:p>27_NumAnuncios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8_Number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9_Plgs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</table:table-row>
        <table:table-row table:style-name="ro1">
          <table:table-cell office:value-type="string" calcext:value-type="string">
            <text:p>30_Posicion_Edicion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</table:table-row>
        <table:table-row table:style-name="ro1">
          <table:table-cell office:value-type="string" calcext:value-type="string">
            <text:p>31_PrimeraLinea</text:p>
          </table:table-cell>
          <table:table-cell office:value-type="float" office:value="16196628" calcext:value-type="float">
            <text:p>16196628</text:p>
          </table:table-cell>
          <table:table-cell office:value-type="float" office:value="1396072" calcext:value-type="float">
            <text:p>1396072</text:p>
          </table:table-cell>
          <table:table-cell/>
        </table:table-row>
        <table:table-row table:style-name="ro1">
          <table:table-cell office:value-type="string" calcext:value-type="string">
            <text:p>32_Producto</text:p>
          </table:table-cell>
          <table:table-cell office:value-type="float" office:value="9033465" calcext:value-type="float">
            <text:p>9033465</text:p>
          </table:table-cell>
          <table:table-cell office:value-type="float" office:value="679896" calcext:value-type="float">
            <text:p>679896</text:p>
          </table:table-cell>
          <table:table-cell/>
        </table:table-row>
        <table:table-row table:style-name="ro1">
          <table:table-cell office:value-type="string" calcext:value-type="string">
            <text:p>33_SEMANA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</table:table-row>
        <table:table-row table:style-name="ro1">
          <table:table-cell office:value-type="string" calcext:value-type="string">
            <text:p>34_Sector</text:p>
          </table:table-cell>
          <table:table-cell office:value-type="float" office:value="8207573" calcext:value-type="float">
            <text:p>8207573</text:p>
          </table:table-cell>
          <table:table-cell office:value-type="float" office:value="262048" calcext:value-type="float">
            <text:p>262048</text:p>
          </table:table-cell>
          <table:table-cell/>
        </table:table-row>
        <table:table-row table:style-name="ro1">
          <table:table-cell office:value-type="string" calcext:value-type="string">
            <text:p>35_Soporte</text:p>
          </table:table-cell>
          <table:table-cell office:value-type="float" office:value="8078070" calcext:value-type="float">
            <text:p>8078070</text:p>
          </table:table-cell>
          <table:table-cell office:value-type="float" office:value="582277" calcext:value-type="float">
            <text:p>582277</text:p>
          </table:table-cell>
          <table:table-cell/>
        </table:table-row>
        <table:table-row table:style-name="ro1">
          <table:table-cell office:value-type="string" calcext:value-type="string">
            <text:p>36_Subsector</text:p>
          </table:table-cell>
          <table:table-cell office:value-type="float" office:value="10273098" calcext:value-type="float">
            <text:p>10273098</text:p>
          </table:table-cell>
          <table:table-cell office:value-type="float" office:value="269173" calcext:value-type="float">
            <text:p>269173</text:p>
          </table:table-cell>
          <table:table-cell/>
        </table:table-row>
        <table:table-row table:style-name="ro1">
          <table:table-cell office:value-type="string" calcext:value-type="string">
            <text:p>37_Unidad</text:p>
          </table:table-cell>
          <table:table-cell office:value-type="float" office:value="4168197" calcext:value-type="float">
            <text:p>4168197</text:p>
          </table:table-cell>
          <table:table-cell office:value-type="float" office:value="260104" calcext:value-type="float">
            <text:p>260104</text:p>
          </table:table-cell>
          <table:table-cell/>
        </table:table-row>
        <table:table-row table:style-name="ro1">
          <table:table-cell office:value-type="string" calcext:value-type="string">
            <text:p>38_VER</text:p>
          </table:table-cell>
          <table:table-cell office:value-type="float" office:value="17188810" calcext:value-type="float">
            <text:p>17188810</text:p>
          </table:table-cell>
          <table:table-cell office:value-type="float" office:value="1591390" calcext:value-type="float">
            <text:p>1591390</text:p>
          </table:table-cell>
          <table:table-cell/>
        </table:table-row>
        <table:table-row table:style-name="ro1">
          <table:table-cell office:value-type="string" calcext:value-type="string">
            <text:p>39_Vehiculo</text:p>
          </table:table-cell>
          <table:table-cell office:value-type="float" office:value="6490160" calcext:value-type="float">
            <text:p>6490160</text:p>
          </table:table-cell>
          <table:table-cell office:value-type="float" office:value="263564" calcext:value-type="float">
            <text:p>263564</text:p>
          </table:table-cell>
          <table:table-cell/>
        </table:table-row>
        <table:table-row table:style-name="ro1">
          <table:table-cell office:value-type="string" calcext:value-type="string">
            <text:p>40_extencion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260144" calcext:value-type="float">
            <text:p>260144</text:p>
          </table:table-cell>
          <table:table-cell/>
        </table:table-row>
        <table:table-row table:style-name="ro1">
          <table:table-cell office:value-type="string" calcext:value-type="string">
            <text:p>41_medio2</text:p>
          </table:table-cell>
          <table:table-cell office:value-type="float" office:value="4680000" calcext:value-type="float">
            <text:p>4680000</text:p>
          </table:table-cell>
          <table:table-cell office:value-type="float" office:value="260160" calcext:value-type="float">
            <text:p>260160</text:p>
          </table:table-cell>
          <table:table-cell/>
        </table:table-row>
        <table:table-row table:style-name="ro1">
          <table:table-cell office:value-type="string" calcext:value-type="string">
            <text:p>42_www1</text:p>
          </table:table-cell>
          <table:table-cell office:value-type="float" office:value="12219969" calcext:value-type="float">
            <text:p>12219969</text:p>
          </table:table-cell>
          <table:table-cell office:value-type="float" office:value="65140" calcext:value-type="float">
            <text:p>65140</text:p>
          </table:table-cell>
          <table:table-cell/>
        </table:table-row>
        <table:table-row table:style-name="ro1">
          <table:table-cell office:value-type="string" calcext:value-type="string">
            <text:p>43_www2</text:p>
          </table:table-cell>
          <table:table-cell office:value-type="float" office:value="17491227" calcext:value-type="float">
            <text:p>17491227</text:p>
          </table:table-cell>
          <table:table-cell office:value-type="float" office:value="260964" calcext:value-type="float">
            <text:p>260964</text:p>
          </table:table-cell>
          <table:table-cell/>
        </table:table-row>
        <table:table-row table:style-name="ro1">
          <table:table-cell/>
          <table:table-cell table:formula="of:=SUM([.B2:.B43])" office:value-type="float" office:value="250578648" calcext:value-type="float">
            <text:p>250578648</text:p>
          </table:table-cell>
          <table:table-cell table:formula="of:=SUM([.C2:.C43])" office:value-type="float" office:value="23357843" calcext:value-type="float">
            <text:p>23357843</text:p>
          </table:table-cell>
          <table:table-cell table:formula="of:=[.B44]/[.C44]" office:value-type="float" office:value="10.7278162628287" calcext:value-type="float">
            <text:p>10.7278162628287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after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bytesper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22_InversionQ</text:p>
          </table:table-cell>
          <table:table-cell table:number-columns-repeated="2" office:value-type="float" office:value="2080000" calcext:value-type="float">
            <text:p>2,080,000</text:p>
          </table:table-cell>
          <table:table-cell table:formula="of:=[.C2]/[.D2]" office:value-type="float" office:value="1" calcext:value-type="float">
            <text:p>1.00</text:p>
          </table:table-cell>
          <table:table-cell table:formula="of:=[.D2]/(4*65000)" office:value-type="float" office:value="8" calcext:value-type="float">
            <text:p>8.00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23_InversionUS</text:p>
          </table:table-cell>
          <table:table-cell table:number-columns-repeated="2" office:value-type="float" office:value="2080000" calcext:value-type="float">
            <text:p>2,080,000</text:p>
          </table:table-cell>
          <table:table-cell table:formula="of:=[.C3]/[.D3]" office:value-type="float" office:value="1" calcext:value-type="float">
            <text:p>1.00</text:p>
          </table:table-cell>
          <table:table-cell table:formula="of:=[.D3]/(4*65000)" office:value-type="float" office:value="8" calcext:value-type="float">
            <text:p>8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10_Concatenar 2</text:p>
          </table:table-cell>
          <table:table-cell office:value-type="float" office:value="21940068" calcext:value-type="float">
            <text:p>21,940,068</text:p>
          </table:table-cell>
          <table:table-cell office:value-type="float" office:value="1951215" calcext:value-type="float">
            <text:p>1,951,215</text:p>
          </table:table-cell>
          <table:table-cell table:formula="of:=[.C4]/[.D4]" office:value-type="float" office:value="11.2443108524688" calcext:value-type="float">
            <text:p>11.24</text:p>
          </table:table-cell>
          <table:table-cell table:formula="of:=[.D4]/(4*65000)" office:value-type="float" office:value="7.50467307692308" calcext:value-type="float">
            <text:p>7.5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9_Concatenar 1</text:p>
          </table:table-cell>
          <table:table-cell office:value-type="float" office:value="17188810" calcext:value-type="float">
            <text:p>17,188,810</text:p>
          </table:table-cell>
          <table:table-cell office:value-type="float" office:value="1591390" calcext:value-type="float">
            <text:p>1,591,390</text:p>
          </table:table-cell>
          <table:table-cell table:formula="of:=[.C5]/[.D5]" office:value-type="float" office:value="10.8011298298971" calcext:value-type="float">
            <text:p>10.80</text:p>
          </table:table-cell>
          <table:table-cell table:formula="of:=[.D5]/(4*65000)" office:value-type="float" office:value="6.12073076923077" calcext:value-type="float">
            <text:p>6.12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8_VER ANUNCIO</text:p>
          </table:table-cell>
          <table:table-cell office:value-type="float" office:value="17188810" calcext:value-type="float">
            <text:p>17,188,810</text:p>
          </table:table-cell>
          <table:table-cell office:value-type="float" office:value="1591390" calcext:value-type="float">
            <text:p>1,591,390</text:p>
          </table:table-cell>
          <table:table-cell table:formula="of:=[.C6]/[.D6]" office:value-type="float" office:value="10.8011298298971" calcext:value-type="float">
            <text:p>10.80</text:p>
          </table:table-cell>
          <table:table-cell table:formula="of:=[.D6]/(4*65000)" office:value-type="float" office:value="6.12073076923077" calcext:value-type="float">
            <text:p>6.12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1_PrimeraLinea</text:p>
          </table:table-cell>
          <table:table-cell office:value-type="float" office:value="16196628" calcext:value-type="float">
            <text:p>16,196,628</text:p>
          </table:table-cell>
          <table:table-cell office:value-type="float" office:value="1396072" calcext:value-type="float">
            <text:p>1,396,072</text:p>
          </table:table-cell>
          <table:table-cell table:formula="of:=[.C7]/[.D7]" office:value-type="float" office:value="11.601570692629" calcext:value-type="float">
            <text:p>11.60</text:p>
          </table:table-cell>
          <table:table-cell table:formula="of:=[.D7]/(4*65000)" office:value-type="float" office:value="5.36950769230769" calcext:value-type="float">
            <text:p>5.37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2_Producto</text:p>
          </table:table-cell>
          <table:table-cell office:value-type="float" office:value="9033465" calcext:value-type="float">
            <text:p>9,033,465</text:p>
          </table:table-cell>
          <table:table-cell office:value-type="float" office:value="679896" calcext:value-type="float">
            <text:p>679,896</text:p>
          </table:table-cell>
          <table:table-cell table:formula="of:=[.C8]/[.D8]" office:value-type="float" office:value="13.2865394119101" calcext:value-type="float">
            <text:p>13.29</text:p>
          </table:table-cell>
          <table:table-cell table:formula="of:=[.D8]/(4*65000)" office:value-type="float" office:value="2.61498461538462" calcext:value-type="float">
            <text:p>2.6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24_Marca</text:p>
          </table:table-cell>
          <table:table-cell office:value-type="float" office:value="6452154" calcext:value-type="float">
            <text:p>6,452,154</text:p>
          </table:table-cell>
          <table:table-cell office:value-type="float" office:value="624819" calcext:value-type="float">
            <text:p>624,819</text:p>
          </table:table-cell>
          <table:table-cell table:formula="of:=[.C9]/[.D9]" office:value-type="float" office:value="10.3264369361367" calcext:value-type="float">
            <text:p>10.33</text:p>
          </table:table-cell>
          <table:table-cell table:formula="of:=[.D9]/(4*65000)" office:value-type="float" office:value="2.40315" calcext:value-type="float">
            <text:p>2.4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1_Anunciante</text:p>
          </table:table-cell>
          <table:table-cell office:value-type="float" office:value="6614198" calcext:value-type="float">
            <text:p>6,614,198</text:p>
          </table:table-cell>
          <table:table-cell office:value-type="float" office:value="617580" calcext:value-type="float">
            <text:p>617,580</text:p>
          </table:table-cell>
          <table:table-cell table:formula="of:=[.C10]/[.D10]" office:value-type="float" office:value="10.7098643090774" calcext:value-type="float">
            <text:p>10.71</text:p>
          </table:table-cell>
          <table:table-cell table:formula="of:=[.D10]/(4*65000)" office:value-type="float" office:value="2.37530769230769" calcext:value-type="float">
            <text:p>2.38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7_Codigo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91252" calcext:value-type="float">
            <text:p>591,252</text:p>
          </table:table-cell>
          <table:table-cell table:formula="of:=[.C11]/[.D11]" office:value-type="float" office:value="1.75897925081015" calcext:value-type="float">
            <text:p>1.76</text:p>
          </table:table-cell>
          <table:table-cell table:formula="of:=[.D11]/(4*65000)" office:value-type="float" office:value="2.27404615384615" calcext:value-type="float">
            <text:p>2.27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5_Soporte</text:p>
          </table:table-cell>
          <table:table-cell office:value-type="float" office:value="8078070" calcext:value-type="float">
            <text:p>8,078,070</text:p>
          </table:table-cell>
          <table:table-cell office:value-type="float" office:value="582277" calcext:value-type="float">
            <text:p>582,277</text:p>
          </table:table-cell>
          <table:table-cell table:formula="of:=[.C12]/[.D12]" office:value-type="float" office:value="13.8732424602037" calcext:value-type="float">
            <text:p>13.87</text:p>
          </table:table-cell>
          <table:table-cell table:formula="of:=[.D12]/(4*65000)" office:value-type="float" office:value="2.23952692307692" calcext:value-type="float">
            <text:p>2.24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5_Categoria</text:p>
          </table:table-cell>
          <table:table-cell office:value-type="float" office:value="9982617" calcext:value-type="float">
            <text:p>9,982,617</text:p>
          </table:table-cell>
          <table:table-cell office:value-type="float" office:value="557100" calcext:value-type="float">
            <text:p>557,100</text:p>
          </table:table-cell>
          <table:table-cell table:formula="of:=[.C13]/[.D13]" office:value-type="float" office:value="17.9188960689284" calcext:value-type="float">
            <text:p>17.92</text:p>
          </table:table-cell>
          <table:table-cell table:formula="of:=[.D13]/(4*65000)" office:value-type="float" office:value="2.14269230769231" calcext:value-type="float">
            <text:p>2.14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21_Hora_Pagina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44256" calcext:value-type="float">
            <text:p>544,256</text:p>
          </table:table-cell>
          <table:table-cell table:formula="of:=[.C14]/[.D14]" office:value-type="float" office:value="1.91086547507056" calcext:value-type="float">
            <text:p>1.91</text:p>
          </table:table-cell>
          <table:table-cell table:formula="of:=[.D14]/(4*65000)" office:value-type="float" office:value="2.09329230769231" calcext:value-type="float">
            <text:p>2.09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8_Cols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20016" calcext:value-type="float">
            <text:p>520,016</text:p>
          </table:table-cell>
          <table:table-cell table:formula="of:=[.C15]/[.D15]" office:value-type="float" office:value="1.99993846343189" calcext:value-type="float">
            <text:p>2.00</text:p>
          </table:table-cell>
          <table:table-cell table:formula="of:=[.D15]/(4*65000)" office:value-type="float" office:value="2.00006153846154" calcext:value-type="float">
            <text:p>2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11_Corte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20016" calcext:value-type="float">
            <text:p>520,016</text:p>
          </table:table-cell>
          <table:table-cell table:formula="of:=[.C16]/[.D16]" office:value-type="float" office:value="1.99993846343189" calcext:value-type="float">
            <text:p>2.00</text:p>
          </table:table-cell>
          <table:table-cell table:formula="of:=[.D16]/(4*65000)" office:value-type="float" office:value="2.00006153846154" calcext:value-type="float">
            <text:p>2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12_De_Npags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20016" calcext:value-type="float">
            <text:p>520,016</text:p>
          </table:table-cell>
          <table:table-cell table:formula="of:=[.C17]/[.D17]" office:value-type="float" office:value="1.99993846343189" calcext:value-type="float">
            <text:p>2.00</text:p>
          </table:table-cell>
          <table:table-cell table:formula="of:=[.D17]/(4*65000)" office:value-type="float" office:value="2.00006153846154" calcext:value-type="float">
            <text:p>2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13_Dia_Semana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20016" calcext:value-type="float">
            <text:p>520,016</text:p>
          </table:table-cell>
          <table:table-cell table:formula="of:=[.C18]/[.D18]" office:value-type="float" office:value="1.99993846343189" calcext:value-type="float">
            <text:p>2.00</text:p>
          </table:table-cell>
          <table:table-cell table:formula="of:=[.D18]/(4*65000)" office:value-type="float" office:value="2.00006153846154" calcext:value-type="float">
            <text:p>2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14_Disco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20016" calcext:value-type="float">
            <text:p>520,016</text:p>
          </table:table-cell>
          <table:table-cell table:formula="of:=[.C19]/[.D19]" office:value-type="float" office:value="1.99993846343189" calcext:value-type="float">
            <text:p>2.00</text:p>
          </table:table-cell>
          <table:table-cell table:formula="of:=[.D19]/(4*65000)" office:value-type="float" office:value="2.00006153846154" calcext:value-type="float">
            <text:p>2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15_Duracion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20016" calcext:value-type="float">
            <text:p>520,016</text:p>
          </table:table-cell>
          <table:table-cell table:formula="of:=[.C20]/[.D20]" office:value-type="float" office:value="1.99993846343189" calcext:value-type="float">
            <text:p>2.00</text:p>
          </table:table-cell>
          <table:table-cell table:formula="of:=[.D20]/(4*65000)" office:value-type="float" office:value="2.00006153846154" calcext:value-type="float">
            <text:p>2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29_Plgs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20016" calcext:value-type="float">
            <text:p>520,016</text:p>
          </table:table-cell>
          <table:table-cell table:formula="of:=[.C21]/[.D21]" office:value-type="float" office:value="1.99993846343189" calcext:value-type="float">
            <text:p>2.00</text:p>
          </table:table-cell>
          <table:table-cell table:formula="of:=[.D21]/(4*65000)" office:value-type="float" office:value="2.00006153846154" calcext:value-type="float">
            <text:p>2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30_Posicion_Edicion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20016" calcext:value-type="float">
            <text:p>520,016</text:p>
          </table:table-cell>
          <table:table-cell table:formula="of:=[.C22]/[.D22]" office:value-type="float" office:value="1.99993846343189" calcext:value-type="float">
            <text:p>2.00</text:p>
          </table:table-cell>
          <table:table-cell table:formula="of:=[.D22]/(4*65000)" office:value-type="float" office:value="2.00006153846154" calcext:value-type="float">
            <text:p>2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33_SEMANA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520016" calcext:value-type="float">
            <text:p>520,016</text:p>
          </table:table-cell>
          <table:table-cell table:formula="of:=[.C23]/[.D23]" office:value-type="float" office:value="1.99993846343189" calcext:value-type="float">
            <text:p>2.00</text:p>
          </table:table-cell>
          <table:table-cell table:formula="of:=[.D23]/(4*65000)" office:value-type="float" office:value="2.00006153846154" calcext:value-type="float">
            <text:p>2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6_Subsector</text:p>
          </table:table-cell>
          <table:table-cell office:value-type="float" office:value="10273098" calcext:value-type="float">
            <text:p>10,273,098</text:p>
          </table:table-cell>
          <table:table-cell office:value-type="float" office:value="269173" calcext:value-type="float">
            <text:p>269,173</text:p>
          </table:table-cell>
          <table:table-cell table:formula="of:=[.C24]/[.D24]" office:value-type="float" office:value="38.1654103494778" calcext:value-type="float">
            <text:p>38.17</text:p>
          </table:table-cell>
          <table:table-cell table:formula="of:=[.D24]/(4*65000)" office:value-type="float" office:value="1.03528076923077" calcext:value-type="float">
            <text:p>1.04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9_Vehiculo</text:p>
          </table:table-cell>
          <table:table-cell office:value-type="float" office:value="6490160" calcext:value-type="float">
            <text:p>6,490,160</text:p>
          </table:table-cell>
          <table:table-cell office:value-type="float" office:value="263564" calcext:value-type="float">
            <text:p>263,564</text:p>
          </table:table-cell>
          <table:table-cell table:formula="of:=[.C25]/[.D25]" office:value-type="float" office:value="24.6246073060054" calcext:value-type="float">
            <text:p>24.62</text:p>
          </table:table-cell>
          <table:table-cell table:formula="of:=[.D25]/(4*65000)" office:value-type="float" office:value="1.01370769230769" calcext:value-type="float">
            <text:p>1.0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4_Sector</text:p>
          </table:table-cell>
          <table:table-cell office:value-type="float" office:value="8207573" calcext:value-type="float">
            <text:p>8,207,573</text:p>
          </table:table-cell>
          <table:table-cell office:value-type="float" office:value="262048" calcext:value-type="float">
            <text:p>262,048</text:p>
          </table:table-cell>
          <table:table-cell table:formula="of:=[.C26]/[.D26]" office:value-type="float" office:value="31.320876328001" calcext:value-type="float">
            <text:p>31.32</text:p>
          </table:table-cell>
          <table:table-cell table:formula="of:=[.D26]/(4*65000)" office:value-type="float" office:value="1.00787692307692" calcext:value-type="float">
            <text:p>1.0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19_Genero</text:p>
          </table:table-cell>
          <table:table-cell office:value-type="float" office:value="5647871" calcext:value-type="float">
            <text:p>5,647,871</text:p>
          </table:table-cell>
          <table:table-cell office:value-type="float" office:value="261100" calcext:value-type="float">
            <text:p>261,100</text:p>
          </table:table-cell>
          <table:table-cell table:formula="of:=[.C27]/[.D27]" office:value-type="float" office:value="21.6310647261586" calcext:value-type="float">
            <text:p>21.63</text:p>
          </table:table-cell>
          <table:table-cell table:formula="of:=[.D27]/(4*65000)" office:value-type="float" office:value="1.00423076923077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43_www2</text:p>
          </table:table-cell>
          <table:table-cell office:value-type="float" office:value="17491227" calcext:value-type="float">
            <text:p>17,491,227</text:p>
          </table:table-cell>
          <table:table-cell office:value-type="float" office:value="260964" calcext:value-type="float">
            <text:p>260,964</text:p>
          </table:table-cell>
          <table:table-cell table:formula="of:=[.C28]/[.D28]" office:value-type="float" office:value="67.0254402906148" calcext:value-type="float">
            <text:p>67.03</text:p>
          </table:table-cell>
          <table:table-cell table:formula="of:=[.D28]/(4*65000)" office:value-type="float" office:value="1.00370769230769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2_Aviso</text:p>
          </table:table-cell>
          <table:table-cell office:value-type="float" office:value="6666134" calcext:value-type="float">
            <text:p>6,666,134</text:p>
          </table:table-cell>
          <table:table-cell office:value-type="float" office:value="260917" calcext:value-type="float">
            <text:p>260,917</text:p>
          </table:table-cell>
          <table:table-cell table:formula="of:=[.C29]/[.D29]" office:value-type="float" office:value="25.5488680308297" calcext:value-type="float">
            <text:p>25.55</text:p>
          </table:table-cell>
          <table:table-cell table:formula="of:=[.D29]/(4*65000)" office:value-type="float" office:value="1.00352692307692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18_Franja</text:p>
          </table:table-cell>
          <table:table-cell office:value-type="float" office:value="6493330" calcext:value-type="float">
            <text:p>6,493,330</text:p>
          </table:table-cell>
          <table:table-cell office:value-type="float" office:value="260600" calcext:value-type="float">
            <text:p>260,600</text:p>
          </table:table-cell>
          <table:table-cell table:formula="of:=[.C30]/[.D30]" office:value-type="float" office:value="24.9168457405986" calcext:value-type="float">
            <text:p>24.92</text:p>
          </table:table-cell>
          <table:table-cell table:formula="of:=[.D30]/(4*65000)" office:value-type="float" office:value="1.00230769230769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4_Cadena</text:p>
          </table:table-cell>
          <table:table-cell office:value-type="float" office:value="4193913" calcext:value-type="float">
            <text:p>4,193,913</text:p>
          </table:table-cell>
          <table:table-cell office:value-type="float" office:value="260428" calcext:value-type="float">
            <text:p>260,428</text:p>
          </table:table-cell>
          <table:table-cell table:formula="of:=[.C31]/[.D31]" office:value-type="float" office:value="16.1039250771806" calcext:value-type="float">
            <text:p>16.10</text:p>
          </table:table-cell>
          <table:table-cell table:formula="of:=[.D31]/(4*65000)" office:value-type="float" office:value="1.00164615384615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6_Circulacion</text:p>
          </table:table-cell>
          <table:table-cell office:value-type="float" office:value="4193913" calcext:value-type="float">
            <text:p>4,193,913</text:p>
          </table:table-cell>
          <table:table-cell office:value-type="float" office:value="260428" calcext:value-type="float">
            <text:p>260,428</text:p>
          </table:table-cell>
          <table:table-cell table:formula="of:=[.C32]/[.D32]" office:value-type="float" office:value="16.1039250771806" calcext:value-type="float">
            <text:p>16.10</text:p>
          </table:table-cell>
          <table:table-cell table:formula="of:=[.D32]/(4*65000)" office:value-type="float" office:value="1.00164615384615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16_Est</text:p>
          </table:table-cell>
          <table:table-cell office:value-type="float" office:value="4166724" calcext:value-type="float">
            <text:p>4,166,724</text:p>
          </table:table-cell>
          <table:table-cell office:value-type="float" office:value="260287" calcext:value-type="float">
            <text:p>260,287</text:p>
          </table:table-cell>
          <table:table-cell table:formula="of:=[.C33]/[.D33]" office:value-type="float" office:value="16.008190958442" calcext:value-type="float">
            <text:p>16.01</text:p>
          </table:table-cell>
          <table:table-cell table:formula="of:=[.D33]/(4*65000)" office:value-type="float" office:value="1.00110384615385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25_Medio</text:p>
          </table:table-cell>
          <table:table-cell office:value-type="float" office:value="7131719" calcext:value-type="float">
            <text:p>7,131,719</text:p>
          </table:table-cell>
          <table:table-cell office:value-type="float" office:value="260268" calcext:value-type="float">
            <text:p>260,268</text:p>
          </table:table-cell>
          <table:table-cell table:formula="of:=[.C34]/[.D34]" office:value-type="float" office:value="27.4014438962915" calcext:value-type="float">
            <text:p>27.40</text:p>
          </table:table-cell>
          <table:table-cell table:formula="of:=[.D34]/(4*65000)" office:value-type="float" office:value="1.00103076923077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41_medio2</text:p>
          </table:table-cell>
          <table:table-cell office:value-type="float" office:value="4680000" calcext:value-type="float">
            <text:p>4,680,000</text:p>
          </table:table-cell>
          <table:table-cell office:value-type="float" office:value="260160" calcext:value-type="float">
            <text:p>260,160</text:p>
          </table:table-cell>
          <table:table-cell table:formula="of:=[.C35]/[.D35]" office:value-type="float" office:value="17.9889298892989" calcext:value-type="float">
            <text:p>17.99</text:p>
          </table:table-cell>
          <table:table-cell table:formula="of:=[.D35]/(4*65000)" office:value-type="float" office:value="1.00061538461538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40_extencion</text:p>
          </table:table-cell>
          <table:table-cell office:value-type="float" office:value="5200000" calcext:value-type="float">
            <text:p>5,200,000</text:p>
          </table:table-cell>
          <table:table-cell office:value-type="float" office:value="260144" calcext:value-type="float">
            <text:p>260,144</text:p>
          </table:table-cell>
          <table:table-cell table:formula="of:=[.C36]/[.D36]" office:value-type="float" office:value="19.9889292084384" calcext:value-type="float">
            <text:p>19.99</text:p>
          </table:table-cell>
          <table:table-cell table:formula="of:=[.D36]/(4*65000)" office:value-type="float" office:value="1.00055384615385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7_Unidad</text:p>
          </table:table-cell>
          <table:table-cell office:value-type="float" office:value="4168197" calcext:value-type="float">
            <text:p>4,168,197</text:p>
          </table:table-cell>
          <table:table-cell office:value-type="float" office:value="260104" calcext:value-type="float">
            <text:p>260,104</text:p>
          </table:table-cell>
          <table:table-cell table:formula="of:=[.C37]/[.D37]" office:value-type="float" office:value="16.0251168763264" calcext:value-type="float">
            <text:p>16.03</text:p>
          </table:table-cell>
          <table:table-cell table:formula="of:=[.D37]/(4*65000)" office:value-type="float" office:value="1.0004" calcext:value-type="float">
            <text:p>1.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42_www1</text:p>
          </table:table-cell>
          <table:table-cell office:value-type="float" office:value="12219969" calcext:value-type="float">
            <text:p>12,219,969</text:p>
          </table:table-cell>
          <table:table-cell office:value-type="float" office:value="65140" calcext:value-type="float">
            <text:p>65,140</text:p>
          </table:table-cell>
          <table:table-cell table:formula="of:=[.C38]/[.D38]" office:value-type="float" office:value="187.595471292601" calcext:value-type="float">
            <text:p>187.60</text:p>
          </table:table-cell>
          <table:table-cell table:formula="of:=[.D38]/(4*65000)" office:value-type="float" office:value="0.250538461538461" calcext:value-type="float">
            <text:p>0.25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26_Mes</text:p>
          </table:table-cell>
          <table:table-cell office:value-type="float" office:value="5980000" calcext:value-type="float">
            <text:p>5,980,000</text:p>
          </table:table-cell>
          <table:table-cell office:value-type="float" office:value="65051" calcext:value-type="float">
            <text:p>65,051</text:p>
          </table:table-cell>
          <table:table-cell table:formula="of:=[.C39]/[.D39]" office:value-type="float" office:value="91.9278719773716" calcext:value-type="float">
            <text:p>91.93</text:p>
          </table:table-cell>
          <table:table-cell table:formula="of:=[.D39]/(4*65000)" office:value-type="float" office:value="0.250196153846154" calcext:value-type="float">
            <text:p>0.25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20_Holding</text:p>
          </table:table-cell>
          <table:table-cell office:value-type="float" office:value="5980000" calcext:value-type="float">
            <text:p>5,980,000</text:p>
          </table:table-cell>
          <table:table-cell office:value-type="float" office:value="28" calcext:value-type="float">
            <text:p>28</text:p>
          </table:table-cell>
          <table:table-cell table:formula="of:=[.C40]/[.D40]" office:value-type="float" office:value="213571.428571429" calcext:value-type="float">
            <text:p>213571.43</text:p>
          </table:table-cell>
          <table:table-cell table:formula="of:=[.D40]/(4*65000)" office:value-type="float" office:value="0.000107692307692308" calcext:value-type="float">
            <text:p>0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3_A�o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16" calcext:value-type="float">
            <text:p>16</text:p>
          </table:table-cell>
          <table:table-cell table:formula="of:=[.C41]/[.D41]" office:value-type="float" office:value="65000" calcext:value-type="float">
            <text:p>65000.00</text:p>
          </table:table-cell>
          <table:table-cell table:formula="of:=[.D41]/(4*65000)" office:value-type="float" office:value="0.0000615384615384615" calcext:value-type="float">
            <text:p>0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27_NumAnuncios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16" calcext:value-type="float">
            <text:p>16</text:p>
          </table:table-cell>
          <table:table-cell table:formula="of:=[.C42]/[.D42]" office:value-type="float" office:value="65000" calcext:value-type="float">
            <text:p>65000.00</text:p>
          </table:table-cell>
          <table:table-cell table:formula="of:=[.D42]/(4*65000)" office:value-type="float" office:value="0.0000615384615384615" calcext:value-type="float">
            <text:p>0.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28_Number of Records</text:p>
          </table:table-cell>
          <table:table-cell office:value-type="float" office:value="1040000" calcext:value-type="float">
            <text:p>1,040,000</text:p>
          </table:table-cell>
          <table:table-cell office:value-type="float" office:value="16" calcext:value-type="float">
            <text:p>16</text:p>
          </table:table-cell>
          <table:table-cell table:formula="of:=[.C43]/[.D43]" office:value-type="float" office:value="65000" calcext:value-type="float">
            <text:p>65000.00</text:p>
          </table:table-cell>
          <table:table-cell table:formula="of:=[.D43]/(4*65000)" office:value-type="float" office:value="0.0000615384615384615" calcext:value-type="float">
            <text:p>0.00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fore</text:p>
          </table:table-cell>
          <table:table-cell table:style-name="ce1" office:value-type="string" calcext:value-type="string">
            <text:p>after</text:p>
          </table:table-cell>
          <table:table-cell table:style-name="ce1"/>
          <table:table-cell table:style-name="ce1" office:value-type="string" calcext:value-type="string">
            <text:p>after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22_InversionQ</text:p>
          </table:table-cell>
          <table:table-cell table:number-columns-repeated="2" office:value-type="float" office:value="2080000" calcext:value-type="float">
            <text:p>2080000</text:p>
          </table:table-cell>
          <table:table-cell office:value-type="string" calcext:value-type="string">
            <text:p>DEZD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250" calcext:value-type="float">
            <text:p>250</text:p>
          </table:table-cell>
          <table:table-cell office:value-type="float" office:value="1950" calcext:value-type="float">
            <text:p>195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23_InversionUS</text:p>
          </table:table-cell>
          <table:table-cell table:number-columns-repeated="2" office:value-type="float" office:value="2080000" calcext:value-type="float">
            <text:p>2080000</text:p>
          </table:table-cell>
          <table:table-cell office:value-type="string" calcext:value-type="string">
            <text:p>DEZD</text:p>
          </table:table-cell>
          <table:table-cell office:value-type="float" office:value="3" calcext:value-type="float">
            <text:p>3</text:p>
          </table:table-cell>
          <table:table-cell office:value-type="float" office:value="329.26" calcext:value-type="float">
            <text:p>329.26</text:p>
          </table:table-cell>
          <table:table-cell office:value-type="float" office:value="169.57" calcext:value-type="float">
            <text:p>169.57</text:p>
          </table:table-cell>
          <table:table-cell office:value-type="float" office:value="0" calcext:value-type="float">
            <text:p>0</text:p>
          </table:table-cell>
          <table:table-cell office:value-type="float" office:value="224.44" calcext:value-type="float">
            <text:p>224.44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10_Concatenar 2</text:p>
          </table:table-cell>
          <table:table-cell office:value-type="float" office:value="21940068" calcext:value-type="float">
            <text:p>21940068</text:p>
          </table:table-cell>
          <table:table-cell office:value-type="float" office:value="1951215" calcext:value-type="float">
            <text:p>1951215</text:p>
          </table:table-cell>
          <table:table-cell office:value-type="string" calcext:value-type="string">
            <text:p>TZ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p://spotsftpgua:Ftpgu4t3m4l4@181.48.50.21/TV_GUA//DISCO/33027.wmv</text:p>
          </table:table-cell>
          <table:table-cell office:value-type="string" calcext:value-type="string">
            <text:p>ftp://spotsftpgua:Ftpgu4t3m4l4@181.48.50.21/PRENSA_GUA/DISCO1/1233376.JPG</text:p>
          </table:table-cell>
          <table:table-cell office:value-type="string" calcext:value-type="string">
            <text:p>ftp://spotsftpgua:Ftpgu4t3m4l4@181.48.50.21/TV_GUA/DISCO132/75641.wmv</text:p>
          </table:table-cell>
          <table:table-cell office:value-type="string" calcext:value-type="string">
            <text:p>ftp://spotsftpgua:Ftpgu4t3m4l4@181.48.50.21/TV_GUA/DISCO130/74080.wmv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9_Concatenar 1</text:p>
          </table:table-cell>
          <table:table-cell office:value-type="float" office:value="17188810" calcext:value-type="float">
            <text:p>17188810</text:p>
          </table:table-cell>
          <table:table-cell office:value-type="float" office:value="1591390" calcext:value-type="float">
            <text:p>1591390</text:p>
          </table:table-cell>
          <table:table-cell office:value-type="string" calcext:value-type="string">
            <text:p>TZ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204.51.113.172/videosgt/CB/DISCO/33027.wmv</text:p>
          </table:table-cell>
          <table:table-cell office:value-type="string" calcext:value-type="string">
            <text:p>http://204.51.113.172/videosgt/PR/DISCO0/1234761.JPG</text:p>
          </table:table-cell>
          <table:table-cell office:value-type="string" calcext:value-type="string">
            <text:p>http://204.51.113.172/videosgt/RD/DISCO27/87780.MP3</text:p>
          </table:table-cell>
          <table:table-cell office:value-type="string" calcext:value-type="string">
            <text:p>http://204.51.113.172/videosgt/CB/DISCO/10555.wmv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8_VER ANUNCIO</text:p>
          </table:table-cell>
          <table:table-cell office:value-type="float" office:value="17188810" calcext:value-type="float">
            <text:p>17188810</text:p>
          </table:table-cell>
          <table:table-cell office:value-type="float" office:value="1591390" calcext:value-type="float">
            <text:p>1591390</text:p>
          </table:table-cell>
          <table:table-cell office:value-type="string" calcext:value-type="string">
            <text:p>TZ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204.51.113.172/videosgt/TV/DISCO131/74736.wmv</text:p>
          </table:table-cell>
          <table:table-cell office:value-type="string" calcext:value-type="string">
            <text:p>http://204.51.113.172/videosgt/TV/DISCO131/74456.wmv</text:p>
          </table:table-cell>
          <table:table-cell office:value-type="string" calcext:value-type="string">
            <text:p>http://204.51.113.172/videosgt/TV/DISCO/3950.wmv</text:p>
          </table:table-cell>
          <table:table-cell office:value-type="string" calcext:value-type="string">
            <text:p>http://204.51.113.172/videosgt/CB/DISCO/33017.wmv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1_PrimeraLinea</text:p>
          </table:table-cell>
          <table:table-cell office:value-type="float" office:value="16196628" calcext:value-type="float">
            <text:p>16196628</text:p>
          </table:table-cell>
          <table:table-cell office:value-type="float" office:value="1396072" calcext:value-type="float">
            <text:p>1396072</text:p>
          </table:table-cell>
          <table:table-cell office:value-type="string" calcext:value-type="string">
            <text:p>TZ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 PRESENTA SU PLANILLA DEL IVA POR MEDIOS ELECTRONICOS PUEDE GANAR HASTA DIEZ</text:p>
          </table:table-cell>
          <table:table-cell office:value-type="string" calcext:value-type="string">
            <text:p>COMPRAR CON LA TROPI AVAL Y BANCO UNO, EN ESTAS FIESTAS SI TE TRAE CUENTA, CUENT</text:p>
          </table:table-cell>
          <table:table-cell office:value-type="string" calcext:value-type="string">
            <text:p>NEUMONIL FORTE CORTA LOS SINTOMAS DE LA GRIPE DESDE LA PRIMER MOLESTIA</text:p>
          </table:table-cell>
          <table:table-cell office:value-type="string" calcext:value-type="string">
            <text:p>GRACIAS GUATEMALA POR PARTICIPAR, BANCO UNO AGRADECE A TODOS SUS FIELES CLIENTES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2_Producto</text:p>
          </table:table-cell>
          <table:table-cell office:value-type="float" office:value="9033465" calcext:value-type="float">
            <text:p>9033465</text:p>
          </table:table-cell>
          <table:table-cell office:value-type="float" office:value="679896" calcext:value-type="float">
            <text:p>679896</text:p>
          </table:table-cell>
          <table:table-cell office:value-type="string" calcext:value-type="string">
            <text:p>TZ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OVERY CHANNEL ANUNCIOS DE CANAL</text:p>
          </table:table-cell>
          <table:table-cell office:value-type="string" calcext:value-type="string">
            <text:p>CANAL 13, ANUNCIOS DE CANAL</text:p>
          </table:table-cell>
          <table:table-cell office:value-type="string" calcext:value-type="string">
            <text:p>POMADA GMS</text:p>
          </table:table-cell>
          <table:table-cell office:value-type="string" calcext:value-type="string">
            <text:p>BANTRAB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24_Marca</text:p>
          </table:table-cell>
          <table:table-cell office:value-type="float" office:value="6452154" calcext:value-type="float">
            <text:p>6452154</text:p>
          </table:table-cell>
          <table:table-cell office:value-type="float" office:value="624819" calcext:value-type="float">
            <text:p>624819</text:p>
          </table:table-cell>
          <table:table-cell office:value-type="string" calcext:value-type="string">
            <text:p>TZ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L 13</text:p>
          </table:table-cell>
          <table:table-cell office:value-type="string" calcext:value-type="string">
            <text:p>HORCHATA B&amp;B</text:p>
          </table:table-cell>
          <table:table-cell office:value-type="string" calcext:value-type="string">
            <text:p>CAMPER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1_Anunciante</text:p>
          </table:table-cell>
          <table:table-cell office:value-type="float" office:value="6614198" calcext:value-type="float">
            <text:p>6614198</text:p>
          </table:table-cell>
          <table:table-cell office:value-type="float" office:value="617580" calcext:value-type="float">
            <text:p>617580</text:p>
          </table:table-cell>
          <table:table-cell office:value-type="string" calcext:value-type="string">
            <text:p>TZ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RING PLOUGH</text:p>
          </table:table-cell>
          <table:table-cell office:value-type="string" calcext:value-type="string">
            <text:p>CARTOON NETWORK</text:p>
          </table:table-cell>
          <table:table-cell office:value-type="string" calcext:value-type="string">
            <text:p>JOYAS ARIN</text:p>
          </table:table-cell>
          <table:table-cell office:value-type="string" calcext:value-type="string">
            <text:p>LA LECTURA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7_Codigo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91252" calcext:value-type="float">
            <text:p>591252</text:p>
          </table:table-cell>
          <table:table-cell office:value-type="string" calcext:value-type="string">
            <text:p>BITP</text:p>
          </table:table-cell>
          <table:table-cell office:value-type="float" office:value="1.5" calcext:value-type="float">
            <text:p>1.5</text:p>
          </table:table-cell>
          <table:table-cell office:value-type="float" office:value="72864" calcext:value-type="float">
            <text:p>72864</text:p>
          </table:table-cell>
          <table:table-cell office:value-type="float" office:value="33169" calcext:value-type="float">
            <text:p>33169</text:p>
          </table:table-cell>
          <table:table-cell office:value-type="float" office:value="6946" calcext:value-type="float">
            <text:p>6946</text:p>
          </table:table-cell>
          <table:table-cell office:value-type="float" office:value="75300" calcext:value-type="float">
            <text:p>7530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5_Soporte</text:p>
          </table:table-cell>
          <table:table-cell office:value-type="float" office:value="8078070" calcext:value-type="float">
            <text:p>8078070</text:p>
          </table:table-cell>
          <table:table-cell office:value-type="float" office:value="582277" calcext:value-type="float">
            <text:p>582277</text:p>
          </table:table-cell>
          <table:table-cell office:value-type="string" calcext:value-type="string">
            <text:p>TZ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 QUE CALLAMOS LAS MUJERES</text:p>
          </table:table-cell>
          <table:table-cell office:value-type="string" calcext:value-type="string">
            <text:p>LA FEA MAS BELLA</text:p>
          </table:table-cell>
          <table:table-cell office:value-type="string" calcext:value-type="string">
            <text:p>SOUTH PARK</text:p>
          </table:table-cell>
          <table:table-cell office:value-type="string" calcext:value-type="string">
            <text:p>Internacional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5_Categoria</text:p>
          </table:table-cell>
          <table:table-cell office:value-type="float" office:value="9982617" calcext:value-type="float">
            <text:p>9982617</text:p>
          </table:table-cell>
          <table:table-cell office:value-type="float" office:value="557100" calcext:value-type="float">
            <text:p>557100</text:p>
          </table:table-cell>
          <table:table-cell office:value-type="string" calcext:value-type="string">
            <text:p>TZ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AS TELEVISIVOS</text:p>
          </table:table-cell>
          <table:table-cell office:value-type="string" calcext:value-type="string">
            <text:p>DESODORANTES</text:p>
          </table:table-cell>
          <table:table-cell office:value-type="string" calcext:value-type="string">
            <text:p>SUPLEMENTOS ALIMENTICIOSPROGRAMAS TELEVISIVOS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21_Hora_Pagina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44256" calcext:value-type="float">
            <text:p>544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2100" calcext:value-type="float">
            <text:p>172100</text:p>
          </table:table-cell>
          <table:table-cell office:value-type="float" office:value="91600" calcext:value-type="float">
            <text:p>91600</text:p>
          </table:table-cell>
          <table:table-cell office:value-type="float" office:value="151700" calcext:value-type="float">
            <text:p>151700</text:p>
          </table:table-cell>
          <table:table-cell office:value-type="float" office:value="120100" calcext:value-type="float">
            <text:p>12010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8_Cols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11_Corte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12_De_Npags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13_Dia_Semana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14_Disco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15_Duracion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29_Plgs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30_Posicion_Edicion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33_SEMANA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20016" calcext:value-type="float">
            <text:p>52001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6_Subsector</text:p>
          </table:table-cell>
          <table:table-cell office:value-type="float" office:value="10273098" calcext:value-type="float">
            <text:p>10273098</text:p>
          </table:table-cell>
          <table:table-cell office:value-type="float" office:value="269173" calcext:value-type="float">
            <text:p>269173</text:p>
          </table:table-cell>
          <table:table-cell table:number-columns-repeated="2"/>
          <table:table-cell office:value-type="string" calcext:value-type="string">
            <text:p>VARIOS</text:p>
          </table:table-cell>
          <table:table-cell office:value-type="string" calcext:value-type="string">
            <text:p>ESPECTACULOS Y ENTRETENIMIENTO</text:p>
          </table:table-cell>
          <table:table-cell table:number-columns-repeated="2" office:value-type="string" calcext:value-type="string">
            <text:p>RADIO Y TELE TRANSMISIONES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9_Vehiculo</text:p>
          </table:table-cell>
          <table:table-cell office:value-type="float" office:value="6490160" calcext:value-type="float">
            <text:p>6490160</text:p>
          </table:table-cell>
          <table:table-cell office:value-type="float" office:value="263564" calcext:value-type="float">
            <text:p>263564</text:p>
          </table:table-cell>
          <table:table-cell table:number-columns-repeated="2"/>
          <table:table-cell office:value-type="string" calcext:value-type="string">
            <text:p>CT- CARTOON</text:p>
          </table:table-cell>
          <table:table-cell office:value-type="string" calcext:value-type="string">
            <text:p>KE BUENA</text:p>
          </table:table-cell>
          <table:table-cell office:value-type="string" calcext:value-type="string">
            <text:p>CANAL 3</text:p>
          </table:table-cell>
          <table:table-cell office:value-type="string" calcext:value-type="string">
            <text:p>CANAL 1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4_Sector</text:p>
          </table:table-cell>
          <table:table-cell office:value-type="float" office:value="8207573" calcext:value-type="float">
            <text:p>8207573</text:p>
          </table:table-cell>
          <table:table-cell office:value-type="float" office:value="262048" calcext:value-type="float">
            <text:p>262048</text:p>
          </table:table-cell>
          <table:table-cell table:number-columns-repeated="2"/>
          <table:table-cell office:value-type="string" calcext:value-type="string">
            <text:p>TIENDAS Y ESTABLECIMIENTOS</text:p>
          </table:table-cell>
          <table:table-cell office:value-type="string" calcext:value-type="string">
            <text:p>VESTUARIO Y CUIDADO PERSONAL</text:p>
          </table:table-cell>
          <table:table-cell office:value-type="string" calcext:value-type="string">
            <text:p>COMUNICACIONES</text:p>
          </table:table-cell>
          <table:table-cell office:value-type="string" calcext:value-type="string">
            <text:p>FINANCIERO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19_Genero</text:p>
          </table:table-cell>
          <table:table-cell office:value-type="float" office:value="5647871" calcext:value-type="float">
            <text:p>5647871</text:p>
          </table:table-cell>
          <table:table-cell office:value-type="float" office:value="261100" calcext:value-type="float">
            <text:p>261100</text:p>
          </table:table-cell>
          <table:table-cell table:number-columns-repeated="2"/>
          <table:table-cell office:value-type="string" calcext:value-type="string">
            <text:p>PELICUL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43_www2</text:p>
          </table:table-cell>
          <table:table-cell office:value-type="float" office:value="17491227" calcext:value-type="float">
            <text:p>17491227</text:p>
          </table:table-cell>
          <table:table-cell office:value-type="float" office:value="260964" calcext:value-type="float">
            <text:p>260964</text:p>
          </table:table-cell>
          <table:table-cell table:number-columns-repeated="2"/>
          <table:table-cell table:number-columns-repeated="3" office:value-type="string" calcext:value-type="string">
            <text:p>ftp://spotsftpgua:Ftpgu4t3m4l4@181.48.50.21/TV_GUA</text:p>
          </table:table-cell>
          <table:table-cell office:value-type="string" calcext:value-type="string">
            <text:p>ftp://spotsftpgua:Ftpgu4t3m4l4@181.48.50.21/TV_GUA/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2_Aviso</text:p>
          </table:table-cell>
          <table:table-cell office:value-type="float" office:value="6666134" calcext:value-type="float">
            <text:p>6666134</text:p>
          </table:table-cell>
          <table:table-cell office:value-type="float" office:value="260917" calcext:value-type="float">
            <text:p>260917</text:p>
          </table:table-cell>
          <table:table-cell table:number-columns-repeated="2"/>
          <table:table-cell table:number-columns-repeated="4" office:value-type="string" calcext:value-type="string">
            <text:p>COMERCIAL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18_Franja</text:p>
          </table:table-cell>
          <table:table-cell office:value-type="float" office:value="6493330" calcext:value-type="float">
            <text:p>6493330</text:p>
          </table:table-cell>
          <table:table-cell office:value-type="float" office:value="260600" calcext:value-type="float">
            <text:p>260600</text:p>
          </table:table-cell>
          <table:table-cell table:number-columns-repeated="2"/>
          <table:table-cell office:value-type="string" calcext:value-type="string">
            <text:p>Late: 22:30 A 24:00</text:p>
          </table:table-cell>
          <table:table-cell office:value-type="string" calcext:value-type="string">
            <text:p>Day: 06:00 A 12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4_Cadena</text:p>
          </table:table-cell>
          <table:table-cell office:value-type="float" office:value="4193913" calcext:value-type="float">
            <text:p>4193913</text:p>
          </table:table-cell>
          <table:table-cell office:value-type="float" office:value="260428" calcext:value-type="float">
            <text:p>260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6_Circulacion</text:p>
          </table:table-cell>
          <table:table-cell office:value-type="float" office:value="4193913" calcext:value-type="float">
            <text:p>4193913</text:p>
          </table:table-cell>
          <table:table-cell office:value-type="float" office:value="260428" calcext:value-type="float">
            <text:p>260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16_Est</text:p>
          </table:table-cell>
          <table:table-cell office:value-type="float" office:value="4166724" calcext:value-type="float">
            <text:p>4166724</text:p>
          </table:table-cell>
          <table:table-cell office:value-type="float" office:value="260287" calcext:value-type="float">
            <text:p>260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25_Medio</text:p>
          </table:table-cell>
          <table:table-cell office:value-type="float" office:value="7131719" calcext:value-type="float">
            <text:p>7131719</text:p>
          </table:table-cell>
          <table:table-cell office:value-type="float" office:value="260268" calcext:value-type="float">
            <text:p>260268</text:p>
          </table:table-cell>
          <table:table-cell table:number-columns-repeated="2"/>
          <table:table-cell office:value-type="string" calcext:value-type="string">
            <text:p>TELEVISION NACIONAL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ABLE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41_medio2</text:p>
          </table:table-cell>
          <table:table-cell office:value-type="float" office:value="4680000" calcext:value-type="float">
            <text:p>4680000</text:p>
          </table:table-cell>
          <table:table-cell office:value-type="float" office:value="260160" calcext:value-type="float">
            <text:p>260160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number-columns-repeated="3"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40_extencion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260144" calcext:value-type="float">
            <text:p>260144</text:p>
          </table:table-cell>
          <table:table-cell table:number-columns-repeated="2"/>
          <table:table-cell table:number-columns-repeated="4" office:value-type="string" calcext:value-type="string">
            <text:p>.wmv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37_Unidad</text:p>
          </table:table-cell>
          <table:table-cell office:value-type="float" office:value="4168197" calcext:value-type="float">
            <text:p>4168197</text:p>
          </table:table-cell>
          <table:table-cell office:value-type="float" office:value="260104" calcext:value-type="float">
            <text:p>260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42_www1</text:p>
          </table:table-cell>
          <table:table-cell office:value-type="float" office:value="12219969" calcext:value-type="float">
            <text:p>12219969</text:p>
          </table:table-cell>
          <table:table-cell office:value-type="float" office:value="65140" calcext:value-type="float">
            <text:p>65140</text:p>
          </table:table-cell>
          <table:table-cell table:number-columns-repeated="2"/>
          <table:table-cell table:number-columns-repeated="4" office:value-type="string" calcext:value-type="string">
            <text:p>http://204.51.113.172/videosgt/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26_Mes</text:p>
          </table:table-cell>
          <table:table-cell office:value-type="float" office:value="5980000" calcext:value-type="float">
            <text:p>5980000</text:p>
          </table:table-cell>
          <table:table-cell office:value-type="float" office:value="65051" calcext:value-type="float">
            <text:p>65051</text:p>
          </table:table-cell>
          <table:table-cell table:number-columns-repeated="2"/>
          <table:table-cell table:number-columns-repeated="3" office:value-type="string" calcext:value-type="string">
            <text:p>01Ene07</text:p>
          </table:table-cell>
          <table:table-cell office:value-type="string" calcext:value-type="string">
            <text:p>02Feb07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20_Holding</text:p>
          </table:table-cell>
          <table:table-cell office:value-type="float" office:value="5980000" calcext:value-type="float">
            <text:p>5980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4" office:value-type="string" calcext:value-type="string">
            <text:p>DIRECTO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3_A�o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4"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27_NumAnuncios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28_Number of Records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B1:Sheet1.D206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Sheet2.B1:Sheet2.D125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md5.A2:md5.C27" table:contains-header="false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Sheet5.A1:Sheet5.F43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Sheet6.A1:Sheet6.J43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1:09:30.664891650</meta:creation-date>
    <dc:date>2019-04-19T17:35:13.526334580</dc:date>
    <meta:editing-duration>PT38M56S</meta:editing-duration>
    <meta:editing-cycles>3</meta:editing-cycles>
    <meta:generator>LibreOffice/6.0.7.3$Linux_X86_64 LibreOffice_project/00m0$Build-3</meta:generator>
    <meta:document-statistic meta:table-count="6" meta:cell-count="2695" meta:object-count="0"/>
  </office:meta>
</office:document-meta>
</file>